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91pt" svg:height="255.26pt" svg:x="916.41pt" svg:y="28.6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5619593" calcext:value-type="float">
            <text:p>2.5619593</text:p>
          </table:table-cell>
          <table:table-cell office:value-type="float" office:value="0.39032626" calcext:value-type="float">
            <text:p>0.39032626</text:p>
          </table:table-cell>
          <table:table-cell table:formula="of:=[.A1]" office:value-type="float" office:value="2.5619593" calcext:value-type="float">
            <text:p>2.5619593</text:p>
          </table:table-cell>
        </table:table-row>
        <table:table-row table:style-name="ro1">
          <table:table-cell office:value-type="float" office:value="0.8285496" calcext:value-type="float">
            <text:p>0.8285496</text:p>
          </table:table-cell>
          <table:table-cell office:value-type="float" office:value="1.2069284" calcext:value-type="float">
            <text:p>1.2069284</text:p>
          </table:table-cell>
          <table:table-cell table:formula="of:=[.C1]+[.A2]" office:value-type="float" office:value="3.3905089" calcext:value-type="float">
            <text:p>3.3905089</text:p>
          </table:table-cell>
        </table:table-row>
        <table:table-row table:style-name="ro1">
          <table:table-cell office:value-type="float" office:value="0.27196154" calcext:value-type="float">
            <text:p>0.27196154</text:p>
          </table:table-cell>
          <table:table-cell office:value-type="float" office:value="3.6769907" calcext:value-type="float">
            <text:p>3.6769907</text:p>
          </table:table-cell>
          <table:table-cell table:formula="of:=[.C2]+[.A3]" office:value-type="float" office:value="3.66247044" calcext:value-type="float">
            <text:p>3.66247044</text:p>
          </table:table-cell>
        </table:table-row>
        <table:table-row table:style-name="ro1">
          <table:table-cell office:value-type="float" office:value="0.18100251" calcext:value-type="float">
            <text:p>0.18100251</text:p>
          </table:table-cell>
          <table:table-cell office:value-type="float" office:value="5.524785" calcext:value-type="float">
            <text:p>5.524785</text:p>
          </table:table-cell>
          <table:table-cell table:formula="of:=[.C3]+[.A4]" office:value-type="float" office:value="3.84347295" calcext:value-type="float">
            <text:p>3.84347295</text:p>
          </table:table-cell>
        </table:table-row>
        <table:table-row table:style-name="ro1">
          <table:table-cell office:value-type="float" office:value="0.14128329" calcext:value-type="float">
            <text:p>0.14128329</text:p>
          </table:table-cell>
          <table:table-cell office:value-type="float" office:value="7.0779777" calcext:value-type="float">
            <text:p>7.0779777</text:p>
          </table:table-cell>
          <table:table-cell table:formula="of:=[.C4]+[.A5]" office:value-type="float" office:value="3.98475624" calcext:value-type="float">
            <text:p>3.98475624</text:p>
          </table:table-cell>
        </table:table-row>
        <table:table-row table:style-name="ro1">
          <table:table-cell office:value-type="float" office:value="0.11967651" calcext:value-type="float">
            <text:p>0.11967651</text:p>
          </table:table-cell>
          <table:table-cell office:value-type="float" office:value="8.355859" calcext:value-type="float">
            <text:p>8.355859</text:p>
          </table:table-cell>
          <table:table-cell table:formula="of:=[.C5]+[.A6]" office:value-type="float" office:value="4.10443275" calcext:value-type="float">
            <text:p>4.10443275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6]+[.A7]" office:value-type="float" office:value="4.210910204" calcext:value-type="float">
            <text:p>4.210910204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7]+[.A8]" office:value-type="float" office:value="4.313237208" calcext:value-type="float">
            <text:p>4.313237208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8]+[.A9]" office:value-type="float" office:value="4.416830708" calcext:value-type="float">
            <text:p>4.416830708</text:p>
          </table:table-cell>
        </table:table-row>
        <table:table-row table:style-name="ro1">
          <table:table-cell office:value-type="float" office:value="0.104798965" calcext:value-type="float">
            <text:p>0.104798965</text:p>
          </table:table-cell>
          <table:table-cell office:value-type="float" office:value="9.542079" calcext:value-type="float">
            <text:p>9.542079</text:p>
          </table:table-cell>
          <table:table-cell table:formula="of:=[.C9]+[.A10]" office:value-type="float" office:value="4.521629673" calcext:value-type="float">
            <text:p>4.521629673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10]+[.A11]" office:value-type="float" office:value="4.627695133" calcext:value-type="float">
            <text:p>4.627695133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11]+[.A12]" office:value-type="float" office:value="4.735149163" calcext:value-type="float">
            <text:p>4.735149163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12]+[.A13]" office:value-type="float" office:value="4.843808663" calcext:value-type="float">
            <text:p>4.843808663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13]+[.A14]" office:value-type="float" office:value="4.953841467" calcext:value-type="float">
            <text:p>4.953841467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14]+[.A15]" office:value-type="float" office:value="5.065140773" calcext:value-type="float">
            <text:p>5.065140773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15]+[.A16]" office:value-type="float" office:value="5.177691323" calcext:value-type="float">
            <text:p>5.177691323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16]+[.A17]" office:value-type="float" office:value="5.291493108" calcext:value-type="float">
            <text:p>5.291493108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17]+[.A18]" office:value-type="float" office:value="5.406286728" calcext:value-type="float">
            <text:p>5.406286728</text:p>
          </table:table-cell>
        </table:table-row>
        <table:table-row table:style-name="ro1">
          <table:table-cell office:value-type="float" office:value="0.11560235" calcext:value-type="float">
            <text:p>0.11560235</text:p>
          </table:table-cell>
          <table:table-cell office:value-type="float" office:value="8.650343" calcext:value-type="float">
            <text:p>8.650343</text:p>
          </table:table-cell>
          <table:table-cell table:formula="of:=[.C18]+[.A19]" office:value-type="float" office:value="5.521889078" calcext:value-type="float">
            <text:p>5.521889078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19]+[.A20]" office:value-type="float" office:value="5.637628758" calcext:value-type="float">
            <text:p>5.637628758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20]+[.A21]" office:value-type="float" office:value="5.753124298" calcext:value-type="float">
            <text:p>5.753124298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21]+[.A22]" office:value-type="float" office:value="5.868238358" calcext:value-type="float">
            <text:p>5.868238358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22]+[.A23]" office:value-type="float" office:value="5.982726798" calcext:value-type="float">
            <text:p>5.982726798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23]+[.A24]" office:value-type="float" office:value="6.097001613" calcext:value-type="float">
            <text:p>6.097001613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24]+[.A25]" office:value-type="float" office:value="6.211505317" calcext:value-type="float">
            <text:p>6.211505317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25]+[.A26]" office:value-type="float" office:value="6.326009021" calcext:value-type="float">
            <text:p>6.326009021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26]+[.A27]" office:value-type="float" office:value="6.440207541" calcext:value-type="float">
            <text:p>6.440207541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27]+[.A28]" office:value-type="float" office:value="6.553719401" calcext:value-type="float">
            <text:p>6.553719401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28]+[.A29]" office:value-type="float" office:value="6.666544611" calcext:value-type="float">
            <text:p>6.666544611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29]+[.A30]" office:value-type="float" office:value="6.778866271" calcext:value-type="float">
            <text:p>6.778866271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30]+[.A31]" office:value-type="float" office:value="6.890409721" calcext:value-type="float">
            <text:p>6.890409721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31]+[.A32]" office:value-type="float" office:value="7.001068151" calcext:value-type="float">
            <text:p>7.001068151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32]+[.A33]" office:value-type="float" office:value="7.111100955" calcext:value-type="float">
            <text:p>7.111100955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33]+[.A34]" office:value-type="float" office:value="7.220798065" calcext:value-type="float">
            <text:p>7.220798065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34]+[.A35]" office:value-type="float" office:value="7.330510435" calcext:value-type="float">
            <text:p>7.330510435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35]+[.A36]" office:value-type="float" office:value="7.440466945" calcext:value-type="float">
            <text:p>7.440466945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36]+[.A37]" office:value-type="float" office:value="7.550850709" calcext:value-type="float">
            <text:p>7.550850709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37]+[.A38]" office:value-type="float" office:value="7.661676985" calcext:value-type="float">
            <text:p>7.661676985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38]+[.A39]" office:value-type="float" office:value="7.772915255" calcext:value-type="float">
            <text:p>7.772915255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39]+[.A40]" office:value-type="float" office:value="7.884794405" calcext:value-type="float">
            <text:p>7.884794405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40]+[.A41]" office:value-type="float" office:value="7.997467025" calcext:value-type="float">
            <text:p>7.997467025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41]+[.A42]" office:value-type="float" office:value="8.110841555" calcext:value-type="float">
            <text:p>8.110841555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42]+[.A43]" office:value-type="float" office:value="8.225024815" calcext:value-type="float">
            <text:p>8.225024815</text:p>
          </table:table-cell>
        </table:table-row>
        <table:table-row table:style-name="ro1">
          <table:table-cell office:value-type="float" office:value="0.11505303" calcext:value-type="float">
            <text:p>0.11505303</text:p>
          </table:table-cell>
          <table:table-cell office:value-type="float" office:value="8.691645" calcext:value-type="float">
            <text:p>8.691645</text:p>
          </table:table-cell>
          <table:table-cell table:formula="of:=[.C43]+[.A44]" office:value-type="float" office:value="8.340077845" calcext:value-type="float">
            <text:p>8.340077845</text:p>
          </table:table-cell>
        </table:table-row>
        <table:table-row table:style-name="ro1">
          <table:table-cell office:value-type="float" office:value="0.11573968" calcext:value-type="float">
            <text:p>0.11573968</text:p>
          </table:table-cell>
          <table:table-cell office:value-type="float" office:value="8.640079" calcext:value-type="float">
            <text:p>8.640079</text:p>
          </table:table-cell>
          <table:table-cell table:formula="of:=[.C44]+[.A45]" office:value-type="float" office:value="8.455817525" calcext:value-type="float">
            <text:p>8.455817525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45]+[.A46]" office:value-type="float" office:value="8.5713741" calcext:value-type="float">
            <text:p>8.5713741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46]+[.A47]" office:value-type="float" office:value="8.68586254" calcext:value-type="float">
            <text:p>8.68586254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47]+[.A48]" office:value-type="float" office:value="8.799649066" calcext:value-type="float">
            <text:p>8.799649066</text:p>
          </table:table-cell>
        </table:table-row>
        <table:table-row table:style-name="ro1">
          <table:table-cell office:value-type="float" office:value="0.11384756" calcext:value-type="float">
            <text:p>0.11384756</text:p>
          </table:table-cell>
          <table:table-cell office:value-type="float" office:value="8.783675" calcext:value-type="float">
            <text:p>8.783675</text:p>
          </table:table-cell>
          <table:table-cell table:formula="of:=[.C48]+[.A49]" office:value-type="float" office:value="8.913496626" calcext:value-type="float">
            <text:p>8.913496626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49]+[.A50]" office:value-type="float" office:value="9.027161082" calcext:value-type="float">
            <text:p>9.027161082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50]+[.A51]" office:value-type="float" office:value="9.139833702" calcext:value-type="float">
            <text:p>9.139833702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51]+[.A52]" office:value-type="float" office:value="9.251529742" calcext:value-type="float">
            <text:p>9.251529742</text:p>
          </table:table-cell>
        </table:table-row>
        <table:table-row table:style-name="ro1">
          <table:table-cell office:value-type="float" office:value="0.11122301" calcext:value-type="float">
            <text:p>0.11122301</text:p>
          </table:table-cell>
          <table:table-cell office:value-type="float" office:value="8.990945" calcext:value-type="float">
            <text:p>8.990945</text:p>
          </table:table-cell>
          <table:table-cell table:formula="of:=[.C52]+[.A53]" office:value-type="float" office:value="9.362752752" calcext:value-type="float">
            <text:p>9.362752752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53]+[.A54]" office:value-type="float" office:value="9.473640062" calcext:value-type="float">
            <text:p>9.473640062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54]+[.A55]" office:value-type="float" office:value="9.583962792" calcext:value-type="float">
            <text:p>9.583962792</text:p>
          </table:table-cell>
        </table:table-row>
        <table:table-row table:style-name="ro1">
          <table:table-cell office:value-type="float" office:value="0.109895475" calcext:value-type="float">
            <text:p>0.109895475</text:p>
          </table:table-cell>
          <table:table-cell office:value-type="float" office:value="9.099556" calcext:value-type="float">
            <text:p>9.099556</text:p>
          </table:table-cell>
          <table:table-cell table:formula="of:=[.C55]+[.A56]" office:value-type="float" office:value="9.693858267" calcext:value-type="float">
            <text:p>9.693858267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56]+[.A57]" office:value-type="float" office:value="9.803524857" calcext:value-type="float">
            <text:p>9.803524857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57]+[.A58]" office:value-type="float" office:value="9.913099887" calcext:value-type="float">
            <text:p>9.913099887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58]+[.A59]" office:value-type="float" office:value="10.022766477" calcext:value-type="float">
            <text:p>10.022766477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59]+[.A60]" office:value-type="float" office:value="10.132616177" calcext:value-type="float">
            <text:p>10.132616177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60]+[.A61]" office:value-type="float" office:value="10.242633723" calcext:value-type="float">
            <text:p>10.242633723</text:p>
          </table:table-cell>
        </table:table-row>
        <table:table-row table:style-name="ro1">
          <table:table-cell office:value-type="float" office:value="0.11042954" calcext:value-type="float">
            <text:p>0.11042954</text:p>
          </table:table-cell>
          <table:table-cell office:value-type="float" office:value="9.055548" calcext:value-type="float">
            <text:p>9.055548</text:p>
          </table:table-cell>
          <table:table-cell table:formula="of:=[.C61]+[.A62]" office:value-type="float" office:value="10.353063263" calcext:value-type="float">
            <text:p>10.353063263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62]+[.A63]" office:value-type="float" office:value="10.463981093" calcext:value-type="float">
            <text:p>10.463981093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63]+[.A64]" office:value-type="float" office:value="10.575188843" calcext:value-type="float">
            <text:p>10.575188843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64]+[.A65]" office:value-type="float" office:value="10.686686513" calcext:value-type="float">
            <text:p>10.686686513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65]+[.A66]" office:value-type="float" office:value="10.798458849" calcext:value-type="float">
            <text:p>10.798458849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66]+[.A67]" office:value-type="float" office:value="10.910734729" calcext:value-type="float">
            <text:p>10.910734729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67]+[.A68]" office:value-type="float" office:value="11.023727783" calcext:value-type="float">
            <text:p>11.023727783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68]+[.A69]" office:value-type="float" office:value="11.137270168" calcext:value-type="float">
            <text:p>11.137270168</text:p>
          </table:table-cell>
        </table:table-row>
        <table:table-row table:style-name="ro1">
          <table:table-cell office:value-type="float" office:value="0.11386282" calcext:value-type="float">
            <text:p>0.11386282</text:p>
          </table:table-cell>
          <table:table-cell office:value-type="float" office:value="8.782498" calcext:value-type="float">
            <text:p>8.782498</text:p>
          </table:table-cell>
          <table:table-cell table:formula="of:=[.C69]+[.A70]" office:value-type="float" office:value="11.251132988" calcext:value-type="float">
            <text:p>11.251132988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70]+[.A71]" office:value-type="float" office:value="11.365362028" calcext:value-type="float">
            <text:p>11.365362028</text:p>
          </table:table-cell>
        </table:table-row>
        <table:table-row table:style-name="ro1">
          <table:table-cell office:value-type="float" office:value="0.11467155" calcext:value-type="float">
            <text:p>0.11467155</text:p>
          </table:table-cell>
          <table:table-cell office:value-type="float" office:value="8.720559" calcext:value-type="float">
            <text:p>8.720559</text:p>
          </table:table-cell>
          <table:table-cell table:formula="of:=[.C71]+[.A72]" office:value-type="float" office:value="11.480033578" calcext:value-type="float">
            <text:p>11.480033578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72]+[.A73]" office:value-type="float" office:value="11.595346008" calcext:value-type="float">
            <text:p>11.595346008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73]+[.A74]" office:value-type="float" office:value="11.711055168" calcext:value-type="float">
            <text:p>11.711055168</text:p>
          </table:table-cell>
        </table:table-row>
        <table:table-row table:style-name="ro1">
          <table:table-cell office:value-type="float" office:value="0.115800716" calcext:value-type="float">
            <text:p>0.115800716</text:p>
          </table:table-cell>
          <table:table-cell office:value-type="float" office:value="8.635525" calcext:value-type="float">
            <text:p>8.635525</text:p>
          </table:table-cell>
          <table:table-cell table:formula="of:=[.C74]+[.A75]" office:value-type="float" office:value="11.826855884" calcext:value-type="float">
            <text:p>11.826855884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75]+[.A76]" office:value-type="float" office:value="11.942381944" calcext:value-type="float">
            <text:p>11.942381944</text:p>
          </table:table-cell>
        </table:table-row>
        <table:table-row table:style-name="ro1">
          <table:table-cell office:value-type="float" office:value="0.11494621" calcext:value-type="float">
            <text:p>0.11494621</text:p>
          </table:table-cell>
          <table:table-cell office:value-type="float" office:value="8.699721" calcext:value-type="float">
            <text:p>8.699721</text:p>
          </table:table-cell>
          <table:table-cell table:formula="of:=[.C76]+[.A77]" office:value-type="float" office:value="12.057328154" calcext:value-type="float">
            <text:p>12.057328154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77]+[.A78]" office:value-type="float" office:value="12.172121774" calcext:value-type="float">
            <text:p>12.172121774</text:p>
          </table:table-cell>
        </table:table-row>
        <table:table-row table:style-name="ro1">
          <table:table-cell office:value-type="float" office:value="0.11512932" calcext:value-type="float">
            <text:p>0.11512932</text:p>
          </table:table-cell>
          <table:table-cell office:value-type="float" office:value="8.685884" calcext:value-type="float">
            <text:p>8.685884</text:p>
          </table:table-cell>
          <table:table-cell table:formula="of:=[.C78]+[.A79]" office:value-type="float" office:value="12.287251094" calcext:value-type="float">
            <text:p>12.287251094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79]+[.A80]" office:value-type="float" office:value="12.402533004" calcext:value-type="float">
            <text:p>12.402533004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80]+[.A81]" office:value-type="float" office:value="12.517616549" calcext:value-type="float">
            <text:p>12.517616549</text:p>
          </table:table-cell>
        </table:table-row>
        <table:table-row table:style-name="ro1">
          <table:table-cell office:value-type="float" office:value="0.11445792" calcext:value-type="float">
            <text:p>0.11445792</text:p>
          </table:table-cell>
          <table:table-cell office:value-type="float" office:value="8.736835" calcext:value-type="float">
            <text:p>8.736835</text:p>
          </table:table-cell>
          <table:table-cell table:formula="of:=[.C81]+[.A82]" office:value-type="float" office:value="12.632074469" calcext:value-type="float">
            <text:p>12.632074469</text:p>
          </table:table-cell>
        </table:table-row>
        <table:table-row table:style-name="ro1">
          <table:table-cell office:value-type="float" office:value="0.11395437" calcext:value-type="float">
            <text:p>0.11395437</text:p>
          </table:table-cell>
          <table:table-cell office:value-type="float" office:value="8.775442" calcext:value-type="float">
            <text:p>8.775442</text:p>
          </table:table-cell>
          <table:table-cell table:formula="of:=[.C82]+[.A83]" office:value-type="float" office:value="12.746028839" calcext:value-type="float">
            <text:p>12.746028839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83]+[.A84]" office:value-type="float" office:value="12.859754329" calcext:value-type="float">
            <text:p>12.859754329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84]+[.A85]" office:value-type="float" office:value="12.973266189" calcext:value-type="float">
            <text:p>12.973266189</text:p>
          </table:table-cell>
        </table:table-row>
        <table:table-row table:style-name="ro1">
          <table:table-cell office:value-type="float" office:value="0.112855725" calcext:value-type="float">
            <text:p>0.112855725</text:p>
          </table:table-cell>
          <table:table-cell office:value-type="float" office:value="8.860871" calcext:value-type="float">
            <text:p>8.860871</text:p>
          </table:table-cell>
          <table:table-cell table:formula="of:=[.C85]+[.A86]" office:value-type="float" office:value="13.086121914" calcext:value-type="float">
            <text:p>13.086121914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86]+[.A87]" office:value-type="float" office:value="13.198550384" calcext:value-type="float">
            <text:p>13.198550384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87]+[.A88]" office:value-type="float" office:value="13.310780494" calcext:value-type="float">
            <text:p>13.310780494</text:p>
          </table:table-cell>
        </table:table-row>
        <table:table-row table:style-name="ro1">
          <table:table-cell office:value-type="float" office:value="0.11181811" calcext:value-type="float">
            <text:p>0.11181811</text:p>
          </table:table-cell>
          <table:table-cell office:value-type="float" office:value="8.943095" calcext:value-type="float">
            <text:p>8.943095</text:p>
          </table:table-cell>
          <table:table-cell table:formula="of:=[.C88]+[.A89]" office:value-type="float" office:value="13.422598604" calcext:value-type="float">
            <text:p>13.422598604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89]+[.A90]" office:value-type="float" office:value="13.533684284" calcext:value-type="float">
            <text:p>13.533684284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90]+[.A91]" office:value-type="float" office:value="13.644068048" calcext:value-type="float">
            <text:p>13.644068048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91]+[.A92]" office:value-type="float" office:value="13.753887228" calcext:value-type="float">
            <text:p>13.753887228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92]+[.A93]" office:value-type="float" office:value="13.863324932" calcext:value-type="float">
            <text:p>13.863324932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93]+[.A94]" office:value-type="float" office:value="13.972915222" calcext:value-type="float">
            <text:p>13.972915222</text:p>
          </table:table-cell>
        </table:table-row>
        <table:table-row table:style-name="ro1">
          <table:table-cell office:value-type="float" office:value="0.10992599" calcext:value-type="float">
            <text:p>0.10992599</text:p>
          </table:table-cell>
          <table:table-cell office:value-type="float" office:value="9.09703" calcext:value-type="float">
            <text:p>9.09703</text:p>
          </table:table-cell>
          <table:table-cell table:formula="of:=[.C94]+[.A95]" office:value-type="float" office:value="14.082841212" calcext:value-type="float">
            <text:p>14.082841212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95]+[.A96]" office:value-type="float" office:value="14.193133422" calcext:value-type="float">
            <text:p>14.193133422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96]+[.A97]" office:value-type="float" office:value="14.303608742" calcext:value-type="float">
            <text:p>14.303608742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7]+[.A98]" office:value-type="float" office:value="14.414404502" calcext:value-type="float">
            <text:p>14.414404502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98]+[.A99]" office:value-type="float" office:value="14.525459662" calcext:value-type="float">
            <text:p>14.525459662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99]+[.A100]" office:value-type="float" office:value="14.636850522" calcext:value-type="float">
            <text:p>14.636850522</text:p>
          </table:table-cell>
        </table:table-row>
        <table:table-row table:style-name="ro1">
          <table:table-cell office:value-type="float" office:value="0.11186389" calcext:value-type="float">
            <text:p>0.11186389</text:p>
          </table:table-cell>
          <table:table-cell office:value-type="float" office:value="8.939435" calcext:value-type="float">
            <text:p>8.939435</text:p>
          </table:table-cell>
          <table:table-cell table:formula="of:=[.C100]+[.A101]" office:value-type="float" office:value="14.748714412" calcext:value-type="float">
            <text:p>14.748714412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101]+[.A102]" office:value-type="float" office:value="14.861188662" calcext:value-type="float">
            <text:p>14.861188662</text:p>
          </table:table-cell>
        </table:table-row>
        <table:table-row table:style-name="ro1">
          <table:table-cell office:value-type="float" office:value="0.11296254" calcext:value-type="float">
            <text:p>0.11296254</text:p>
          </table:table-cell>
          <table:table-cell office:value-type="float" office:value="8.852492" calcext:value-type="float">
            <text:p>8.852492</text:p>
          </table:table-cell>
          <table:table-cell table:formula="of:=[.C102]+[.A103]" office:value-type="float" office:value="14.974151202" calcext:value-type="float">
            <text:p>14.974151202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103]+[.A104]" office:value-type="float" office:value="15.087464698" calcext:value-type="float">
            <text:p>15.087464698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104]+[.A105]" office:value-type="float" office:value="15.201190188" calcext:value-type="float">
            <text:p>15.201190188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105]+[.A106]" office:value-type="float" office:value="15.315541298" calcext:value-type="float">
            <text:p>15.315541298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106]+[.A107]" office:value-type="float" office:value="15.430456988" calcext:value-type="float">
            <text:p>15.430456988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107]+[.A108]" office:value-type="float" office:value="15.545922003" calcext:value-type="float">
            <text:p>15.545922003</text:p>
          </table:table-cell>
        </table:table-row>
        <table:table-row table:style-name="ro1">
          <table:table-cell office:value-type="float" office:value="0.115800716" calcext:value-type="float">
            <text:p>0.115800716</text:p>
          </table:table-cell>
          <table:table-cell office:value-type="float" office:value="8.635525" calcext:value-type="float">
            <text:p>8.635525</text:p>
          </table:table-cell>
          <table:table-cell table:formula="of:=[.C108]+[.A109]" office:value-type="float" office:value="15.661722719" calcext:value-type="float">
            <text:p>15.661722719</text:p>
          </table:table-cell>
        </table:table-row>
        <table:table-row table:style-name="ro1">
          <table:table-cell office:value-type="float" office:value="0.11566339" calcext:value-type="float">
            <text:p>0.11566339</text:p>
          </table:table-cell>
          <table:table-cell office:value-type="float" office:value="8.645778" calcext:value-type="float">
            <text:p>8.645778</text:p>
          </table:table-cell>
          <table:table-cell table:formula="of:=[.C109]+[.A110]" office:value-type="float" office:value="15.777386109" calcext:value-type="float">
            <text:p>15.777386109</text:p>
          </table:table-cell>
        </table:table-row>
        <table:table-row table:style-name="ro1">
          <table:table-cell office:value-type="float" office:value="0.11479362" calcext:value-type="float">
            <text:p>0.11479362</text:p>
          </table:table-cell>
          <table:table-cell office:value-type="float" office:value="8.711286" calcext:value-type="float">
            <text:p>8.711286</text:p>
          </table:table-cell>
          <table:table-cell table:formula="of:=[.C110]+[.A111]" office:value-type="float" office:value="15.892179729" calcext:value-type="float">
            <text:p>15.892179729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111]+[.A112]" office:value-type="float" office:value="16.006179879" calcext:value-type="float">
            <text:p>16.006179879</text:p>
          </table:table-cell>
        </table:table-row>
        <table:table-row table:style-name="ro1">
          <table:table-cell office:value-type="float" office:value="0.11395437" calcext:value-type="float">
            <text:p>0.11395437</text:p>
          </table:table-cell>
          <table:table-cell office:value-type="float" office:value="8.775442" calcext:value-type="float">
            <text:p>8.775442</text:p>
          </table:table-cell>
          <table:table-cell table:formula="of:=[.C112]+[.A113]" office:value-type="float" office:value="16.120134249" calcext:value-type="float">
            <text:p>16.120134249</text:p>
          </table:table-cell>
        </table:table-row>
        <table:table-row table:style-name="ro1">
          <table:table-cell office:value-type="float" office:value="0.11404593" calcext:value-type="float">
            <text:p>0.11404593</text:p>
          </table:table-cell>
          <table:table-cell office:value-type="float" office:value="8.768396" calcext:value-type="float">
            <text:p>8.768396</text:p>
          </table:table-cell>
          <table:table-cell table:formula="of:=[.C113]+[.A114]" office:value-type="float" office:value="16.234180179" calcext:value-type="float">
            <text:p>16.234180179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114]+[.A115]" office:value-type="float" office:value="16.347753079" calcext:value-type="float">
            <text:p>16.347753079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115]+[.A116]" office:value-type="float" office:value="16.460639319" calcext:value-type="float">
            <text:p>16.460639319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116]+[.A117]" office:value-type="float" office:value="16.573372974" calcext:value-type="float">
            <text:p>16.573372974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117]+[.A118]" office:value-type="float" office:value="16.686289734" calcext:value-type="float">
            <text:p>16.686289734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118]+[.A119]" office:value-type="float" office:value="16.79900813" calcext:value-type="float">
            <text:p>16.79900813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119]+[.A120]" office:value-type="float" office:value="16.911055124" calcext:value-type="float">
            <text:p>16.911055124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120]+[.A121]" office:value-type="float" office:value="17.022293394" calcext:value-type="float">
            <text:p>17.022293394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121]+[.A122]" office:value-type="float" office:value="17.133272258" calcext:value-type="float">
            <text:p>17.133272258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122]+[.A123]" office:value-type="float" office:value="17.243686538" calcext:value-type="float">
            <text:p>17.243686538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123]+[.A124]" office:value-type="float" office:value="17.353307358" calcext:value-type="float">
            <text:p>17.353307358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124]+[.A125]" office:value-type="float" office:value="17.463080763" calcext:value-type="float">
            <text:p>17.463080763</text:p>
          </table:table-cell>
        </table:table-row>
        <table:table-row table:style-name="ro1">
          <table:table-cell office:value-type="float" office:value="0.1104448" calcext:value-type="float">
            <text:p>0.1104448</text:p>
          </table:table-cell>
          <table:table-cell office:value-type="float" office:value="9.0542965" calcext:value-type="float">
            <text:p>9.0542965</text:p>
          </table:table-cell>
          <table:table-cell table:formula="of:=[.C125]+[.A126]" office:value-type="float" office:value="17.573525563" calcext:value-type="float">
            <text:p>17.573525563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126]+[.A127]" office:value-type="float" office:value="17.684840128" calcext:value-type="float">
            <text:p>17.684840128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127]+[.A128]" office:value-type="float" office:value="17.796932908" calcext:value-type="float">
            <text:p>17.796932908</text:p>
          </table:table-cell>
        </table:table-row>
        <table:table-row table:style-name="ro1">
          <table:table-cell office:value-type="float" office:value="0.11294728" calcext:value-type="float">
            <text:p>0.11294728</text:p>
          </table:table-cell>
          <table:table-cell office:value-type="float" office:value="8.853688" calcext:value-type="float">
            <text:p>8.853688</text:p>
          </table:table-cell>
          <table:table-cell table:formula="of:=[.C128]+[.A129]" office:value-type="float" office:value="17.909880188" calcext:value-type="float">
            <text:p>17.909880188</text:p>
          </table:table-cell>
        </table:table-row>
        <table:table-row table:style-name="ro1">
          <table:table-cell office:value-type="float" office:value="0.113923855" calcext:value-type="float">
            <text:p>0.113923855</text:p>
          </table:table-cell>
          <table:table-cell office:value-type="float" office:value="8.777793" calcext:value-type="float">
            <text:p>8.777793</text:p>
          </table:table-cell>
          <table:table-cell table:formula="of:=[.C129]+[.A130]" office:value-type="float" office:value="18.023804043" calcext:value-type="float">
            <text:p>18.023804043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130]+[.A131]" office:value-type="float" office:value="18.138628183" calcext:value-type="float">
            <text:p>18.138628183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131]+[.A132]" office:value-type="float" office:value="18.254047423" calcext:value-type="float">
            <text:p>18.254047423</text:p>
          </table:table-cell>
        </table:table-row>
        <table:table-row table:style-name="ro1">
          <table:table-cell office:value-type="float" office:value="0.11529717" calcext:value-type="float">
            <text:p>0.11529717</text:p>
          </table:table-cell>
          <table:table-cell office:value-type="float" office:value="8.67324" calcext:value-type="float">
            <text:p>8.67324</text:p>
          </table:table-cell>
          <table:table-cell table:formula="of:=[.C132]+[.A133]" office:value-type="float" office:value="18.369344593" calcext:value-type="float">
            <text:p>18.369344593</text:p>
          </table:table-cell>
        </table:table-row>
        <table:table-row table:style-name="ro1">
          <table:table-cell office:value-type="float" office:value="0.11422904" calcext:value-type="float">
            <text:p>0.11422904</text:p>
          </table:table-cell>
          <table:table-cell office:value-type="float" office:value="8.754341" calcext:value-type="float">
            <text:p>8.754341</text:p>
          </table:table-cell>
          <table:table-cell table:formula="of:=[.C133]+[.A134]" office:value-type="float" office:value="18.483573633" calcext:value-type="float">
            <text:p>18.483573633</text:p>
          </table:table-cell>
        </table:table-row>
        <table:table-row table:style-name="ro1">
          <table:table-cell office:value-type="float" office:value="0.11329824" calcext:value-type="float">
            <text:p>0.11329824</text:p>
          </table:table-cell>
          <table:table-cell office:value-type="float" office:value="8.826262" calcext:value-type="float">
            <text:p>8.826262</text:p>
          </table:table-cell>
          <table:table-cell table:formula="of:=[.C134]+[.A135]" office:value-type="float" office:value="18.596871873" calcext:value-type="float">
            <text:p>18.596871873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135]+[.A136]" office:value-type="float" office:value="18.710185369" calcext:value-type="float">
            <text:p>18.710185369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136]+[.A137]" office:value-type="float" office:value="18.823025835" calcext:value-type="float">
            <text:p>18.823025835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137]+[.A138]" office:value-type="float" office:value="18.934782915" calcext:value-type="float">
            <text:p>18.934782915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38]+[.A139]" office:value-type="float" office:value="19.045883855" calcext:value-type="float">
            <text:p>19.045883855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139]+[.A140]" office:value-type="float" office:value="19.156984795" calcext:value-type="float">
            <text:p>19.156984795</text:p>
          </table:table-cell>
        </table:table-row>
        <table:table-row table:style-name="ro1">
          <table:table-cell office:value-type="float" office:value="0.11151293" calcext:value-type="float">
            <text:p>0.11151293</text:p>
          </table:table-cell>
          <table:table-cell office:value-type="float" office:value="8.96757" calcext:value-type="float">
            <text:p>8.96757</text:p>
          </table:table-cell>
          <table:table-cell table:formula="of:=[.C140]+[.A141]" office:value-type="float" office:value="19.268497725" calcext:value-type="float">
            <text:p>19.268497725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141]+[.A142]" office:value-type="float" office:value="19.379919105" calcext:value-type="float">
            <text:p>19.379919105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142]+[.A143]" office:value-type="float" office:value="19.491004785" calcext:value-type="float">
            <text:p>19.491004785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143]+[.A144]" office:value-type="float" office:value="19.60172425" calcext:value-type="float">
            <text:p>19.60172425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144]+[.A145]" office:value-type="float" office:value="19.711955426" calcext:value-type="float">
            <text:p>19.711955426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145]+[.A146]" office:value-type="float" office:value="19.821911936" calcext:value-type="float">
            <text:p>19.821911936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146]+[.A147]" office:value-type="float" office:value="19.931975256" calcext:value-type="float">
            <text:p>19.931975256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147]+[.A148]" office:value-type="float" office:value="20.041992802" calcext:value-type="float">
            <text:p>20.041992802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148]+[.A149]" office:value-type="float" office:value="20.151705172" calcext:value-type="float">
            <text:p>20.151705172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149]+[.A150]" office:value-type="float" office:value="20.261173392" calcext:value-type="float">
            <text:p>20.261173392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150]+[.A151]" office:value-type="float" office:value="20.370687392" calcext:value-type="float">
            <text:p>20.370687392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151]+[.A152]" office:value-type="float" office:value="20.480369242" calcext:value-type="float">
            <text:p>20.480369242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152]+[.A153]" office:value-type="float" office:value="20.590249462" calcext:value-type="float">
            <text:p>20.590249462</text:p>
          </table:table-cell>
        </table:table-row>
        <table:table-row table:style-name="ro1">
          <table:table-cell office:value-type="float" office:value="0.11035325" calcext:value-type="float">
            <text:p>0.11035325</text:p>
          </table:table-cell>
          <table:table-cell office:value-type="float" office:value="9.061809" calcext:value-type="float">
            <text:p>9.061809</text:p>
          </table:table-cell>
          <table:table-cell table:formula="of:=[.C153]+[.A154]" office:value-type="float" office:value="20.700602712" calcext:value-type="float">
            <text:p>20.700602712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154]+[.A155]" office:value-type="float" office:value="20.811367952" calcext:value-type="float">
            <text:p>20.811367952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155]+[.A156]" office:value-type="float" office:value="20.922392592" calcext:value-type="float">
            <text:p>20.922392592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156]+[.A157]" office:value-type="float" office:value="21.033829227" calcext:value-type="float">
            <text:p>21.033829227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57]+[.A158]" office:value-type="float" office:value="21.145708377" calcext:value-type="float">
            <text:p>21.145708377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158]+[.A159]" office:value-type="float" office:value="21.257923227" calcext:value-type="float">
            <text:p>21.257923227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159]+[.A160]" office:value-type="float" office:value="21.370733177" calcext:value-type="float">
            <text:p>21.370733177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160]+[.A161]" office:value-type="float" office:value="21.484245037" calcext:value-type="float">
            <text:p>21.484245037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161]+[.A162]" office:value-type="float" office:value="21.598443557" calcext:value-type="float">
            <text:p>21.598443557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162]+[.A163]" office:value-type="float" office:value="21.713206657" calcext:value-type="float">
            <text:p>21.713206657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163]+[.A164]" office:value-type="float" office:value="21.828351237" calcext:value-type="float">
            <text:p>21.828351237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164]+[.A165]" office:value-type="float" office:value="21.943663667" calcext:value-type="float">
            <text:p>21.943663667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165]+[.A166]" office:value-type="float" office:value="22.058808247" calcext:value-type="float">
            <text:p>22.058808247</text:p>
          </table:table-cell>
        </table:table-row>
        <table:table-row table:style-name="ro1">
          <table:table-cell office:value-type="float" office:value="0.114869915" calcext:value-type="float">
            <text:p>0.114869915</text:p>
          </table:table-cell>
          <table:table-cell office:value-type="float" office:value="8.7055" calcext:value-type="float">
            <text:p>8.7055</text:p>
          </table:table-cell>
          <table:table-cell table:formula="of:=[.C166]+[.A167]" office:value-type="float" office:value="22.173678162" calcext:value-type="float">
            <text:p>22.173678162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167]+[.A168]" office:value-type="float" office:value="22.288578592" calcext:value-type="float">
            <text:p>22.288578592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168]+[.A169]" office:value-type="float" office:value="22.403540062" calcext:value-type="float">
            <text:p>22.403540062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169]+[.A170]" office:value-type="float" office:value="22.518608352" calcext:value-type="float">
            <text:p>22.518608352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170]+[.A171]" office:value-type="float" office:value="22.633676642" calcext:value-type="float">
            <text:p>22.633676642</text:p>
          </table:table-cell>
        </table:table-row>
        <table:table-row table:style-name="ro1">
          <table:table-cell office:value-type="float" office:value="0.11528191" calcext:value-type="float">
            <text:p>0.11528191</text:p>
          </table:table-cell>
          <table:table-cell office:value-type="float" office:value="8.674388" calcext:value-type="float">
            <text:p>8.674388</text:p>
          </table:table-cell>
          <table:table-cell table:formula="of:=[.C171]+[.A172]" office:value-type="float" office:value="22.748958552" calcext:value-type="float">
            <text:p>22.748958552</text:p>
          </table:table-cell>
        </table:table-row>
        <table:table-row table:style-name="ro1">
          <table:table-cell office:value-type="float" office:value="0.11575494" calcext:value-type="float">
            <text:p>0.11575494</text:p>
          </table:table-cell>
          <table:table-cell office:value-type="float" office:value="8.63894" calcext:value-type="float">
            <text:p>8.63894</text:p>
          </table:table-cell>
          <table:table-cell table:formula="of:=[.C172]+[.A173]" office:value-type="float" office:value="22.864713492" calcext:value-type="float">
            <text:p>22.864713492</text:p>
          </table:table-cell>
        </table:table-row>
        <table:table-row table:style-name="ro1">
          <table:table-cell office:value-type="float" office:value="0.11572442" calcext:value-type="float">
            <text:p>0.11572442</text:p>
          </table:table-cell>
          <table:table-cell office:value-type="float" office:value="8.641218" calcext:value-type="float">
            <text:p>8.641218</text:p>
          </table:table-cell>
          <table:table-cell table:formula="of:=[.C173]+[.A174]" office:value-type="float" office:value="22.980437912" calcext:value-type="float">
            <text:p>22.980437912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174]+[.A175]" office:value-type="float" office:value="23.095399382" calcext:value-type="float">
            <text:p>23.095399382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175]+[.A176]" office:value-type="float" office:value="23.209658938" calcext:value-type="float">
            <text:p>23.209658938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176]+[.A177]" office:value-type="float" office:value="23.323201323" calcext:value-type="float">
            <text:p>23.323201323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177]+[.A178]" office:value-type="float" office:value="23.436179118" calcext:value-type="float">
            <text:p>23.436179118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178]+[.A179]" office:value-type="float" office:value="23.548348188" calcext:value-type="float">
            <text:p>23.548348188</text:p>
          </table:table-cell>
        </table:table-row>
        <table:table-row table:style-name="ro1">
          <table:table-cell office:value-type="float" office:value="0.11128405" calcext:value-type="float">
            <text:p>0.11128405</text:p>
          </table:table-cell>
          <table:table-cell office:value-type="float" office:value="8.986014" calcext:value-type="float">
            <text:p>8.986014</text:p>
          </table:table-cell>
          <table:table-cell table:formula="of:=[.C179]+[.A180]" office:value-type="float" office:value="23.659632238" calcext:value-type="float">
            <text:p>23.659632238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180]+[.A181]" office:value-type="float" office:value="23.770046518" calcext:value-type="float">
            <text:p>23.770046518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181]+[.A182]" office:value-type="float" office:value="23.879743628" calcext:value-type="float">
            <text:p>23.87974362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182]+[.A183]" office:value-type="float" office:value="23.989349178" calcext:value-type="float">
            <text:p>23.989349178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183]+[.A184]" office:value-type="float" office:value="24.098985254" calcext:value-type="float">
            <text:p>24.098985254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184]+[.A185]" office:value-type="float" office:value="24.208514514" calcext:value-type="float">
            <text:p>24.208514514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185]+[.A186]" office:value-type="float" office:value="24.317936959" calcext:value-type="float">
            <text:p>24.317936959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186]+[.A187]" office:value-type="float" office:value="24.427405179" calcext:value-type="float">
            <text:p>24.427405179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187]+[.A188]" office:value-type="float" office:value="24.537178584" calcext:value-type="float">
            <text:p>24.537178584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188]+[.A189]" office:value-type="float" office:value="24.647363984" calcext:value-type="float">
            <text:p>24.647363984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89]+[.A190]" office:value-type="float" office:value="24.75819026" calcext:value-type="float">
            <text:p>24.75819026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190]+[.A191]" office:value-type="float" office:value="24.869748966" calcext:value-type="float">
            <text:p>24.869748966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191]+[.A192]" office:value-type="float" office:value="24.982085886" calcext:value-type="float">
            <text:p>24.982085886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192]+[.A193]" office:value-type="float" office:value="25.095201016" calcext:value-type="float">
            <text:p>25.095201016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193]+[.A194]" office:value-type="float" office:value="25.209079096" calcext:value-type="float">
            <text:p>25.209079096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194]+[.A195]" office:value-type="float" office:value="25.323628576" calcext:value-type="float">
            <text:p>25.323628576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195]+[.A196]" office:value-type="float" office:value="25.438849451" calcext:value-type="float">
            <text:p>25.438849451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196]+[.A197]" office:value-type="float" office:value="25.554482321" calcext:value-type="float">
            <text:p>25.554482321</text:p>
          </table:table-cell>
        </table:table-row>
        <table:table-row table:style-name="ro1">
          <table:table-cell office:value-type="float" office:value="0.11566339" calcext:value-type="float">
            <text:p>0.11566339</text:p>
          </table:table-cell>
          <table:table-cell office:value-type="float" office:value="8.645778" calcext:value-type="float">
            <text:p>8.645778</text:p>
          </table:table-cell>
          <table:table-cell table:formula="of:=[.C197]+[.A198]" office:value-type="float" office:value="25.670145711" calcext:value-type="float">
            <text:p>25.670145711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198]+[.A199]" office:value-type="float" office:value="25.785290291" calcext:value-type="float">
            <text:p>25.785290291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199]+[.A200]" office:value-type="float" office:value="25.899778731" calcext:value-type="float">
            <text:p>25.899778731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200]+[.A201]" office:value-type="float" office:value="26.013687331" calcext:value-type="float">
            <text:p>26.013687331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201]+[.A202]" office:value-type="float" office:value="26.127122901" calcext:value-type="float">
            <text:p>26.127122901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202]+[.A203]" office:value-type="float" office:value="26.240344841" calcext:value-type="float">
            <text:p>26.240344841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203]+[.A204]" office:value-type="float" office:value="26.353170051" calcext:value-type="float">
            <text:p>26.353170051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204]+[.A205]" office:value-type="float" office:value="26.465476451" calcext:value-type="float">
            <text:p>26.465476451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205]+[.A206]" office:value-type="float" office:value="26.577492931" calcext:value-type="float">
            <text:p>26.577492931</text:p>
          </table:table-cell>
        </table:table-row>
        <table:table-row table:style-name="ro1">
          <table:table-cell office:value-type="float" office:value="0.111909665" calcext:value-type="float">
            <text:p>0.111909665</text:p>
          </table:table-cell>
          <table:table-cell office:value-type="float" office:value="8.935779" calcext:value-type="float">
            <text:p>8.935779</text:p>
          </table:table-cell>
          <table:table-cell table:formula="of:=[.C206]+[.A207]" office:value-type="float" office:value="26.689402596" calcext:value-type="float">
            <text:p>26.689402596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207]+[.A208]" office:value-type="float" office:value="26.800869746" calcext:value-type="float">
            <text:p>26.800869746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208]+[.A209]" office:value-type="float" office:value="26.911543436" calcext:value-type="float">
            <text:p>26.911543436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209]+[.A210]" office:value-type="float" office:value="27.021789871" calcext:value-type="float">
            <text:p>27.021789871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210]+[.A211]" office:value-type="float" office:value="27.131883711" calcext:value-type="float">
            <text:p>27.131883711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211]+[.A212]" office:value-type="float" office:value="27.241626601" calcext:value-type="float">
            <text:p>27.241626601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212]+[.A213]" office:value-type="float" office:value="27.351003271" calcext:value-type="float">
            <text:p>27.351003271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213]+[.A214]" office:value-type="float" office:value="27.460502011" calcext:value-type="float">
            <text:p>27.460502011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214]+[.A215]" office:value-type="float" office:value="27.570168601" calcext:value-type="float">
            <text:p>27.570168601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215]+[.A216]" office:value-type="float" office:value="27.679896231" calcext:value-type="float">
            <text:p>27.679896231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216]+[.A217]" office:value-type="float" office:value="27.789486521" calcext:value-type="float">
            <text:p>27.789486521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217]+[.A218]" office:value-type="float" office:value="27.899076811" calcext:value-type="float">
            <text:p>27.899076811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218]+[.A219]" office:value-type="float" office:value="28.009018061" calcext:value-type="float">
            <text:p>28.009018061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219]+[.A220]" office:value-type="float" office:value="28.119249237" calcext:value-type="float">
            <text:p>28.119249237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220]+[.A221]" office:value-type="float" office:value="28.229861887" calcext:value-type="float">
            <text:p>28.229861887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221]+[.A222]" office:value-type="float" office:value="28.341283267" calcext:value-type="float">
            <text:p>28.34128326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222]+[.A223]" office:value-type="float" office:value="28.453589667" calcext:value-type="float">
            <text:p>28.453589667</text:p>
          </table:table-cell>
        </table:table-row>
        <table:table-row table:style-name="ro1">
          <table:table-cell office:value-type="float" office:value="0.113069355" calcext:value-type="float">
            <text:p>0.113069355</text:p>
          </table:table-cell>
          <table:table-cell office:value-type="float" office:value="8.84413" calcext:value-type="float">
            <text:p>8.84413</text:p>
          </table:table-cell>
          <table:table-cell table:formula="of:=[.C223]+[.A224]" office:value-type="float" office:value="28.566659022" calcext:value-type="float">
            <text:p>28.566659022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224]+[.A225]" office:value-type="float" office:value="28.680567622" calcext:value-type="float">
            <text:p>28.680567622</text:p>
          </table:table-cell>
        </table:table-row>
        <table:table-row table:style-name="ro1">
          <table:table-cell office:value-type="float" office:value="0.114747845" calcext:value-type="float">
            <text:p>0.114747845</text:p>
          </table:table-cell>
          <table:table-cell office:value-type="float" office:value="8.714761" calcext:value-type="float">
            <text:p>8.714761</text:p>
          </table:table-cell>
          <table:table-cell table:formula="of:=[.C225]+[.A226]" office:value-type="float" office:value="28.795315467" calcext:value-type="float">
            <text:p>28.795315467</text:p>
          </table:table-cell>
        </table:table-row>
        <table:table-row table:style-name="ro1">
          <table:table-cell office:value-type="float" office:value="0.11541924" calcext:value-type="float">
            <text:p>0.11541924</text:p>
          </table:table-cell>
          <table:table-cell office:value-type="float" office:value="8.664067" calcext:value-type="float">
            <text:p>8.664067</text:p>
          </table:table-cell>
          <table:table-cell table:formula="of:=[.C226]+[.A227]" office:value-type="float" office:value="28.910734707" calcext:value-type="float">
            <text:p>28.910734707</text:p>
          </table:table-cell>
        </table:table-row>
        <table:table-row table:style-name="ro1">
          <table:table-cell office:value-type="float" office:value="0.1155108" calcext:value-type="float">
            <text:p>0.1155108</text:p>
          </table:table-cell>
          <table:table-cell office:value-type="float" office:value="8.657199" calcext:value-type="float">
            <text:p>8.657199</text:p>
          </table:table-cell>
          <table:table-cell table:formula="of:=[.C227]+[.A228]" office:value-type="float" office:value="29.026245507" calcext:value-type="float">
            <text:p>29.026245507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228]+[.A229]" office:value-type="float" office:value="29.140932317" calcext:value-type="float">
            <text:p>29.140932317</text:p>
          </table:table-cell>
        </table:table-row>
        <table:table-row table:style-name="ro1">
          <table:table-cell office:value-type="float" office:value="0.11363394" calcext:value-type="float">
            <text:p>0.11363394</text:p>
          </table:table-cell>
          <table:table-cell office:value-type="float" office:value="8.800188" calcext:value-type="float">
            <text:p>8.800188</text:p>
          </table:table-cell>
          <table:table-cell table:formula="of:=[.C229]+[.A230]" office:value-type="float" office:value="29.254566257" calcext:value-type="float">
            <text:p>29.254566257</text:p>
          </table:table-cell>
        </table:table-row>
        <table:table-row table:style-name="ro1">
          <table:table-cell office:value-type="float" office:value="0.113069355" calcext:value-type="float">
            <text:p>0.113069355</text:p>
          </table:table-cell>
          <table:table-cell office:value-type="float" office:value="8.84413" calcext:value-type="float">
            <text:p>8.84413</text:p>
          </table:table-cell>
          <table:table-cell table:formula="of:=[.C230]+[.A231]" office:value-type="float" office:value="29.367635612" calcext:value-type="float">
            <text:p>29.367635612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231]+[.A232]" office:value-type="float" office:value="29.480460822" calcext:value-type="float">
            <text:p>29.480460822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232]+[.A233]" office:value-type="float" office:value="29.592507816" calcext:value-type="float">
            <text:p>29.592507816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33]+[.A234]" office:value-type="float" office:value="29.703547716" calcext:value-type="float">
            <text:p>29.703547716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234]+[.A235]" office:value-type="float" office:value="29.81393148" calcext:value-type="float">
            <text:p>29.81393148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235]+[.A236]" office:value-type="float" office:value="29.923949026" calcext:value-type="float">
            <text:p>29.923949026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236]+[.A237]" office:value-type="float" office:value="30.034042866" calcext:value-type="float">
            <text:p>30.034042866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237]+[.A238]" office:value-type="float" office:value="30.143770496" calcext:value-type="float">
            <text:p>30.143770496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238]+[.A239]" office:value-type="float" office:value="30.253284496" calcext:value-type="float">
            <text:p>30.253284496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239]+[.A240]" office:value-type="float" office:value="30.363225746" calcext:value-type="float">
            <text:p>30.363225746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240]+[.A241]" office:value-type="float" office:value="30.473685806" calcext:value-type="float">
            <text:p>30.473685806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41]+[.A242]" office:value-type="float" office:value="30.584725706" calcext:value-type="float">
            <text:p>30.584725706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242]+[.A243]" office:value-type="float" office:value="30.696513301" calcext:value-type="float">
            <text:p>30.696513301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243]+[.A244]" office:value-type="float" office:value="30.809109627" calcext:value-type="float">
            <text:p>30.809109627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244]+[.A245]" office:value-type="float" office:value="30.922682527" calcext:value-type="float">
            <text:p>30.922682527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245]+[.A246]" office:value-type="float" office:value="31.037277787" calcext:value-type="float">
            <text:p>31.037277787</text:p>
          </table:table-cell>
        </table:table-row>
        <table:table-row table:style-name="ro1">
          <table:table-cell office:value-type="float" office:value="0.11531243" calcext:value-type="float">
            <text:p>0.11531243</text:p>
          </table:table-cell>
          <table:table-cell office:value-type="float" office:value="8.672092" calcext:value-type="float">
            <text:p>8.672092</text:p>
          </table:table-cell>
          <table:table-cell table:formula="of:=[.C246]+[.A247]" office:value-type="float" office:value="31.152590217" calcext:value-type="float">
            <text:p>31.152590217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247]+[.A248]" office:value-type="float" office:value="31.268238347" calcext:value-type="float">
            <text:p>31.268238347</text:p>
          </table:table-cell>
        </table:table-row>
        <table:table-row table:style-name="ro1">
          <table:table-cell office:value-type="float" office:value="0.115678646" calcext:value-type="float">
            <text:p>0.115678646</text:p>
          </table:table-cell>
          <table:table-cell office:value-type="float" office:value="8.644638" calcext:value-type="float">
            <text:p>8.644638</text:p>
          </table:table-cell>
          <table:table-cell table:formula="of:=[.C248]+[.A249]" office:value-type="float" office:value="31.383916993" calcext:value-type="float">
            <text:p>31.383916993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249]+[.A250]" office:value-type="float" office:value="31.498985283" calcext:value-type="float">
            <text:p>31.498985283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250]+[.A251]" office:value-type="float" office:value="31.613092253" calcext:value-type="float">
            <text:p>31.613092253</text:p>
          </table:table-cell>
        </table:table-row>
        <table:table-row table:style-name="ro1">
          <table:table-cell office:value-type="float" office:value="0.11329824" calcext:value-type="float">
            <text:p>0.11329824</text:p>
          </table:table-cell>
          <table:table-cell office:value-type="float" office:value="8.826262" calcext:value-type="float">
            <text:p>8.826262</text:p>
          </table:table-cell>
          <table:table-cell table:formula="of:=[.C251]+[.A252]" office:value-type="float" office:value="31.726390493" calcext:value-type="float">
            <text:p>31.726390493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252]+[.A253]" office:value-type="float" office:value="31.839017333" calcext:value-type="float">
            <text:p>31.839017333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253]+[.A254]" office:value-type="float" office:value="31.951232183" calcext:value-type="float">
            <text:p>31.951232183</text:p>
          </table:table-cell>
        </table:table-row>
        <table:table-row table:style-name="ro1">
          <table:table-cell office:value-type="float" office:value="0.1117113" calcext:value-type="float">
            <text:p>0.1117113</text:p>
          </table:table-cell>
          <table:table-cell office:value-type="float" office:value="8.951646" calcext:value-type="float">
            <text:p>8.951646</text:p>
          </table:table-cell>
          <table:table-cell table:formula="of:=[.C254]+[.A255]" office:value-type="float" office:value="32.062943483" calcext:value-type="float">
            <text:p>32.062943483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255]+[.A256]" office:value-type="float" office:value="32.174334343" calcext:value-type="float">
            <text:p>32.174334343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256]+[.A257]" office:value-type="float" office:value="32.285542093" calcext:value-type="float">
            <text:p>32.285542093</text:p>
          </table:table-cell>
        </table:table-row>
        <table:table-row table:style-name="ro1">
          <table:table-cell office:value-type="float" office:value="0.110978864" calcext:value-type="float">
            <text:p>0.110978864</text:p>
          </table:table-cell>
          <table:table-cell office:value-type="float" office:value="9.010725" calcext:value-type="float">
            <text:p>9.010725</text:p>
          </table:table-cell>
          <table:table-cell table:formula="of:=[.C257]+[.A258]" office:value-type="float" office:value="32.396520957" calcext:value-type="float">
            <text:p>32.396520957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258]+[.A259]" office:value-type="float" office:value="32.507225163" calcext:value-type="float">
            <text:p>32.507225163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259]+[.A260]" office:value-type="float" office:value="32.617959883" calcext:value-type="float">
            <text:p>32.617959883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260]+[.A261]" office:value-type="float" office:value="32.728694603" calcext:value-type="float">
            <text:p>32.728694603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261]+[.A262]" office:value-type="float" office:value="32.838971553" calcext:value-type="float">
            <text:p>32.838971553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262]+[.A263]" office:value-type="float" office:value="32.948622888" calcext:value-type="float">
            <text:p>32.948622888</text:p>
          </table:table-cell>
        </table:table-row>
        <table:table-row table:style-name="ro1">
          <table:table-cell office:value-type="float" office:value="0.10934615" calcext:value-type="float">
            <text:p>0.10934615</text:p>
          </table:table-cell>
          <table:table-cell office:value-type="float" office:value="9.145269" calcext:value-type="float">
            <text:p>9.145269</text:p>
          </table:table-cell>
          <table:table-cell table:formula="of:=[.C263]+[.A264]" office:value-type="float" office:value="33.057969038" calcext:value-type="float">
            <text:p>33.057969038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264]+[.A265]" office:value-type="float" office:value="33.167391483" calcext:value-type="float">
            <text:p>33.167391483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265]+[.A266]" office:value-type="float" office:value="33.277088593" calcext:value-type="float">
            <text:p>33.277088593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266]+[.A267]" office:value-type="float" office:value="33.386755183" calcext:value-type="float">
            <text:p>33.386755183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267]+[.A268]" office:value-type="float" office:value="33.496238663" calcext:value-type="float">
            <text:p>33.496238663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268]+[.A269]" office:value-type="float" office:value="33.605783179" calcext:value-type="float">
            <text:p>33.605783179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269]+[.A270]" office:value-type="float" office:value="33.715556584" calcext:value-type="float">
            <text:p>33.715556584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270]+[.A271]" office:value-type="float" office:value="33.825711464" calcext:value-type="float">
            <text:p>33.825711464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271]+[.A272]" office:value-type="float" office:value="33.936247814" calcext:value-type="float">
            <text:p>33.936247814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272]+[.A273]" office:value-type="float" office:value="34.047150384" calcext:value-type="float">
            <text:p>34.047150384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273]+[.A274]" office:value-type="float" office:value="34.158464949" calcext:value-type="float">
            <text:p>34.158464949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274]+[.A275]" office:value-type="float" office:value="34.270054179" calcext:value-type="float">
            <text:p>34.270054179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275]+[.A276]" office:value-type="float" office:value="34.381841774" calcext:value-type="float">
            <text:p>34.381841774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276]+[.A277]" office:value-type="float" office:value="34.493598854" calcext:value-type="float">
            <text:p>34.493598854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277]+[.A278]" office:value-type="float" office:value="34.604943934" calcext:value-type="float">
            <text:p>34.604943934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278]+[.A279]" office:value-type="float" office:value="34.715831244" calcext:value-type="float">
            <text:p>34.715831244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279]+[.A280]" office:value-type="float" office:value="34.826703294" calcext:value-type="float">
            <text:p>34.826703294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280]+[.A281]" office:value-type="float" office:value="34.93752957" calcext:value-type="float">
            <text:p>34.93752957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281]+[.A282]" office:value-type="float" office:value="35.048386364" calcext:value-type="float">
            <text:p>35.048386364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282]+[.A283]" office:value-type="float" office:value="35.158999014" calcext:value-type="float">
            <text:p>35.158999014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283]+[.A284]" office:value-type="float" office:value="35.269550624" calcext:value-type="float">
            <text:p>35.269550624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284]+[.A285]" office:value-type="float" office:value="35.380163274" calcext:value-type="float">
            <text:p>35.380163274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285]+[.A286]" office:value-type="float" office:value="35.490669108" calcext:value-type="float">
            <text:p>35.490669108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286]+[.A287]" office:value-type="float" office:value="35.600778214" calcext:value-type="float">
            <text:p>35.600778214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287]+[.A288]" office:value-type="float" office:value="35.710643174" calcext:value-type="float">
            <text:p>35.710643174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288]+[.A289]" office:value-type="float" office:value="35.820248724" calcext:value-type="float">
            <text:p>35.820248724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289]+[.A290]" office:value-type="float" office:value="35.929839014" calcext:value-type="float">
            <text:p>35.929839014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290]+[.A291]" office:value-type="float" office:value="36.039398788" calcext:value-type="float">
            <text:p>36.039398788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291]+[.A292]" office:value-type="float" office:value="36.148958562" calcext:value-type="float">
            <text:p>36.148958562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292]+[.A293]" office:value-type="float" office:value="36.258487822" calcext:value-type="float">
            <text:p>36.258487822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293]+[.A294]" office:value-type="float" office:value="36.368062852" calcext:value-type="float">
            <text:p>36.368062852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294]+[.A295]" office:value-type="float" office:value="36.477576852" calcext:value-type="float">
            <text:p>36.477576852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295]+[.A296]" office:value-type="float" office:value="36.587075592" calcext:value-type="float">
            <text:p>36.587075592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296]+[.A297]" office:value-type="float" office:value="36.696650622" calcext:value-type="float">
            <text:p>36.696650622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297]+[.A298]" office:value-type="float" office:value="36.806332472" calcext:value-type="float">
            <text:p>36.806332472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298]+[.A299]" office:value-type="float" office:value="36.916166912" calcext:value-type="float">
            <text:p>36.916166912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299]+[.A300]" office:value-type="float" office:value="37.026138682" calcext:value-type="float">
            <text:p>37.026138682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300]+[.A301]" office:value-type="float" office:value="37.136018902" calcext:value-type="float">
            <text:p>37.136018902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301]+[.A302]" office:value-type="float" office:value="37.246112742" calcext:value-type="float">
            <text:p>37.246112742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302]+[.A303]" office:value-type="float" office:value="37.356420212" calcext:value-type="float">
            <text:p>37.356420212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303]+[.A304]" office:value-type="float" office:value="37.466697162" calcext:value-type="float">
            <text:p>37.466697162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304]+[.A305]" office:value-type="float" office:value="37.576699452" calcext:value-type="float">
            <text:p>37.576699452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305]+[.A306]" office:value-type="float" office:value="37.686396562" calcext:value-type="float">
            <text:p>37.686396562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306]+[.A307]" office:value-type="float" office:value="37.795986852" calcext:value-type="float">
            <text:p>37.795986852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307]+[.A308]" office:value-type="float" office:value="37.905516112" calcext:value-type="float">
            <text:p>37.905516112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308]+[.A309]" office:value-type="float" office:value="38.015030112" calcext:value-type="float">
            <text:p>38.015030112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309]+[.A310]" office:value-type="float" office:value="38.124574628" calcext:value-type="float">
            <text:p>38.12457462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310]+[.A311]" office:value-type="float" office:value="38.234180178" calcext:value-type="float">
            <text:p>38.234180178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11]+[.A312]" office:value-type="float" office:value="38.343648398" calcext:value-type="float">
            <text:p>38.343648398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12]+[.A313]" office:value-type="float" office:value="38.453055588" calcext:value-type="float">
            <text:p>38.453055588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313]+[.A314]" office:value-type="float" office:value="38.562493292" calcext:value-type="float">
            <text:p>38.562493292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14]+[.A315]" office:value-type="float" office:value="38.671961512" calcext:value-type="float">
            <text:p>38.671961512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315]+[.A316]" office:value-type="float" office:value="38.781521286" calcext:value-type="float">
            <text:p>38.781521286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316]+[.A317]" office:value-type="float" office:value="38.89095899" calcext:value-type="float">
            <text:p>38.89095899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17]+[.A318]" office:value-type="float" office:value="39.00036618" calcext:value-type="float">
            <text:p>39.00036618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18]+[.A319]" office:value-type="float" office:value="39.1098344" calcext:value-type="float">
            <text:p>39.1098344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19]+[.A320]" office:value-type="float" office:value="39.21931788" calcext:value-type="float">
            <text:p>39.21931788</text:p>
          </table:table-cell>
        </table:table-row>
        <table:table-row table:style-name="ro1">
          <table:table-cell office:value-type="float" office:value="0.10945296" calcext:value-type="float">
            <text:p>0.10945296</text:p>
          </table:table-cell>
          <table:table-cell office:value-type="float" office:value="9.136345" calcext:value-type="float">
            <text:p>9.136345</text:p>
          </table:table-cell>
          <table:table-cell table:formula="of:=[.C320]+[.A321]" office:value-type="float" office:value="39.32877084" calcext:value-type="float">
            <text:p>39.32877084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21]+[.A322]" office:value-type="float" office:value="39.43825432" calcext:value-type="float">
            <text:p>39.43825432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22]+[.A323]" office:value-type="float" office:value="39.54775306" calcext:value-type="float">
            <text:p>39.54775306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23]+[.A324]" office:value-type="float" office:value="39.6572518" calcext:value-type="float">
            <text:p>39.6572518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324]+[.A325]" office:value-type="float" office:value="39.7667658" calcext:value-type="float">
            <text:p>39.7667658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25]+[.A326]" office:value-type="float" office:value="39.87626454" calcext:value-type="float">
            <text:p>39.87626454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26]+[.A327]" office:value-type="float" office:value="39.98574802" calcext:value-type="float">
            <text:p>39.98574802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327]+[.A328]" office:value-type="float" office:value="40.095292536" calcext:value-type="float">
            <text:p>40.095292536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328]+[.A329]" office:value-type="float" office:value="40.204837052" calcext:value-type="float">
            <text:p>40.204837052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329]+[.A330]" office:value-type="float" office:value="40.314442602" calcext:value-type="float">
            <text:p>40.314442602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30]+[.A331]" office:value-type="float" office:value="40.423926082" calcext:value-type="float">
            <text:p>40.423926082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331]+[.A332]" office:value-type="float" office:value="40.533363786" calcext:value-type="float">
            <text:p>40.533363786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332]+[.A333]" office:value-type="float" office:value="40.642770976" calcext:value-type="float">
            <text:p>40.642770976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33]+[.A334]" office:value-type="float" office:value="40.752269716" calcext:value-type="float">
            <text:p>40.752269716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334]+[.A335]" office:value-type="float" office:value="40.862073636" calcext:value-type="float">
            <text:p>40.862073636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335]+[.A336]" office:value-type="float" office:value="40.972228516" calcext:value-type="float">
            <text:p>40.972228516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336]+[.A337]" office:value-type="float" office:value="41.082490206" calcext:value-type="float">
            <text:p>41.082490206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337]+[.A338]" office:value-type="float" office:value="41.192568786" calcext:value-type="float">
            <text:p>41.192568786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338]+[.A339]" office:value-type="float" office:value="41.302769446" calcext:value-type="float">
            <text:p>41.302769446</text:p>
          </table:table-cell>
        </table:table-row>
        <table:table-row table:style-name="ro1">
          <table:table-cell office:value-type="float" office:value="0.1104448" calcext:value-type="float">
            <text:p>0.1104448</text:p>
          </table:table-cell>
          <table:table-cell office:value-type="float" office:value="9.0542965" calcext:value-type="float">
            <text:p>9.0542965</text:p>
          </table:table-cell>
          <table:table-cell table:formula="of:=[.C339]+[.A340]" office:value-type="float" office:value="41.413214246" calcext:value-type="float">
            <text:p>41.413214246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340]+[.A341]" office:value-type="float" office:value="41.523689566" calcext:value-type="float">
            <text:p>41.523689566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341]+[.A342]" office:value-type="float" office:value="41.633951256" calcext:value-type="float">
            <text:p>41.633951256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342]+[.A343]" office:value-type="float" office:value="41.743800956" calcext:value-type="float">
            <text:p>41.743800956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43]+[.A344]" office:value-type="float" office:value="41.853299696" calcext:value-type="float">
            <text:p>41.853299696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44]+[.A345]" office:value-type="float" office:value="41.962767916" calcext:value-type="float">
            <text:p>41.962767916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45]+[.A346]" office:value-type="float" office:value="42.072251396" calcext:value-type="float">
            <text:p>42.072251396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346]+[.A347]" office:value-type="float" office:value="42.181826426" calcext:value-type="float">
            <text:p>42.181826426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347]+[.A348]" office:value-type="float" office:value="42.291554056" calcext:value-type="float">
            <text:p>42.291554056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348]+[.A349]" office:value-type="float" office:value="42.401739456" calcext:value-type="float">
            <text:p>42.401739456</text:p>
          </table:table-cell>
        </table:table-row>
        <table:table-row table:style-name="ro1">
          <table:table-cell office:value-type="float" office:value="0.11074998" calcext:value-type="float">
            <text:p>0.11074998</text:p>
          </table:table-cell>
          <table:table-cell office:value-type="float" office:value="9.029347" calcext:value-type="float">
            <text:p>9.029347</text:p>
          </table:table-cell>
          <table:table-cell table:formula="of:=[.C349]+[.A350]" office:value-type="float" office:value="42.512489436" calcext:value-type="float">
            <text:p>42.512489436</text:p>
          </table:table-cell>
        </table:table-row>
        <table:table-row table:style-name="ro1">
          <table:table-cell office:value-type="float" office:value="0.11122301" calcext:value-type="float">
            <text:p>0.11122301</text:p>
          </table:table-cell>
          <table:table-cell office:value-type="float" office:value="8.990945" calcext:value-type="float">
            <text:p>8.990945</text:p>
          </table:table-cell>
          <table:table-cell table:formula="of:=[.C350]+[.A351]" office:value-type="float" office:value="42.623712446" calcext:value-type="float">
            <text:p>42.623712446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351]+[.A352]" office:value-type="float" office:value="42.735301676" calcext:value-type="float">
            <text:p>42.735301676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352]+[.A353]" office:value-type="float" office:value="42.847074012" calcext:value-type="float">
            <text:p>42.847074012</text:p>
          </table:table-cell>
        </table:table-row>
        <table:table-row table:style-name="ro1">
          <table:table-cell office:value-type="float" office:value="0.1119707" calcext:value-type="float">
            <text:p>0.1119707</text:p>
          </table:table-cell>
          <table:table-cell office:value-type="float" office:value="8.930907" calcext:value-type="float">
            <text:p>8.930907</text:p>
          </table:table-cell>
          <table:table-cell table:formula="of:=[.C353]+[.A354]" office:value-type="float" office:value="42.959044712" calcext:value-type="float">
            <text:p>42.959044712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354]+[.A355]" office:value-type="float" office:value="43.071152752" calcext:value-type="float">
            <text:p>43.071152752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355]+[.A356]" office:value-type="float" office:value="43.183779592" calcext:value-type="float">
            <text:p>43.183779592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356]+[.A357]" office:value-type="float" office:value="43.296711612" calcext:value-type="float">
            <text:p>43.296711612</text:p>
          </table:table-cell>
        </table:table-row>
        <table:table-row table:style-name="ro1">
          <table:table-cell office:value-type="float" office:value="0.11294728" calcext:value-type="float">
            <text:p>0.11294728</text:p>
          </table:table-cell>
          <table:table-cell office:value-type="float" office:value="8.853688" calcext:value-type="float">
            <text:p>8.853688</text:p>
          </table:table-cell>
          <table:table-cell table:formula="of:=[.C357]+[.A358]" office:value-type="float" office:value="43.409658892" calcext:value-type="float">
            <text:p>43.409658892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358]+[.A359]" office:value-type="float" office:value="43.522697732" calcext:value-type="float">
            <text:p>43.522697732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359]+[.A360]" office:value-type="float" office:value="43.635980712" calcext:value-type="float">
            <text:p>43.635980712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360]+[.A361]" office:value-type="float" office:value="43.749553612" calcext:value-type="float">
            <text:p>43.749553612</text:p>
          </table:table-cell>
        </table:table-row>
        <table:table-row table:style-name="ro1">
          <table:table-cell office:value-type="float" office:value="0.11375601" calcext:value-type="float">
            <text:p>0.11375601</text:p>
          </table:table-cell>
          <table:table-cell office:value-type="float" office:value="8.790744" calcext:value-type="float">
            <text:p>8.790744</text:p>
          </table:table-cell>
          <table:table-cell table:formula="of:=[.C361]+[.A362]" office:value-type="float" office:value="43.863309622" calcext:value-type="float">
            <text:p>43.863309622</text:p>
          </table:table-cell>
        </table:table-row>
        <table:table-row table:style-name="ro1">
          <table:table-cell office:value-type="float" office:value="0.11375601" calcext:value-type="float">
            <text:p>0.11375601</text:p>
          </table:table-cell>
          <table:table-cell office:value-type="float" office:value="8.790744" calcext:value-type="float">
            <text:p>8.790744</text:p>
          </table:table-cell>
          <table:table-cell table:formula="of:=[.C362]+[.A363]" office:value-type="float" office:value="43.977065632" calcext:value-type="float">
            <text:p>43.977065632</text:p>
          </table:table-cell>
        </table:table-row>
        <table:table-row table:style-name="ro1">
          <table:table-cell office:value-type="float" office:value="0.11361868" calcext:value-type="float">
            <text:p>0.11361868</text:p>
          </table:table-cell>
          <table:table-cell office:value-type="float" office:value="8.80137" calcext:value-type="float">
            <text:p>8.80137</text:p>
          </table:table-cell>
          <table:table-cell table:formula="of:=[.C363]+[.A364]" office:value-type="float" office:value="44.090684312" calcext:value-type="float">
            <text:p>44.090684312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364]+[.A365]" office:value-type="float" office:value="44.204196172" calcext:value-type="float">
            <text:p>44.204196172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365]+[.A366]" office:value-type="float" office:value="44.317982698" calcext:value-type="float">
            <text:p>44.317982698</text:p>
          </table:table-cell>
        </table:table-row>
        <table:table-row table:style-name="ro1">
          <table:table-cell office:value-type="float" office:value="0.114030674" calcext:value-type="float">
            <text:p>0.114030674</text:p>
          </table:table-cell>
          <table:table-cell office:value-type="float" office:value="8.769569" calcext:value-type="float">
            <text:p>8.769569</text:p>
          </table:table-cell>
          <table:table-cell table:formula="of:=[.C366]+[.A367]" office:value-type="float" office:value="44.432013372" calcext:value-type="float">
            <text:p>44.432013372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367]+[.A368]" office:value-type="float" office:value="44.546166116" calcext:value-type="float">
            <text:p>44.546166116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368]+[.A369]" office:value-type="float" office:value="44.660349376" calcext:value-type="float">
            <text:p>44.660349376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369]+[.A370]" office:value-type="float" office:value="44.774563156" calcext:value-type="float">
            <text:p>44.774563156</text:p>
          </table:table-cell>
        </table:table-row>
        <table:table-row table:style-name="ro1">
          <table:table-cell office:value-type="float" office:value="0.114137486" calcext:value-type="float">
            <text:p>0.114137486</text:p>
          </table:table-cell>
          <table:table-cell office:value-type="float" office:value="8.761363" calcext:value-type="float">
            <text:p>8.761363</text:p>
          </table:table-cell>
          <table:table-cell table:formula="of:=[.C370]+[.A371]" office:value-type="float" office:value="44.888700642" calcext:value-type="float">
            <text:p>44.888700642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371]+[.A372]" office:value-type="float" office:value="45.002700792" calcext:value-type="float">
            <text:p>45.002700792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372]+[.A373]" office:value-type="float" office:value="45.116212652" calcext:value-type="float">
            <text:p>45.116212652</text:p>
          </table:table-cell>
        </table:table-row>
        <table:table-row table:style-name="ro1">
          <table:table-cell office:value-type="float" office:value="0.11311513" calcext:value-type="float">
            <text:p>0.11311513</text:p>
          </table:table-cell>
          <table:table-cell office:value-type="float" office:value="8.84055" calcext:value-type="float">
            <text:p>8.84055</text:p>
          </table:table-cell>
          <table:table-cell table:formula="of:=[.C373]+[.A374]" office:value-type="float" office:value="45.229327782" calcext:value-type="float">
            <text:p>45.229327782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374]+[.A375]" office:value-type="float" office:value="45.342381882" calcext:value-type="float">
            <text:p>45.342381882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375]+[.A376]" office:value-type="float" office:value="45.455283382" calcext:value-type="float">
            <text:p>45.455283382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376]+[.A377]" office:value-type="float" office:value="45.567620302" calcext:value-type="float">
            <text:p>45.567620302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377]+[.A378]" office:value-type="float" office:value="45.679056937" calcext:value-type="float">
            <text:p>45.679056937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378]+[.A379]" office:value-type="float" office:value="45.789654331" calcext:value-type="float">
            <text:p>45.789654331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379]+[.A380]" office:value-type="float" office:value="45.899763437" calcext:value-type="float">
            <text:p>45.899763437</text:p>
          </table:table-cell>
        </table:table-row>
        <table:table-row table:style-name="ro1">
          <table:table-cell office:value-type="float" office:value="0.11032273" calcext:value-type="float">
            <text:p>0.11032273</text:p>
          </table:table-cell>
          <table:table-cell office:value-type="float" office:value="9.064315" calcext:value-type="float">
            <text:p>9.064315</text:p>
          </table:table-cell>
          <table:table-cell table:formula="of:=[.C380]+[.A381]" office:value-type="float" office:value="46.010086167" calcext:value-type="float">
            <text:p>46.010086167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381]+[.A382]" office:value-type="float" office:value="46.120363117" calcext:value-type="float">
            <text:p>46.120363117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382]+[.A383]" office:value-type="float" office:value="46.230182297" calcext:value-type="float">
            <text:p>46.230182297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83]+[.A384]" office:value-type="float" office:value="46.339681037" calcext:value-type="float">
            <text:p>46.339681037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84]+[.A385]" office:value-type="float" office:value="46.449149257" calcext:value-type="float">
            <text:p>46.449149257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85]+[.A386]" office:value-type="float" office:value="46.558617477" calcext:value-type="float">
            <text:p>46.558617477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386]+[.A387]" office:value-type="float" office:value="46.668177251" calcext:value-type="float">
            <text:p>46.668177251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387]+[.A388]" office:value-type="float" office:value="46.777813327" calcext:value-type="float">
            <text:p>46.777813327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388]+[.A389]" office:value-type="float" office:value="46.887312067" calcext:value-type="float">
            <text:p>46.887312067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389]+[.A390]" office:value-type="float" office:value="46.996932887" calcext:value-type="float">
            <text:p>46.996932887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390]+[.A391]" office:value-type="float" office:value="47.106706292" calcext:value-type="float">
            <text:p>47.106706292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391]+[.A392]" office:value-type="float" office:value="47.216342368" calcext:value-type="float">
            <text:p>47.216342368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392]+[.A393]" office:value-type="float" office:value="47.326069998" calcext:value-type="float">
            <text:p>47.326069998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393]+[.A394]" office:value-type="float" office:value="47.435797628" calcext:value-type="float">
            <text:p>47.435797628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394]+[.A395]" office:value-type="float" office:value="47.545418448" calcext:value-type="float">
            <text:p>47.545418448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395]+[.A396]" office:value-type="float" office:value="47.654993478" calcext:value-type="float">
            <text:p>47.654993478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396]+[.A397]" office:value-type="float" office:value="47.764583768" calcext:value-type="float">
            <text:p>47.764583768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397]+[.A398]" office:value-type="float" office:value="47.874387688" calcext:value-type="float">
            <text:p>47.874387688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398]+[.A399]" office:value-type="float" office:value="47.984435748" calcext:value-type="float">
            <text:p>47.984435748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399]+[.A400]" office:value-type="float" office:value="48.094590628" calcext:value-type="float">
            <text:p>48.094590628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400]+[.A401]" office:value-type="float" office:value="48.204837063" calcext:value-type="float">
            <text:p>48.204837063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401]+[.A402]" office:value-type="float" office:value="48.315220827" calcext:value-type="float">
            <text:p>48.315220827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402]+[.A403]" office:value-type="float" office:value="48.425772437" calcext:value-type="float">
            <text:p>48.425772437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403]+[.A404]" office:value-type="float" office:value="48.536507157" calcext:value-type="float">
            <text:p>48.536507157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404]+[.A405]" office:value-type="float" office:value="48.647363951" calcext:value-type="float">
            <text:p>48.647363951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405]+[.A406]" office:value-type="float" office:value="48.758007121" calcext:value-type="float">
            <text:p>48.758007121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406]+[.A407]" office:value-type="float" office:value="48.868879171" calcext:value-type="float">
            <text:p>48.868879171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407]+[.A408]" office:value-type="float" office:value="48.980025891" calcext:value-type="float">
            <text:p>48.980025891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408]+[.A409]" office:value-type="float" office:value="49.090836911" calcext:value-type="float">
            <text:p>49.090836911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409]+[.A410]" office:value-type="float" office:value="49.200976531" calcext:value-type="float">
            <text:p>49.200976531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410]+[.A411]" office:value-type="float" office:value="49.310963561" calcext:value-type="float">
            <text:p>49.310963561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411]+[.A412]" office:value-type="float" office:value="49.420950591" calcext:value-type="float">
            <text:p>49.420950591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412]+[.A413]" office:value-type="float" office:value="49.531059697" calcext:value-type="float">
            <text:p>49.531059697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413]+[.A414]" office:value-type="float" office:value="49.641306132" calcext:value-type="float">
            <text:p>49.641306132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414]+[.A415]" office:value-type="float" office:value="49.751674637" calcext:value-type="float">
            <text:p>49.751674637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415]+[.A416]" office:value-type="float" office:value="49.862058401" calcext:value-type="float">
            <text:p>49.862058401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416]+[.A417]" office:value-type="float" office:value="49.972426906" calcext:value-type="float">
            <text:p>49.972426906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417]+[.A418]" office:value-type="float" office:value="50.082688596" calcext:value-type="float">
            <text:p>50.082688596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418]+[.A419]" office:value-type="float" office:value="50.192462001" calcext:value-type="float">
            <text:p>50.192462001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19]+[.A420]" office:value-type="float" office:value="50.301884446" calcext:value-type="float">
            <text:p>50.301884446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420]+[.A421]" office:value-type="float" office:value="50.411383186" calcext:value-type="float">
            <text:p>50.411383186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421]+[.A422]" office:value-type="float" office:value="50.520897186" calcext:value-type="float">
            <text:p>50.520897186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422]+[.A423]" office:value-type="float" office:value="50.630548521" calcext:value-type="float">
            <text:p>50.630548521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423]+[.A424]" office:value-type="float" office:value="50.740520291" calcext:value-type="float">
            <text:p>50.740520291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424]+[.A425]" office:value-type="float" office:value="50.850858281" calcext:value-type="float">
            <text:p>50.850858281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425]+[.A426]" office:value-type="float" office:value="50.961531971" calcext:value-type="float">
            <text:p>50.961531971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426]+[.A427]" office:value-type="float" office:value="51.072556611" calcext:value-type="float">
            <text:p>51.072556611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427]+[.A428]" office:value-type="float" office:value="51.183855917" calcext:value-type="float">
            <text:p>51.183855917</text:p>
          </table:table-cell>
        </table:table-row>
        <table:table-row table:style-name="ro1">
          <table:table-cell office:value-type="float" office:value="0.11161975" calcext:value-type="float">
            <text:p>0.11161975</text:p>
          </table:table-cell>
          <table:table-cell office:value-type="float" office:value="8.958988" calcext:value-type="float">
            <text:p>8.958988</text:p>
          </table:table-cell>
          <table:table-cell table:formula="of:=[.C428]+[.A429]" office:value-type="float" office:value="51.295475667" calcext:value-type="float">
            <text:p>51.295475667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429]+[.A430]" office:value-type="float" office:value="51.407202227" calcext:value-type="float">
            <text:p>51.407202227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430]+[.A431]" office:value-type="float" office:value="51.518898267" calcext:value-type="float">
            <text:p>51.518898267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431]+[.A432]" office:value-type="float" office:value="51.630594307" calcext:value-type="float">
            <text:p>51.630594307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432]+[.A433]" office:value-type="float" office:value="51.742427677" calcext:value-type="float">
            <text:p>51.742427677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433]+[.A434]" office:value-type="float" office:value="51.854428897" calcext:value-type="float">
            <text:p>51.854428897</text:p>
          </table:table-cell>
        </table:table-row>
        <table:table-row table:style-name="ro1">
          <table:table-cell office:value-type="float" office:value="0.11206226" calcext:value-type="float">
            <text:p>0.11206226</text:p>
          </table:table-cell>
          <table:table-cell office:value-type="float" office:value="8.923612" calcext:value-type="float">
            <text:p>8.923612</text:p>
          </table:table-cell>
          <table:table-cell table:formula="of:=[.C434]+[.A435]" office:value-type="float" office:value="51.966491157" calcext:value-type="float">
            <text:p>51.966491157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435]+[.A436]" office:value-type="float" office:value="52.078446597" calcext:value-type="float">
            <text:p>52.078446597</text:p>
          </table:table-cell>
        </table:table-row>
        <table:table-row table:style-name="ro1">
          <table:table-cell office:value-type="float" office:value="0.1119707" calcext:value-type="float">
            <text:p>0.1119707</text:p>
          </table:table-cell>
          <table:table-cell office:value-type="float" office:value="8.930907" calcext:value-type="float">
            <text:p>8.930907</text:p>
          </table:table-cell>
          <table:table-cell table:formula="of:=[.C436]+[.A437]" office:value-type="float" office:value="52.190417297" calcext:value-type="float">
            <text:p>52.190417297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437]+[.A438]" office:value-type="float" office:value="52.302449032" calcext:value-type="float">
            <text:p>52.302449032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438]+[.A439]" office:value-type="float" office:value="52.414190852" calcext:value-type="float">
            <text:p>52.414190852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439]+[.A440]" office:value-type="float" office:value="52.525795342" calcext:value-type="float">
            <text:p>52.525795342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440]+[.A441]" office:value-type="float" office:value="52.637567678" calcext:value-type="float">
            <text:p>52.637567678</text:p>
          </table:table-cell>
        </table:table-row>
        <table:table-row table:style-name="ro1">
          <table:table-cell office:value-type="float" office:value="0.11198596" calcext:value-type="float">
            <text:p>0.11198596</text:p>
          </table:table-cell>
          <table:table-cell office:value-type="float" office:value="8.92969" calcext:value-type="float">
            <text:p>8.92969</text:p>
          </table:table-cell>
          <table:table-cell table:formula="of:=[.C441]+[.A442]" office:value-type="float" office:value="52.749553638" calcext:value-type="float">
            <text:p>52.749553638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442]+[.A443]" office:value-type="float" office:value="52.861722708" calcext:value-type="float">
            <text:p>52.861722708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443]+[.A444]" office:value-type="float" office:value="52.973998588" calcext:value-type="float">
            <text:p>52.973998588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444]+[.A445]" office:value-type="float" office:value="53.086335508" calcext:value-type="float">
            <text:p>53.086335508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445]+[.A446]" office:value-type="float" office:value="53.198672428" calcext:value-type="float">
            <text:p>53.198672428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446]+[.A447]" office:value-type="float" office:value="53.310765208" calcext:value-type="float">
            <text:p>53.310765208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447]+[.A448]" office:value-type="float" office:value="53.422949538" calcext:value-type="float">
            <text:p>53.422949538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448]+[.A449]" office:value-type="float" office:value="53.535500088" calcext:value-type="float">
            <text:p>53.535500088</text:p>
          </table:table-cell>
        </table:table-row>
        <table:table-row table:style-name="ro1">
          <table:table-cell office:value-type="float" office:value="0.11300831" calcext:value-type="float">
            <text:p>0.11300831</text:p>
          </table:table-cell>
          <table:table-cell office:value-type="float" office:value="8.8489065" calcext:value-type="float">
            <text:p>8.8489065</text:p>
          </table:table-cell>
          <table:table-cell table:formula="of:=[.C449]+[.A450]" office:value-type="float" office:value="53.648508398" calcext:value-type="float">
            <text:p>53.648508398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450]+[.A451]" office:value-type="float" office:value="53.761760858" calcext:value-type="float">
            <text:p>53.761760858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451]+[.A452]" office:value-type="float" office:value="53.875165908" calcext:value-type="float">
            <text:p>53.875165908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452]+[.A453]" office:value-type="float" office:value="53.988616733" calcext:value-type="float">
            <text:p>53.988616733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453]+[.A454]" office:value-type="float" office:value="54.102067558" calcext:value-type="float">
            <text:p>54.102067558</text:p>
          </table:table-cell>
        </table:table-row>
        <table:table-row table:style-name="ro1">
          <table:table-cell office:value-type="float" office:value="0.113679715" calcext:value-type="float">
            <text:p>0.113679715</text:p>
          </table:table-cell>
          <table:table-cell office:value-type="float" office:value="8.796644" calcext:value-type="float">
            <text:p>8.796644</text:p>
          </table:table-cell>
          <table:table-cell table:formula="of:=[.C454]+[.A455]" office:value-type="float" office:value="54.215747273" calcext:value-type="float">
            <text:p>54.215747273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55]+[.A456]" office:value-type="float" office:value="54.329747423" calcext:value-type="float">
            <text:p>54.329747423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456]+[.A457]" office:value-type="float" office:value="54.444022238" calcext:value-type="float">
            <text:p>54.444022238</text:p>
          </table:table-cell>
        </table:table-row>
        <table:table-row table:style-name="ro1">
          <table:table-cell office:value-type="float" office:value="0.11459526" calcext:value-type="float">
            <text:p>0.11459526</text:p>
          </table:table-cell>
          <table:table-cell office:value-type="float" office:value="8.726365" calcext:value-type="float">
            <text:p>8.726365</text:p>
          </table:table-cell>
          <table:table-cell table:formula="of:=[.C457]+[.A458]" office:value-type="float" office:value="54.558617498" calcext:value-type="float">
            <text:p>54.558617498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458]+[.A459]" office:value-type="float" office:value="54.673395858" calcext:value-type="float">
            <text:p>54.673395858</text:p>
          </table:table-cell>
        </table:table-row>
        <table:table-row table:style-name="ro1">
          <table:table-cell office:value-type="float" office:value="0.1148394" calcext:value-type="float">
            <text:p>0.1148394</text:p>
          </table:table-cell>
          <table:table-cell office:value-type="float" office:value="8.707813" calcext:value-type="float">
            <text:p>8.707813</text:p>
          </table:table-cell>
          <table:table-cell table:formula="of:=[.C459]+[.A460]" office:value-type="float" office:value="54.788235258" calcext:value-type="float">
            <text:p>54.788235258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460]+[.A461]" office:value-type="float" office:value="54.903135688" calcext:value-type="float">
            <text:p>54.903135688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461]+[.A462]" office:value-type="float" office:value="55.017853018" calcext:value-type="float">
            <text:p>55.017853018</text:p>
          </table:table-cell>
        </table:table-row>
        <table:table-row table:style-name="ro1">
          <table:table-cell office:value-type="float" office:value="0.11458" calcext:value-type="float">
            <text:p>0.11458</text:p>
          </table:table-cell>
          <table:table-cell office:value-type="float" office:value="8.727527" calcext:value-type="float">
            <text:p>8.727527</text:p>
          </table:table-cell>
          <table:table-cell table:formula="of:=[.C462]+[.A463]" office:value-type="float" office:value="55.132433018" calcext:value-type="float">
            <text:p>55.132433018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463]+[.A464]" office:value-type="float" office:value="55.246585762" calcext:value-type="float">
            <text:p>55.246585762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464]+[.A465]" office:value-type="float" office:value="55.360311252" calcext:value-type="float">
            <text:p>55.360311252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465]+[.A466]" office:value-type="float" office:value="55.474219852" calcext:value-type="float">
            <text:p>55.474219852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466]+[.A467]" office:value-type="float" office:value="55.588311562" calcext:value-type="float">
            <text:p>55.588311562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467]+[.A468]" office:value-type="float" office:value="55.702433792" calcext:value-type="float">
            <text:p>55.702433792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468]+[.A469]" office:value-type="float" office:value="55.816586536" calcext:value-type="float">
            <text:p>55.816586536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469]+[.A470]" office:value-type="float" office:value="55.930861351" calcext:value-type="float">
            <text:p>55.930861351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470]+[.A471]" office:value-type="float" office:value="56.045242977" calcext:value-type="float">
            <text:p>56.045242977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471]+[.A472]" office:value-type="float" office:value="56.159929787" calcext:value-type="float">
            <text:p>56.159929787</text:p>
          </table:table-cell>
        </table:table-row>
        <table:table-row table:style-name="ro1">
          <table:table-cell office:value-type="float" office:value="0.11502251" calcext:value-type="float">
            <text:p>0.11502251</text:p>
          </table:table-cell>
          <table:table-cell office:value-type="float" office:value="8.693951" calcext:value-type="float">
            <text:p>8.693951</text:p>
          </table:table-cell>
          <table:table-cell table:formula="of:=[.C472]+[.A473]" office:value-type="float" office:value="56.274952297" calcext:value-type="float">
            <text:p>56.274952297</text:p>
          </table:table-cell>
        </table:table-row>
        <table:table-row table:style-name="ro1">
          <table:table-cell office:value-type="float" office:value="0.11544976" calcext:value-type="float">
            <text:p>0.11544976</text:p>
          </table:table-cell>
          <table:table-cell office:value-type="float" office:value="8.661777" calcext:value-type="float">
            <text:p>8.661777</text:p>
          </table:table-cell>
          <table:table-cell table:formula="of:=[.C473]+[.A474]" office:value-type="float" office:value="56.390402057" calcext:value-type="float">
            <text:p>56.390402057</text:p>
          </table:table-cell>
        </table:table-row>
        <table:table-row table:style-name="ro1">
          <table:table-cell office:value-type="float" office:value="0.11575494" calcext:value-type="float">
            <text:p>0.11575494</text:p>
          </table:table-cell>
          <table:table-cell office:value-type="float" office:value="8.63894" calcext:value-type="float">
            <text:p>8.63894</text:p>
          </table:table-cell>
          <table:table-cell table:formula="of:=[.C474]+[.A475]" office:value-type="float" office:value="56.506156997" calcext:value-type="float">
            <text:p>56.506156997</text:p>
          </table:table-cell>
        </table:table-row>
        <table:table-row table:style-name="ro1">
          <table:table-cell office:value-type="float" office:value="0.11575494" calcext:value-type="float">
            <text:p>0.11575494</text:p>
          </table:table-cell>
          <table:table-cell office:value-type="float" office:value="8.63894" calcext:value-type="float">
            <text:p>8.63894</text:p>
          </table:table-cell>
          <table:table-cell table:formula="of:=[.C475]+[.A476]" office:value-type="float" office:value="56.621911937" calcext:value-type="float">
            <text:p>56.621911937</text:p>
          </table:table-cell>
        </table:table-row>
        <table:table-row table:style-name="ro1">
          <table:table-cell office:value-type="float" office:value="0.115571834" calcext:value-type="float">
            <text:p>0.115571834</text:p>
          </table:table-cell>
          <table:table-cell office:value-type="float" office:value="8.652627" calcext:value-type="float">
            <text:p>8.652627</text:p>
          </table:table-cell>
          <table:table-cell table:formula="of:=[.C476]+[.A477]" office:value-type="float" office:value="56.737483771" calcext:value-type="float">
            <text:p>56.737483771</text:p>
          </table:table-cell>
        </table:table-row>
        <table:table-row table:style-name="ro1">
          <table:table-cell office:value-type="float" office:value="0.115083545" calcext:value-type="float">
            <text:p>0.115083545</text:p>
          </table:table-cell>
          <table:table-cell office:value-type="float" office:value="8.68934" calcext:value-type="float">
            <text:p>8.68934</text:p>
          </table:table-cell>
          <table:table-cell table:formula="of:=[.C477]+[.A478]" office:value-type="float" office:value="56.852567316" calcext:value-type="float">
            <text:p>56.852567316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478]+[.A479]" office:value-type="float" office:value="56.967040496" calcext:value-type="float">
            <text:p>56.967040496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8.728689" calcext:value-type="float">
            <text:p>8.728689</text:p>
          </table:table-cell>
          <table:table-cell table:formula="of:=[.C479]+[.A480]" office:value-type="float" office:value="57.081605236" calcext:value-type="float">
            <text:p>57.081605236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480]+[.A481]" office:value-type="float" office:value="57.196246266" calcext:value-type="float">
            <text:p>57.196246266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481]+[.A482]" office:value-type="float" office:value="57.31074997" calcext:value-type="float">
            <text:p>57.31074997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482]+[.A483]" office:value-type="float" office:value="57.425009526" calcext:value-type="float">
            <text:p>57.425009526</text:p>
          </table:table-cell>
        </table:table-row>
        <table:table-row table:style-name="ro1">
          <table:table-cell office:value-type="float" office:value="0.11412223" calcext:value-type="float">
            <text:p>0.11412223</text:p>
          </table:table-cell>
          <table:table-cell office:value-type="float" office:value="8.762534" calcext:value-type="float">
            <text:p>8.762534</text:p>
          </table:table-cell>
          <table:table-cell table:formula="of:=[.C483]+[.A484]" office:value-type="float" office:value="57.539131756" calcext:value-type="float">
            <text:p>57.539131756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484]+[.A485]" office:value-type="float" office:value="57.652704656" calcext:value-type="float">
            <text:p>57.652704656</text:p>
          </table:table-cell>
        </table:table-row>
        <table:table-row table:style-name="ro1">
          <table:table-cell office:value-type="float" office:value="0.11276417" calcext:value-type="float">
            <text:p>0.11276417</text:p>
          </table:table-cell>
          <table:table-cell office:value-type="float" office:value="8.868065" calcext:value-type="float">
            <text:p>8.868065</text:p>
          </table:table-cell>
          <table:table-cell table:formula="of:=[.C485]+[.A486]" office:value-type="float" office:value="57.765468826" calcext:value-type="float">
            <text:p>57.765468826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486]+[.A487]" office:value-type="float" office:value="57.877821006" calcext:value-type="float">
            <text:p>57.877821006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487]+[.A488]" office:value-type="float" office:value="57.990417332" calcext:value-type="float">
            <text:p>57.990417332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488]+[.A489]" office:value-type="float" office:value="58.103135728" calcext:value-type="float">
            <text:p>58.103135728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489]+[.A490]" office:value-type="float" office:value="58.215457388" calcext:value-type="float">
            <text:p>58.215457388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490]+[.A491]" office:value-type="float" office:value="58.327412828" calcext:value-type="float">
            <text:p>58.327412828</text:p>
          </table:table-cell>
        </table:table-row>
        <table:table-row table:style-name="ro1">
          <table:table-cell office:value-type="float" office:value="0.11194018" calcext:value-type="float">
            <text:p>0.11194018</text:p>
          </table:table-cell>
          <table:table-cell office:value-type="float" office:value="8.933342" calcext:value-type="float">
            <text:p>8.933342</text:p>
          </table:table-cell>
          <table:table-cell table:formula="of:=[.C491]+[.A492]" office:value-type="float" office:value="58.439353008" calcext:value-type="float">
            <text:p>58.439353008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492]+[.A493]" office:value-type="float" office:value="58.551400002" calcext:value-type="float">
            <text:p>58.551400002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493]+[.A494]" office:value-type="float" office:value="58.663126562" calcext:value-type="float">
            <text:p>58.663126562</text:p>
          </table:table-cell>
        </table:table-row>
        <table:table-row table:style-name="ro1">
          <table:table-cell office:value-type="float" office:value="0.111192495" calcext:value-type="float">
            <text:p>0.111192495</text:p>
          </table:table-cell>
          <table:table-cell office:value-type="float" office:value="8.993413" calcext:value-type="float">
            <text:p>8.993413</text:p>
          </table:table-cell>
          <table:table-cell table:formula="of:=[.C494]+[.A495]" office:value-type="float" office:value="58.774319057" calcext:value-type="float">
            <text:p>58.774319057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95]+[.A496]" office:value-type="float" office:value="58.885267407" calcext:value-type="float">
            <text:p>58.885267407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496]+[.A497]" office:value-type="float" office:value="58.996200497" calcext:value-type="float">
            <text:p>58.996200497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497]+[.A498]" office:value-type="float" office:value="59.106996257" calcext:value-type="float">
            <text:p>59.106996257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498]+[.A499]" office:value-type="float" office:value="59.218173493" calcext:value-type="float">
            <text:p>59.218173493</text:p>
          </table:table-cell>
        </table:table-row>
        <table:table-row table:style-name="ro1">
          <table:table-cell office:value-type="float" office:value="0.11128405" calcext:value-type="float">
            <text:p>0.11128405</text:p>
          </table:table-cell>
          <table:table-cell office:value-type="float" office:value="8.986014" calcext:value-type="float">
            <text:p>8.986014</text:p>
          </table:table-cell>
          <table:table-cell table:formula="of:=[.C499]+[.A500]" office:value-type="float" office:value="59.329457543" calcext:value-type="float">
            <text:p>59.329457543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500]+[.A501]" office:value-type="float" office:value="59.440634779" calcext:value-type="float">
            <text:p>59.440634779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501]+[.A502]" office:value-type="float" office:value="59.551979859" calcext:value-type="float">
            <text:p>59.551979859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502]+[.A503]" office:value-type="float" office:value="59.663187609" calcext:value-type="float">
            <text:p>59.66318760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503]+[.A504]" office:value-type="float" office:value="59.773861299" calcext:value-type="float">
            <text:p>59.773861299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504]+[.A505]" office:value-type="float" office:value="59.884199289" calcext:value-type="float">
            <text:p>59.884199289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505]+[.A506]" office:value-type="float" office:value="59.994171059" calcext:value-type="float">
            <text:p>59.994171059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506]+[.A507]" office:value-type="float" office:value="60.103685059" calcext:value-type="float">
            <text:p>60.103685059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507]+[.A508]" office:value-type="float" office:value="60.213122763" calcext:value-type="float">
            <text:p>60.213122763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508]+[.A509]" office:value-type="float" office:value="60.322652023" calcext:value-type="float">
            <text:p>60.322652023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509]+[.A510]" office:value-type="float" office:value="60.432639053" calcext:value-type="float">
            <text:p>60.432639053</text:p>
          </table:table-cell>
        </table:table-row>
        <table:table-row table:style-name="ro1">
          <table:table-cell office:value-type="float" office:value="0.11042954" calcext:value-type="float">
            <text:p>0.11042954</text:p>
          </table:table-cell>
          <table:table-cell office:value-type="float" office:value="9.055548" calcext:value-type="float">
            <text:p>9.055548</text:p>
          </table:table-cell>
          <table:table-cell table:formula="of:=[.C510]+[.A511]" office:value-type="float" office:value="60.543068593" calcext:value-type="float">
            <text:p>60.543068593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511]+[.A512]" office:value-type="float" office:value="60.653986423" calcext:value-type="float">
            <text:p>60.653986423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512]+[.A513]" office:value-type="float" office:value="60.765316247" calcext:value-type="float">
            <text:p>60.765316247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513]+[.A514]" office:value-type="float" office:value="60.876920737" calcext:value-type="float">
            <text:p>60.876920737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514]+[.A515]" office:value-type="float" office:value="60.988662557" calcext:value-type="float">
            <text:p>60.988662557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515]+[.A516]" office:value-type="float" office:value="61.100404377" calcext:value-type="float">
            <text:p>61.100404377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516]+[.A517]" office:value-type="float" office:value="61.212100417" calcext:value-type="float">
            <text:p>61.212100417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517]+[.A518]" office:value-type="float" office:value="61.323857497" calcext:value-type="float">
            <text:p>61.323857497</text:p>
          </table:table-cell>
        </table:table-row>
        <table:table-row table:style-name="ro1">
          <table:table-cell office:value-type="float" office:value="0.1119707" calcext:value-type="float">
            <text:p>0.1119707</text:p>
          </table:table-cell>
          <table:table-cell office:value-type="float" office:value="8.930907" calcext:value-type="float">
            <text:p>8.930907</text:p>
          </table:table-cell>
          <table:table-cell table:formula="of:=[.C518]+[.A519]" office:value-type="float" office:value="61.435828197" calcext:value-type="float">
            <text:p>61.435828197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519]+[.A520]" office:value-type="float" office:value="61.548073563" calcext:value-type="float">
            <text:p>61.548073563</text:p>
          </table:table-cell>
        </table:table-row>
        <table:table-row table:style-name="ro1">
          <table:table-cell office:value-type="float" office:value="0.112520024" calcext:value-type="float">
            <text:p>0.112520024</text:p>
          </table:table-cell>
          <table:table-cell office:value-type="float" office:value="8.887307" calcext:value-type="float">
            <text:p>8.887307</text:p>
          </table:table-cell>
          <table:table-cell table:formula="of:=[.C520]+[.A521]" office:value-type="float" office:value="61.660593587" calcext:value-type="float">
            <text:p>61.660593587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521]+[.A522]" office:value-type="float" office:value="61.772930507" calcext:value-type="float">
            <text:p>61.772930507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522]+[.A523]" office:value-type="float" office:value="61.884855431" calcext:value-type="float">
            <text:p>61.884855431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523]+[.A524]" office:value-type="float" office:value="61.996215771" calcext:value-type="float">
            <text:p>61.996215771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524]+[.A525]" office:value-type="float" office:value="62.107255671" calcext:value-type="float">
            <text:p>62.107255671</text:p>
          </table:table-cell>
        </table:table-row>
        <table:table-row table:style-name="ro1">
          <table:table-cell office:value-type="float" office:value="0.11035325" calcext:value-type="float">
            <text:p>0.11035325</text:p>
          </table:table-cell>
          <table:table-cell office:value-type="float" office:value="9.061809" calcext:value-type="float">
            <text:p>9.061809</text:p>
          </table:table-cell>
          <table:table-cell table:formula="of:=[.C525]+[.A526]" office:value-type="float" office:value="62.217608921" calcext:value-type="float">
            <text:p>62.217608921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526]+[.A527]" office:value-type="float" office:value="62.327321291" calcext:value-type="float">
            <text:p>62.327321291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527]+[.A528]" office:value-type="float" office:value="62.436957367" calcext:value-type="float">
            <text:p>62.436957367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528]+[.A529]" office:value-type="float" office:value="62.546562917" calcext:value-type="float">
            <text:p>62.546562917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529]+[.A530]" office:value-type="float" office:value="62.656031137" calcext:value-type="float">
            <text:p>62.656031137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530]+[.A531]" office:value-type="float" office:value="62.765545137" calcext:value-type="float">
            <text:p>62.765545137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531]+[.A532]" office:value-type="float" office:value="62.875181213" calcext:value-type="float">
            <text:p>62.875181213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532]+[.A533]" office:value-type="float" office:value="62.984817289" calcext:value-type="float">
            <text:p>62.984817289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533]+[.A534]" office:value-type="float" office:value="63.094575435" calcext:value-type="float">
            <text:p>63.094575435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534]+[.A535]" office:value-type="float" office:value="63.204516685" calcext:value-type="float">
            <text:p>63.204516685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535]+[.A536]" office:value-type="float" office:value="63.314641049" calcext:value-type="float">
            <text:p>63.314641049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536]+[.A537]" office:value-type="float" office:value="63.424826449" calcext:value-type="float">
            <text:p>63.424826449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537]+[.A538]" office:value-type="float" office:value="63.535194954" calcext:value-type="float">
            <text:p>63.535194954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538]+[.A539]" office:value-type="float" office:value="63.645685529" calcext:value-type="float">
            <text:p>63.64568552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539]+[.A540]" office:value-type="float" office:value="63.756359219" calcext:value-type="float">
            <text:p>63.75635921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540]+[.A541]" office:value-type="float" office:value="63.867170239" calcext:value-type="float">
            <text:p>63.867170239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541]+[.A542]" office:value-type="float" office:value="63.978057549" calcext:value-type="float">
            <text:p>63.978057549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542]+[.A543]" office:value-type="float" office:value="64.088609159" calcext:value-type="float">
            <text:p>64.088609159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543]+[.A544]" office:value-type="float" office:value="64.198779299" calcext:value-type="float">
            <text:p>64.198779299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544]+[.A545]" office:value-type="float" office:value="64.308934179" calcext:value-type="float">
            <text:p>64.308934179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545]+[.A546]" office:value-type="float" office:value="64.419165355" calcext:value-type="float">
            <text:p>64.419165355</text:p>
          </table:table-cell>
        </table:table-row>
        <table:table-row table:style-name="ro1">
          <table:table-cell office:value-type="float" office:value="0.10988022" calcext:value-type="float">
            <text:p>0.10988022</text:p>
          </table:table-cell>
          <table:table-cell office:value-type="float" office:value="9.10082" calcext:value-type="float">
            <text:p>9.10082</text:p>
          </table:table-cell>
          <table:table-cell table:formula="of:=[.C546]+[.A547]" office:value-type="float" office:value="64.529045575" calcext:value-type="float">
            <text:p>64.529045575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547]+[.A548]" office:value-type="float" office:value="64.638483279" calcext:value-type="float">
            <text:p>64.638483279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548]+[.A549]" office:value-type="float" office:value="64.747982019" calcext:value-type="float">
            <text:p>64.747982019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549]+[.A550]" office:value-type="float" office:value="64.857480759" calcext:value-type="float">
            <text:p>64.857480759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550]+[.A551]" office:value-type="float" office:value="64.967055789" calcext:value-type="float">
            <text:p>64.967055789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551]+[.A552]" office:value-type="float" office:value="65.076630819" calcext:value-type="float">
            <text:p>65.076630819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552]+[.A553]" office:value-type="float" office:value="65.186114299" calcext:value-type="float">
            <text:p>65.186114299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553]+[.A554]" office:value-type="float" office:value="65.295674073" calcext:value-type="float">
            <text:p>65.295674073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554]+[.A555]" office:value-type="float" office:value="65.405371183" calcext:value-type="float">
            <text:p>65.405371183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555]+[.A556]" office:value-type="float" office:value="65.515465023" calcext:value-type="float">
            <text:p>65.515465023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556]+[.A557]" office:value-type="float" office:value="65.626153973" calcext:value-type="float">
            <text:p>65.626153973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557]+[.A558]" office:value-type="float" office:value="65.737499053" calcext:value-type="float">
            <text:p>65.737499053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558]+[.A559]" office:value-type="float" office:value="65.849103543" calcext:value-type="float">
            <text:p>65.849103543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559]+[.A560]" office:value-type="float" office:value="65.960891138" calcext:value-type="float">
            <text:p>65.960891138</text:p>
          </table:table-cell>
        </table:table-row>
        <table:table-row table:style-name="ro1">
          <table:table-cell office:value-type="float" office:value="0.111665525" calcext:value-type="float">
            <text:p>0.111665525</text:p>
          </table:table-cell>
          <table:table-cell office:value-type="float" office:value="8.955316" calcext:value-type="float">
            <text:p>8.955316</text:p>
          </table:table-cell>
          <table:table-cell table:formula="of:=[.C560]+[.A561]" office:value-type="float" office:value="66.072556663" calcext:value-type="float">
            <text:p>66.072556663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561]+[.A562]" office:value-type="float" office:value="66.184161153" calcext:value-type="float">
            <text:p>66.184161153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562]+[.A563]" office:value-type="float" office:value="66.295948748" calcext:value-type="float">
            <text:p>66.295948748</text:p>
          </table:table-cell>
        </table:table-row>
        <table:table-row table:style-name="ro1">
          <table:table-cell office:value-type="float" office:value="0.11194018" calcext:value-type="float">
            <text:p>0.11194018</text:p>
          </table:table-cell>
          <table:table-cell office:value-type="float" office:value="8.933342" calcext:value-type="float">
            <text:p>8.933342</text:p>
          </table:table-cell>
          <table:table-cell table:formula="of:=[.C563]+[.A564]" office:value-type="float" office:value="66.407888928" calcext:value-type="float">
            <text:p>66.407888928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564]+[.A565]" office:value-type="float" office:value="66.519981708" calcext:value-type="float">
            <text:p>66.519981708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565]+[.A566]" office:value-type="float" office:value="66.632105004" calcext:value-type="float">
            <text:p>66.632105004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566]+[.A567]" office:value-type="float" office:value="66.744197784" calcext:value-type="float">
            <text:p>66.744197784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567]+[.A568]" office:value-type="float" office:value="66.856427894" calcext:value-type="float">
            <text:p>66.856427894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568]+[.A569]" office:value-type="float" office:value="66.96914629" calcext:value-type="float">
            <text:p>66.96914629</text:p>
          </table:table-cell>
        </table:table-row>
        <table:table-row table:style-name="ro1">
          <table:table-cell office:value-type="float" office:value="0.11314565" calcext:value-type="float">
            <text:p>0.11314565</text:p>
          </table:table-cell>
          <table:table-cell office:value-type="float" office:value="8.838165" calcext:value-type="float">
            <text:p>8.838165</text:p>
          </table:table-cell>
          <table:table-cell table:formula="of:=[.C569]+[.A570]" office:value-type="float" office:value="67.08229194" calcext:value-type="float">
            <text:p>67.08229194</text:p>
          </table:table-cell>
        </table:table-row>
        <table:table-row table:style-name="ro1">
          <table:table-cell office:value-type="float" office:value="0.11363394" calcext:value-type="float">
            <text:p>0.11363394</text:p>
          </table:table-cell>
          <table:table-cell office:value-type="float" office:value="8.800188" calcext:value-type="float">
            <text:p>8.800188</text:p>
          </table:table-cell>
          <table:table-cell table:formula="of:=[.C570]+[.A571]" office:value-type="float" office:value="67.19592588" calcext:value-type="float">
            <text:p>67.19592588</text:p>
          </table:table-cell>
        </table:table-row>
        <table:table-row table:style-name="ro1">
          <table:table-cell office:value-type="float" office:value="0.11395437" calcext:value-type="float">
            <text:p>0.11395437</text:p>
          </table:table-cell>
          <table:table-cell office:value-type="float" office:value="8.775442" calcext:value-type="float">
            <text:p>8.775442</text:p>
          </table:table-cell>
          <table:table-cell table:formula="of:=[.C571]+[.A572]" office:value-type="float" office:value="67.30988025" calcext:value-type="float">
            <text:p>67.30988025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572]+[.A573]" office:value-type="float" office:value="67.42418558" calcext:value-type="float">
            <text:p>67.42418558</text:p>
          </table:table-cell>
        </table:table-row>
        <table:table-row table:style-name="ro1">
          <table:table-cell office:value-type="float" office:value="0.11458" calcext:value-type="float">
            <text:p>0.11458</text:p>
          </table:table-cell>
          <table:table-cell office:value-type="float" office:value="8.727527" calcext:value-type="float">
            <text:p>8.727527</text:p>
          </table:table-cell>
          <table:table-cell table:formula="of:=[.C573]+[.A574]" office:value-type="float" office:value="67.53876558" calcext:value-type="float">
            <text:p>67.53876558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574]+[.A575]" office:value-type="float" office:value="67.65352868" calcext:value-type="float">
            <text:p>67.65352868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575]+[.A576]" office:value-type="float" office:value="67.76816971" calcext:value-type="float">
            <text:p>67.76816971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576]+[.A577]" office:value-type="float" office:value="67.88264289" calcext:value-type="float">
            <text:p>67.88264289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577]+[.A578]" office:value-type="float" office:value="67.99685667" calcext:value-type="float">
            <text:p>67.99685667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578]+[.A579]" office:value-type="float" office:value="68.11105519" calcext:value-type="float">
            <text:p>68.11105519</text:p>
          </table:table-cell>
        </table:table-row>
        <table:table-row table:style-name="ro1">
          <table:table-cell office:value-type="float" office:value="0.11429007" calcext:value-type="float">
            <text:p>0.11429007</text:p>
          </table:table-cell>
          <table:table-cell office:value-type="float" office:value="8.749666" calcext:value-type="float">
            <text:p>8.749666</text:p>
          </table:table-cell>
          <table:table-cell table:formula="of:=[.C579]+[.A580]" office:value-type="float" office:value="68.22534526" calcext:value-type="float">
            <text:p>68.22534526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580]+[.A581]" office:value-type="float" office:value="68.33969637" calcext:value-type="float">
            <text:p>68.33969637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581]+[.A582]" office:value-type="float" office:value="68.45421533" calcext:value-type="float">
            <text:p>68.45421533</text:p>
          </table:table-cell>
        </table:table-row>
        <table:table-row table:style-name="ro1">
          <table:table-cell office:value-type="float" office:value="0.11465629" calcext:value-type="float">
            <text:p>0.11465629</text:p>
          </table:table-cell>
          <table:table-cell office:value-type="float" office:value="8.72172" calcext:value-type="float">
            <text:p>8.72172</text:p>
          </table:table-cell>
          <table:table-cell table:formula="of:=[.C582]+[.A583]" office:value-type="float" office:value="68.56887162" calcext:value-type="float">
            <text:p>68.56887162</text:p>
          </table:table-cell>
        </table:table-row>
        <table:table-row table:style-name="ro1">
          <table:table-cell office:value-type="float" office:value="0.1148394" calcext:value-type="float">
            <text:p>0.1148394</text:p>
          </table:table-cell>
          <table:table-cell office:value-type="float" office:value="8.707813" calcext:value-type="float">
            <text:p>8.707813</text:p>
          </table:table-cell>
          <table:table-cell table:formula="of:=[.C583]+[.A584]" office:value-type="float" office:value="68.68371102" calcext:value-type="float">
            <text:p>68.68371102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584]+[.A585]" office:value-type="float" office:value="68.79853516" calcext:value-type="float">
            <text:p>68.79853516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585]+[.A586]" office:value-type="float" office:value="68.91322197" calcext:value-type="float">
            <text:p>68.91322197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586]+[.A587]" office:value-type="float" office:value="69.0275273" calcext:value-type="float">
            <text:p>69.0275273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587]+[.A588]" office:value-type="float" office:value="69.1414359" calcext:value-type="float">
            <text:p>69.1414359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588]+[.A589]" office:value-type="float" office:value="69.255222426" calcext:value-type="float">
            <text:p>69.255222426</text:p>
          </table:table-cell>
        </table:table-row>
        <table:table-row table:style-name="ro1">
          <table:table-cell office:value-type="float" office:value="0.11363394" calcext:value-type="float">
            <text:p>0.11363394</text:p>
          </table:table-cell>
          <table:table-cell office:value-type="float" office:value="8.800188" calcext:value-type="float">
            <text:p>8.800188</text:p>
          </table:table-cell>
          <table:table-cell table:formula="of:=[.C589]+[.A590]" office:value-type="float" office:value="69.368856366" calcext:value-type="float">
            <text:p>69.368856366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590]+[.A591]" office:value-type="float" office:value="69.482215636" calcext:value-type="float">
            <text:p>69.482215636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591]+[.A592]" office:value-type="float" office:value="69.595056102" calcext:value-type="float">
            <text:p>69.595056102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592]+[.A593]" office:value-type="float" office:value="69.707606652" calcext:value-type="float">
            <text:p>69.707606652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593]+[.A594]" office:value-type="float" office:value="69.820035122" calcext:value-type="float">
            <text:p>69.820035122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594]+[.A595]" office:value-type="float" office:value="69.932265232" calcext:value-type="float">
            <text:p>69.932265232</text:p>
          </table:table-cell>
        </table:table-row>
        <table:table-row table:style-name="ro1">
          <table:table-cell office:value-type="float" office:value="0.111772336" calcext:value-type="float">
            <text:p>0.111772336</text:p>
          </table:table-cell>
          <table:table-cell office:value-type="float" office:value="8.946757" calcext:value-type="float">
            <text:p>8.946757</text:p>
          </table:table-cell>
          <table:table-cell table:formula="of:=[.C595]+[.A596]" office:value-type="float" office:value="70.044037568" calcext:value-type="float">
            <text:p>70.044037568</text:p>
          </table:table-cell>
        </table:table-row>
        <table:table-row table:style-name="ro1">
          <table:table-cell office:value-type="float" office:value="0.11158923" calcext:value-type="float">
            <text:p>0.11158923</text:p>
          </table:table-cell>
          <table:table-cell office:value-type="float" office:value="8.961438" calcext:value-type="float">
            <text:p>8.961438</text:p>
          </table:table-cell>
          <table:table-cell table:formula="of:=[.C596]+[.A597]" office:value-type="float" office:value="70.155626798" calcext:value-type="float">
            <text:p>70.155626798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597]+[.A598]" office:value-type="float" office:value="70.267200768" calcext:value-type="float">
            <text:p>70.267200768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598]+[.A599]" office:value-type="float" office:value="70.378515333" calcext:value-type="float">
            <text:p>70.378515333</text:p>
          </table:table-cell>
        </table:table-row>
        <table:table-row table:style-name="ro1">
          <table:table-cell office:value-type="float" office:value="0.11108568" calcext:value-type="float">
            <text:p>0.11108568</text:p>
          </table:table-cell>
          <table:table-cell office:value-type="float" office:value="9.00206" calcext:value-type="float">
            <text:p>9.00206</text:p>
          </table:table-cell>
          <table:table-cell table:formula="of:=[.C599]+[.A600]" office:value-type="float" office:value="70.489601013" calcext:value-type="float">
            <text:p>70.489601013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600]+[.A601]" office:value-type="float" office:value="70.600625653" calcext:value-type="float">
            <text:p>70.600625653</text:p>
          </table:table-cell>
        </table:table-row>
        <table:table-row table:style-name="ro1">
          <table:table-cell office:value-type="float" office:value="0.11122301" calcext:value-type="float">
            <text:p>0.11122301</text:p>
          </table:table-cell>
          <table:table-cell office:value-type="float" office:value="8.990945" calcext:value-type="float">
            <text:p>8.990945</text:p>
          </table:table-cell>
          <table:table-cell table:formula="of:=[.C601]+[.A602]" office:value-type="float" office:value="70.711848663" calcext:value-type="float">
            <text:p>70.711848663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602]+[.A603]" office:value-type="float" office:value="70.822964863" calcext:value-type="float">
            <text:p>70.822964863</text:p>
          </table:table-cell>
        </table:table-row>
        <table:table-row table:style-name="ro1">
          <table:table-cell office:value-type="float" office:value="0.11056687" calcext:value-type="float">
            <text:p>0.11056687</text:p>
          </table:table-cell>
          <table:table-cell office:value-type="float" office:value="9.0443" calcext:value-type="float">
            <text:p>9.0443</text:p>
          </table:table-cell>
          <table:table-cell table:formula="of:=[.C603]+[.A604]" office:value-type="float" office:value="70.933531733" calcext:value-type="float">
            <text:p>70.933531733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604]+[.A605]" office:value-type="float" office:value="71.043778168" calcext:value-type="float">
            <text:p>71.043778168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605]+[.A606]" office:value-type="float" office:value="71.154055118" calcext:value-type="float">
            <text:p>71.154055118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606]+[.A607]" office:value-type="float" office:value="71.264209998" calcext:value-type="float">
            <text:p>71.264209998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607]+[.A608]" office:value-type="float" office:value="71.374029178" calcext:value-type="float">
            <text:p>71.37402917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608]+[.A609]" office:value-type="float" office:value="71.483634728" calcext:value-type="float">
            <text:p>71.483634728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609]+[.A610]" office:value-type="float" office:value="71.593194502" calcext:value-type="float">
            <text:p>71.593194502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610]+[.A611]" office:value-type="float" office:value="71.702876352" calcext:value-type="float">
            <text:p>71.702876352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611]+[.A612]" office:value-type="float" office:value="71.812481902" calcext:value-type="float">
            <text:p>71.812481902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612]+[.A613]" office:value-type="float" office:value="71.921980642" calcext:value-type="float">
            <text:p>71.921980642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613]+[.A614]" office:value-type="float" office:value="72.031448862" calcext:value-type="float">
            <text:p>72.031448862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614]+[.A615]" office:value-type="float" office:value="72.140962862" calcext:value-type="float">
            <text:p>72.140962862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615]+[.A616]" office:value-type="float" office:value="72.250522636" calcext:value-type="float">
            <text:p>72.250522636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616]+[.A617]" office:value-type="float" office:value="72.360204486" calcext:value-type="float">
            <text:p>72.360204486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617]+[.A618]" office:value-type="float" office:value="72.470069446" calcext:value-type="float">
            <text:p>72.470069446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618]+[.A619]" office:value-type="float" office:value="72.580605796" calcext:value-type="float">
            <text:p>72.580605796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619]+[.A620]" office:value-type="float" office:value="72.691844066" calcext:value-type="float">
            <text:p>72.691844066</text:p>
          </table:table-cell>
        </table:table-row>
        <table:table-row table:style-name="ro1">
          <table:table-cell office:value-type="float" office:value="0.11172656" calcext:value-type="float">
            <text:p>0.11172656</text:p>
          </table:table-cell>
          <table:table-cell office:value-type="float" office:value="8.950423" calcext:value-type="float">
            <text:p>8.950423</text:p>
          </table:table-cell>
          <table:table-cell table:formula="of:=[.C620]+[.A621]" office:value-type="float" office:value="72.803570626" calcext:value-type="float">
            <text:p>72.803570626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621]+[.A622]" office:value-type="float" office:value="72.91570918" calcext:value-type="float">
            <text:p>72.91570918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622]+[.A623]" office:value-type="float" office:value="73.02800032" calcext:value-type="float">
            <text:p>73.02800032</text:p>
          </table:table-cell>
        </table:table-row>
        <table:table-row table:style-name="ro1">
          <table:table-cell office:value-type="float" office:value="0.1119707" calcext:value-type="float">
            <text:p>0.1119707</text:p>
          </table:table-cell>
          <table:table-cell office:value-type="float" office:value="8.930907" calcext:value-type="float">
            <text:p>8.930907</text:p>
          </table:table-cell>
          <table:table-cell table:formula="of:=[.C623]+[.A624]" office:value-type="float" office:value="73.13997102" calcext:value-type="float">
            <text:p>73.13997102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624]+[.A625]" office:value-type="float" office:value="73.25171284" calcext:value-type="float">
            <text:p>73.25171284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625]+[.A626]" office:value-type="float" office:value="73.363637764" calcext:value-type="float">
            <text:p>73.363637764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626]+[.A627]" office:value-type="float" office:value="73.475791574" calcext:value-type="float">
            <text:p>73.475791574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27]+[.A628]" office:value-type="float" office:value="73.588235304" calcext:value-type="float">
            <text:p>73.588235304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628]+[.A629]" office:value-type="float" office:value="73.70083163" calcext:value-type="float">
            <text:p>73.70083163</text:p>
          </table:table-cell>
        </table:table-row>
        <table:table-row table:style-name="ro1">
          <table:table-cell office:value-type="float" office:value="0.11270314" calcext:value-type="float">
            <text:p>0.11270314</text:p>
          </table:table-cell>
          <table:table-cell office:value-type="float" office:value="8.872868" calcext:value-type="float">
            <text:p>8.872868</text:p>
          </table:table-cell>
          <table:table-cell table:formula="of:=[.C629]+[.A630]" office:value-type="float" office:value="73.81353477" calcext:value-type="float">
            <text:p>73.81353477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630]+[.A631]" office:value-type="float" office:value="73.92645153" calcext:value-type="float">
            <text:p>73.92645153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631]+[.A632]" office:value-type="float" office:value="74.039917614" calcext:value-type="float">
            <text:p>74.039917614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632]+[.A633]" office:value-type="float" office:value="74.154024584" calcext:value-type="float">
            <text:p>74.154024584</text:p>
          </table:table-cell>
        </table:table-row>
        <table:table-row table:style-name="ro1">
          <table:table-cell office:value-type="float" office:value="0.11480888" calcext:value-type="float">
            <text:p>0.11480888</text:p>
          </table:table-cell>
          <table:table-cell office:value-type="float" office:value="8.710128" calcext:value-type="float">
            <text:p>8.710128</text:p>
          </table:table-cell>
          <table:table-cell table:formula="of:=[.C633]+[.A634]" office:value-type="float" office:value="74.268833464" calcext:value-type="float">
            <text:p>74.268833464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634]+[.A635]" office:value-type="float" office:value="74.384176409" calcext:value-type="float">
            <text:p>74.384176409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635]+[.A636]" office:value-type="float" office:value="74.4997024689999" calcext:value-type="float">
            <text:p>74.4997024689999</text:p>
          </table:table-cell>
        </table:table-row>
        <table:table-row table:style-name="ro1">
          <table:table-cell office:value-type="float" office:value="0.115556575" calcext:value-type="float">
            <text:p>0.115556575</text:p>
          </table:table-cell>
          <table:table-cell office:value-type="float" office:value="8.6537695" calcext:value-type="float">
            <text:p>8.6537695</text:p>
          </table:table-cell>
          <table:table-cell table:formula="of:=[.C636]+[.A637]" office:value-type="float" office:value="74.6152590439999" calcext:value-type="float">
            <text:p>74.6152590439999</text:p>
          </table:table-cell>
        </table:table-row>
        <table:table-row table:style-name="ro1">
          <table:table-cell office:value-type="float" office:value="0.11538872" calcext:value-type="float">
            <text:p>0.11538872</text:p>
          </table:table-cell>
          <table:table-cell office:value-type="float" office:value="8.666358" calcext:value-type="float">
            <text:p>8.666358</text:p>
          </table:table-cell>
          <table:table-cell table:formula="of:=[.C637]+[.A638]" office:value-type="float" office:value="74.7306477639999" calcext:value-type="float">
            <text:p>74.7306477639999</text:p>
          </table:table-cell>
        </table:table-row>
        <table:table-row table:style-name="ro1">
          <table:table-cell office:value-type="float" office:value="0.1148394" calcext:value-type="float">
            <text:p>0.1148394</text:p>
          </table:table-cell>
          <table:table-cell office:value-type="float" office:value="8.707813" calcext:value-type="float">
            <text:p>8.707813</text:p>
          </table:table-cell>
          <table:table-cell table:formula="of:=[.C638]+[.A639]" office:value-type="float" office:value="74.8454871639999" calcext:value-type="float">
            <text:p>74.8454871639999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639]+[.A640]" office:value-type="float" office:value="74.9601739739999" calcext:value-type="float">
            <text:p>74.9601739739999</text:p>
          </table:table-cell>
        </table:table-row>
        <table:table-row table:style-name="ro1">
          <table:table-cell office:value-type="float" office:value="0.115205616" calcext:value-type="float">
            <text:p>0.115205616</text:p>
          </table:table-cell>
          <table:table-cell office:value-type="float" office:value="8.680133" calcext:value-type="float">
            <text:p>8.680133</text:p>
          </table:table-cell>
          <table:table-cell table:formula="of:=[.C640]+[.A641]" office:value-type="float" office:value="75.0753795899999" calcext:value-type="float">
            <text:p>75.0753795899999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641]+[.A642]" office:value-type="float" office:value="75.1910887499999" calcext:value-type="float">
            <text:p>75.1910887499999</text:p>
          </table:table-cell>
        </table:table-row>
        <table:table-row table:style-name="ro1">
          <table:table-cell office:value-type="float" office:value="0.11583123" calcext:value-type="float">
            <text:p>0.11583123</text:p>
          </table:table-cell>
          <table:table-cell office:value-type="float" office:value="8.63325" calcext:value-type="float">
            <text:p>8.63325</text:p>
          </table:table-cell>
          <table:table-cell table:formula="of:=[.C642]+[.A643]" office:value-type="float" office:value="75.3069199799999" calcext:value-type="float">
            <text:p>75.3069199799999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643]+[.A644]" office:value-type="float" office:value="75.4226291399999" calcext:value-type="float">
            <text:p>75.4226291399999</text:p>
          </table:table-cell>
        </table:table-row>
        <table:table-row table:style-name="ro1">
          <table:table-cell office:value-type="float" office:value="0.11563287" calcext:value-type="float">
            <text:p>0.11563287</text:p>
          </table:table-cell>
          <table:table-cell office:value-type="float" office:value="8.64806" calcext:value-type="float">
            <text:p>8.64806</text:p>
          </table:table-cell>
          <table:table-cell table:formula="of:=[.C644]+[.A645]" office:value-type="float" office:value="75.5382620099999" calcext:value-type="float">
            <text:p>75.5382620099999</text:p>
          </table:table-cell>
        </table:table-row>
        <table:table-row table:style-name="ro1">
          <table:table-cell office:value-type="float" office:value="0.11566339" calcext:value-type="float">
            <text:p>0.11566339</text:p>
          </table:table-cell>
          <table:table-cell office:value-type="float" office:value="8.645778" calcext:value-type="float">
            <text:p>8.645778</text:p>
          </table:table-cell>
          <table:table-cell table:formula="of:=[.C645]+[.A646]" office:value-type="float" office:value="75.6539253999999" calcext:value-type="float">
            <text:p>75.6539253999999</text:p>
          </table:table-cell>
        </table:table-row>
        <table:table-row table:style-name="ro1">
          <table:table-cell office:value-type="float" office:value="0.115815975" calcext:value-type="float">
            <text:p>0.115815975</text:p>
          </table:table-cell>
          <table:table-cell office:value-type="float" office:value="8.634387" calcext:value-type="float">
            <text:p>8.634387</text:p>
          </table:table-cell>
          <table:table-cell table:formula="of:=[.C646]+[.A647]" office:value-type="float" office:value="75.7697413749999" calcext:value-type="float">
            <text:p>75.769741374999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647]+[.A648]" office:value-type="float" office:value="75.8855878649999" calcext:value-type="float">
            <text:p>75.885587864999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648]+[.A649]" office:value-type="float" office:value="76.0014343549999" calcext:value-type="float">
            <text:p>76.001434354999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649]+[.A650]" office:value-type="float" office:value="76.1172808449999" calcext:value-type="float">
            <text:p>76.1172808449999</text:p>
          </table:table-cell>
        </table:table-row>
        <table:table-row table:style-name="ro1">
          <table:table-cell office:value-type="float" office:value="0.11564813" calcext:value-type="float">
            <text:p>0.11564813</text:p>
          </table:table-cell>
          <table:table-cell office:value-type="float" office:value="8.646919" calcext:value-type="float">
            <text:p>8.646919</text:p>
          </table:table-cell>
          <table:table-cell table:formula="of:=[.C650]+[.A651]" office:value-type="float" office:value="76.2329289749999" calcext:value-type="float">
            <text:p>76.2329289749999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651]+[.A652]" office:value-type="float" office:value="76.3478141489999" calcext:value-type="float">
            <text:p>76.3478141489999</text:p>
          </table:table-cell>
        </table:table-row>
        <table:table-row table:style-name="ro1">
          <table:table-cell office:value-type="float" office:value="0.114030674" calcext:value-type="float">
            <text:p>0.114030674</text:p>
          </table:table-cell>
          <table:table-cell office:value-type="float" office:value="8.769569" calcext:value-type="float">
            <text:p>8.769569</text:p>
          </table:table-cell>
          <table:table-cell table:formula="of:=[.C652]+[.A653]" office:value-type="float" office:value="76.4618448229999" calcext:value-type="float">
            <text:p>76.4618448229999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653]+[.A654]" office:value-type="float" office:value="76.5754940229999" calcext:value-type="float">
            <text:p>76.5754940229999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654]+[.A655]" office:value-type="float" office:value="76.6889448479999" calcext:value-type="float">
            <text:p>76.6889448479999</text:p>
          </table:table-cell>
        </table:table-row>
        <table:table-row table:style-name="ro1">
          <table:table-cell office:value-type="float" office:value="0.11309987" calcext:value-type="float">
            <text:p>0.11309987</text:p>
          </table:table-cell>
          <table:table-cell office:value-type="float" office:value="8.8417425" calcext:value-type="float">
            <text:p>8.8417425</text:p>
          </table:table-cell>
          <table:table-cell table:formula="of:=[.C655]+[.A656]" office:value-type="float" office:value="76.8020447179999" calcext:value-type="float">
            <text:p>76.8020447179999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656]+[.A657]" office:value-type="float" office:value="76.9142900839999" calcext:value-type="float">
            <text:p>76.9142900839999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657]+[.A658]" office:value-type="float" office:value="77.0256809439999" calcext:value-type="float">
            <text:p>77.0256809439999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658]+[.A659]" office:value-type="float" office:value="77.1362783379999" calcext:value-type="float">
            <text:p>77.1362783379999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659]+[.A660]" office:value-type="float" office:value="77.2463721779999" calcext:value-type="float">
            <text:p>77.2463721779999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660]+[.A661]" office:value-type="float" office:value="77.3561760979999" calcext:value-type="float">
            <text:p>77.3561760979999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661]+[.A662]" office:value-type="float" office:value="77.4657663879999" calcext:value-type="float">
            <text:p>77.4657663879999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662]+[.A663]" office:value-type="float" office:value="77.5752803879999" calcext:value-type="float">
            <text:p>77.5752803879999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663]+[.A664]" office:value-type="float" office:value="77.6848249039999" calcext:value-type="float">
            <text:p>77.6848249039999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664]+[.A665]" office:value-type="float" office:value="77.7944304539999" calcext:value-type="float">
            <text:p>77.7944304539999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665]+[.A666]" office:value-type="float" office:value="77.9043869639999" calcext:value-type="float">
            <text:p>77.9043869639999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666]+[.A667]" office:value-type="float" office:value="78.0148470239999" calcext:value-type="float">
            <text:p>78.0148470239999</text:p>
          </table:table-cell>
        </table:table-row>
        <table:table-row table:style-name="ro1">
          <table:table-cell office:value-type="float" office:value="0.111329824" calcext:value-type="float">
            <text:p>0.111329824</text:p>
          </table:table-cell>
          <table:table-cell office:value-type="float" office:value="8.982319" calcext:value-type="float">
            <text:p>8.982319</text:p>
          </table:table-cell>
          <table:table-cell table:formula="of:=[.C667]+[.A668]" office:value-type="float" office:value="78.1261768479999" calcext:value-type="float">
            <text:p>78.1261768479999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668]+[.A669]" office:value-type="float" office:value="78.2382848879999" calcext:value-type="float">
            <text:p>78.2382848879999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669]+[.A670]" office:value-type="float" office:value="78.3510948379999" calcext:value-type="float">
            <text:p>78.3510948379999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670]+[.A671]" office:value-type="float" office:value="78.4644083339999" calcext:value-type="float">
            <text:p>78.4644083339999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671]+[.A672]" office:value-type="float" office:value="78.5781185639999" calcext:value-type="float">
            <text:p>78.5781185639999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672]+[.A673]" office:value-type="float" office:value="78.6919508639999" calcext:value-type="float">
            <text:p>78.6919508639999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673]+[.A674]" office:value-type="float" office:value="78.8057831639999" calcext:value-type="float">
            <text:p>78.8057831639999</text:p>
          </table:table-cell>
        </table:table-row>
        <table:table-row table:style-name="ro1">
          <table:table-cell office:value-type="float" office:value="0.11404593" calcext:value-type="float">
            <text:p>0.11404593</text:p>
          </table:table-cell>
          <table:table-cell office:value-type="float" office:value="8.768396" calcext:value-type="float">
            <text:p>8.768396</text:p>
          </table:table-cell>
          <table:table-cell table:formula="of:=[.C674]+[.A675]" office:value-type="float" office:value="78.9198290939999" calcext:value-type="float">
            <text:p>78.9198290939999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675]+[.A676]" office:value-type="float" office:value="79.0342717539999" calcext:value-type="float">
            <text:p>79.0342717539999</text:p>
          </table:table-cell>
        </table:table-row>
        <table:table-row table:style-name="ro1">
          <table:table-cell office:value-type="float" office:value="0.11480888" calcext:value-type="float">
            <text:p>0.11480888</text:p>
          </table:table-cell>
          <table:table-cell office:value-type="float" office:value="8.710128" calcext:value-type="float">
            <text:p>8.710128</text:p>
          </table:table-cell>
          <table:table-cell table:formula="of:=[.C676]+[.A677]" office:value-type="float" office:value="79.1490806339999" calcext:value-type="float">
            <text:p>79.1490806339999</text:p>
          </table:table-cell>
        </table:table-row>
        <table:table-row table:style-name="ro1">
          <table:table-cell office:value-type="float" office:value="0.115342945" calcext:value-type="float">
            <text:p>0.115342945</text:p>
          </table:table-cell>
          <table:table-cell office:value-type="float" office:value="8.669798" calcext:value-type="float">
            <text:p>8.669798</text:p>
          </table:table-cell>
          <table:table-cell table:formula="of:=[.C677]+[.A678]" office:value-type="float" office:value="79.2644235789999" calcext:value-type="float">
            <text:p>79.2644235789999</text:p>
          </table:table-cell>
        </table:table-row>
        <table:table-row table:style-name="ro1">
          <table:table-cell office:value-type="float" office:value="0.115800716" calcext:value-type="float">
            <text:p>0.115800716</text:p>
          </table:table-cell>
          <table:table-cell office:value-type="float" office:value="8.635525" calcext:value-type="float">
            <text:p>8.635525</text:p>
          </table:table-cell>
          <table:table-cell table:formula="of:=[.C678]+[.A679]" office:value-type="float" office:value="79.3802242949999" calcext:value-type="float">
            <text:p>79.3802242949999</text:p>
          </table:table-cell>
        </table:table-row>
        <table:table-row table:style-name="ro1">
          <table:table-cell office:value-type="float" office:value="0.11578546" calcext:value-type="float">
            <text:p>0.11578546</text:p>
          </table:table-cell>
          <table:table-cell office:value-type="float" office:value="8.636663" calcext:value-type="float">
            <text:p>8.636663</text:p>
          </table:table-cell>
          <table:table-cell table:formula="of:=[.C679]+[.A680]" office:value-type="float" office:value="79.4960097549999" calcext:value-type="float">
            <text:p>79.496009754999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680]+[.A681]" office:value-type="float" office:value="79.6118562449999" calcext:value-type="float">
            <text:p>79.6118562449999</text:p>
          </table:table-cell>
        </table:table-row>
        <table:table-row table:style-name="ro1">
          <table:table-cell office:value-type="float" office:value="0.11586175" calcext:value-type="float">
            <text:p>0.11586175</text:p>
          </table:table-cell>
          <table:table-cell office:value-type="float" office:value="8.630976" calcext:value-type="float">
            <text:p>8.630976</text:p>
          </table:table-cell>
          <table:table-cell table:formula="of:=[.C681]+[.A682]" office:value-type="float" office:value="79.7277179949999" calcext:value-type="float">
            <text:p>79.7277179949999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682]+[.A683]" office:value-type="float" office:value="79.8435950049999" calcext:value-type="float">
            <text:p>79.8435950049999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683]+[.A684]" office:value-type="float" office:value="79.9594414949999" calcext:value-type="float">
            <text:p>79.9594414949999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684]+[.A685]" office:value-type="float" office:value="80.0749675549998" calcext:value-type="float">
            <text:p>80.0749675549998</text:p>
          </table:table-cell>
        </table:table-row>
        <table:table-row table:style-name="ro1">
          <table:table-cell office:value-type="float" office:value="0.11482414" calcext:value-type="float">
            <text:p>0.11482414</text:p>
          </table:table-cell>
          <table:table-cell office:value-type="float" office:value="8.70897" calcext:value-type="float">
            <text:p>8.70897</text:p>
          </table:table-cell>
          <table:table-cell table:formula="of:=[.C685]+[.A686]" office:value-type="float" office:value="80.1897916949998" calcext:value-type="float">
            <text:p>80.1897916949998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686]+[.A687]" office:value-type="float" office:value="80.3042648749998" calcext:value-type="float">
            <text:p>80.3042648749998</text:p>
          </table:table-cell>
        </table:table-row>
        <table:table-row table:style-name="ro1">
          <table:table-cell office:value-type="float" office:value="0.11454948" calcext:value-type="float">
            <text:p>0.11454948</text:p>
          </table:table-cell>
          <table:table-cell office:value-type="float" office:value="8.729852" calcext:value-type="float">
            <text:p>8.729852</text:p>
          </table:table-cell>
          <table:table-cell table:formula="of:=[.C687]+[.A688]" office:value-type="float" office:value="80.4188143549998" calcext:value-type="float">
            <text:p>80.4188143549998</text:p>
          </table:table-cell>
        </table:table-row>
        <table:table-row table:style-name="ro1">
          <table:table-cell office:value-type="float" office:value="0.11737239" calcext:value-type="float">
            <text:p>0.11737239</text:p>
          </table:table-cell>
          <table:table-cell office:value-type="float" office:value="8.519891" calcext:value-type="float">
            <text:p>8.519891</text:p>
          </table:table-cell>
          <table:table-cell table:formula="of:=[.C688]+[.A689]" office:value-type="float" office:value="80.5361867449998" calcext:value-type="float">
            <text:p>80.5361867449998</text:p>
          </table:table-cell>
        </table:table-row>
        <table:table-row table:style-name="ro1">
          <table:table-cell office:value-type="float" office:value="0.1244831" calcext:value-type="float">
            <text:p>0.1244831</text:p>
          </table:table-cell>
          <table:table-cell office:value-type="float" office:value="8.033219" calcext:value-type="float">
            <text:p>8.033219</text:p>
          </table:table-cell>
          <table:table-cell table:formula="of:=[.C689]+[.A690]" office:value-type="float" office:value="80.6606698449999" calcext:value-type="float">
            <text:p>80.6606698449999</text:p>
          </table:table-cell>
        </table:table-row>
        <table:table-row table:style-name="ro1">
          <table:table-cell office:value-type="float" office:value="0.17129777" calcext:value-type="float">
            <text:p>0.17129777</text:p>
          </table:table-cell>
          <table:table-cell office:value-type="float" office:value="5.8377876" calcext:value-type="float">
            <text:p>5.8377876</text:p>
          </table:table-cell>
          <table:table-cell table:formula="of:=[.C690]+[.A691]" office:value-type="float" office:value="80.8319676149998" calcext:value-type="float">
            <text:p>80.8319676149998</text:p>
          </table:table-cell>
        </table:table-row>
        <table:table-row table:style-name="ro1">
          <table:table-cell office:value-type="float" office:value="1.0234379" calcext:value-type="float">
            <text:p>1.0234379</text:p>
          </table:table-cell>
          <table:table-cell office:value-type="float" office:value="0.97709894" calcext:value-type="float">
            <text:p>0.97709894</text:p>
          </table:table-cell>
          <table:table-cell table:formula="of:=[.C691]+[.A692]" office:value-type="float" office:value="81.8554055149999" calcext:value-type="float">
            <text:p>81.8554055149999</text:p>
          </table:table-cell>
        </table:table-row>
        <table:table-row table:style-name="ro1">
          <table:table-cell office:value-type="float" office:value="0.24324407" calcext:value-type="float">
            <text:p>0.24324407</text:p>
          </table:table-cell>
          <table:table-cell office:value-type="float" office:value="4.1110973" calcext:value-type="float">
            <text:p>4.1110973</text:p>
          </table:table-cell>
          <table:table-cell table:formula="of:=[.C692]+[.A693]" office:value-type="float" office:value="82.0986495849999" calcext:value-type="float">
            <text:p>82.0986495849999</text:p>
          </table:table-cell>
        </table:table-row>
        <table:table-row table:style-name="ro1">
          <table:table-cell office:value-type="float" office:value="0.1360647" calcext:value-type="float">
            <text:p>0.1360647</text:p>
          </table:table-cell>
          <table:table-cell office:value-type="float" office:value="7.3494453" calcext:value-type="float">
            <text:p>7.3494453</text:p>
          </table:table-cell>
          <table:table-cell table:formula="of:=[.C693]+[.A694]" office:value-type="float" office:value="82.2347142849999" calcext:value-type="float">
            <text:p>82.2347142849999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694]+[.A695]" office:value-type="float" office:value="82.3400625749999" calcext:value-type="float">
            <text:p>82.3400625749999</text:p>
          </table:table-cell>
        </table:table-row>
        <table:table-row table:style-name="ro1">
          <table:table-cell office:value-type="float" office:value="0.09637598" calcext:value-type="float">
            <text:p>0.09637598</text:p>
          </table:table-cell>
          <table:table-cell office:value-type="float" office:value="10.376029" calcext:value-type="float">
            <text:p>10.376029</text:p>
          </table:table-cell>
          <table:table-cell table:formula="of:=[.C695]+[.A696]" office:value-type="float" office:value="82.4364385549999" calcext:value-type="float">
            <text:p>82.4364385549999</text:p>
          </table:table-cell>
        </table:table-row>
        <table:table-row table:style-name="ro1">
          <table:table-cell office:value-type="float" office:value="0.10193027" calcext:value-type="float">
            <text:p>0.10193027</text:p>
          </table:table-cell>
          <table:table-cell office:value-type="float" office:value="9.810628" calcext:value-type="float">
            <text:p>9.810628</text:p>
          </table:table-cell>
          <table:table-cell table:formula="of:=[.C696]+[.A697]" office:value-type="float" office:value="82.5383688249999" calcext:value-type="float">
            <text:p>82.5383688249999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697]+[.A698]" office:value-type="float" office:value="82.6490577749999" calcext:value-type="float">
            <text:p>82.6490577749999</text:p>
          </table:table-cell>
        </table:table-row>
        <table:table-row table:style-name="ro1">
          <table:table-cell office:value-type="float" office:value="0.12166018" calcext:value-type="float">
            <text:p>0.12166018</text:p>
          </table:table-cell>
          <table:table-cell office:value-type="float" office:value="8.219616" calcext:value-type="float">
            <text:p>8.219616</text:p>
          </table:table-cell>
          <table:table-cell table:formula="of:=[.C698]+[.A699]" office:value-type="float" office:value="82.7707179549999" calcext:value-type="float">
            <text:p>82.7707179549999</text:p>
          </table:table-cell>
        </table:table-row>
        <table:table-row table:style-name="ro1">
          <table:table-cell office:value-type="float" office:value="0.13559167" calcext:value-type="float">
            <text:p>0.13559167</text:p>
          </table:table-cell>
          <table:table-cell office:value-type="float" office:value="7.3750844" calcext:value-type="float">
            <text:p>7.3750844</text:p>
          </table:table-cell>
          <table:table-cell table:formula="of:=[.C699]+[.A700]" office:value-type="float" office:value="82.9063096249999" calcext:value-type="float">
            <text:p>82.9063096249999</text:p>
          </table:table-cell>
        </table:table-row>
        <table:table-row table:style-name="ro1">
          <table:table-cell office:value-type="float" office:value="0.15526055" calcext:value-type="float">
            <text:p>0.15526055</text:p>
          </table:table-cell>
          <table:table-cell office:value-type="float" office:value="6.4407864" calcext:value-type="float">
            <text:p>6.4407864</text:p>
          </table:table-cell>
          <table:table-cell table:formula="of:=[.C700]+[.A701]" office:value-type="float" office:value="83.0615701749998" calcext:value-type="float">
            <text:p>83.0615701749998</text:p>
          </table:table-cell>
        </table:table-row>
        <table:table-row table:style-name="ro1">
          <table:table-cell office:value-type="float" office:value="0.1866331" calcext:value-type="float">
            <text:p>0.1866331</text:p>
          </table:table-cell>
          <table:table-cell office:value-type="float" office:value="5.3581066" calcext:value-type="float">
            <text:p>5.3581066</text:p>
          </table:table-cell>
          <table:table-cell table:formula="of:=[.C701]+[.A702]" office:value-type="float" office:value="83.2482032749998" calcext:value-type="float">
            <text:p>83.2482032749998</text:p>
          </table:table-cell>
        </table:table-row>
        <table:table-row table:style-name="ro1">
          <table:table-cell office:value-type="float" office:value="0.22436866" calcext:value-type="float">
            <text:p>0.22436866</text:p>
          </table:table-cell>
          <table:table-cell office:value-type="float" office:value="4.4569507" calcext:value-type="float">
            <text:p>4.4569507</text:p>
          </table:table-cell>
          <table:table-cell table:formula="of:=[.C702]+[.A703]" office:value-type="float" office:value="83.4725719349998" calcext:value-type="float">
            <text:p>83.4725719349998</text:p>
          </table:table-cell>
        </table:table-row>
        <table:table-row table:style-name="ro1">
          <table:table-cell office:value-type="float" office:value="0.24388495" calcext:value-type="float">
            <text:p>0.24388495</text:p>
          </table:table-cell>
          <table:table-cell office:value-type="float" office:value="4.1002936" calcext:value-type="float">
            <text:p>4.1002936</text:p>
          </table:table-cell>
          <table:table-cell table:formula="of:=[.C703]+[.A704]" office:value-type="float" office:value="83.7164568849998" calcext:value-type="float">
            <text:p>83.7164568849998</text:p>
          </table:table-cell>
        </table:table-row>
        <table:table-row table:style-name="ro1">
          <table:table-cell office:value-type="float" office:value="0.21234454" calcext:value-type="float">
            <text:p>0.21234454</text:p>
          </table:table-cell>
          <table:table-cell office:value-type="float" office:value="4.709327" calcext:value-type="float">
            <text:p>4.709327</text:p>
          </table:table-cell>
          <table:table-cell table:formula="of:=[.C704]+[.A705]" office:value-type="float" office:value="83.9288014249998" calcext:value-type="float">
            <text:p>83.9288014249998</text:p>
          </table:table-cell>
        </table:table-row>
        <table:table-row table:style-name="ro1">
          <table:table-cell office:value-type="float" office:value="0.17831694" calcext:value-type="float">
            <text:p>0.17831694</text:p>
          </table:table-cell>
          <table:table-cell office:value-type="float" office:value="5.6079926" calcext:value-type="float">
            <text:p>5.6079926</text:p>
          </table:table-cell>
          <table:table-cell table:formula="of:=[.C705]+[.A706]" office:value-type="float" office:value="84.1071183649998" calcext:value-type="float">
            <text:p>84.1071183649998</text:p>
          </table:table-cell>
        </table:table-row>
        <table:table-row table:style-name="ro1">
          <table:table-cell office:value-type="float" office:value="0.1493553" calcext:value-type="float">
            <text:p>0.1493553</text:p>
          </table:table-cell>
          <table:table-cell office:value-type="float" office:value="6.695443" calcext:value-type="float">
            <text:p>6.695443</text:p>
          </table:table-cell>
          <table:table-cell table:formula="of:=[.C706]+[.A707]" office:value-type="float" office:value="84.2564736649998" calcext:value-type="float">
            <text:p>84.2564736649998</text:p>
          </table:table-cell>
        </table:table-row>
        <table:table-row table:style-name="ro1">
          <table:table-cell office:value-type="float" office:value="0.12660411" calcext:value-type="float">
            <text:p>0.12660411</text:p>
          </table:table-cell>
          <table:table-cell office:value-type="float" office:value="7.898638" calcext:value-type="float">
            <text:p>7.898638</text:p>
          </table:table-cell>
          <table:table-cell table:formula="of:=[.C707]+[.A708]" office:value-type="float" office:value="84.3830777749998" calcext:value-type="float">
            <text:p>84.3830777749998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708]+[.A709]" office:value-type="float" office:value="84.4946517449998" calcext:value-type="float">
            <text:p>84.4946517449998</text:p>
          </table:table-cell>
        </table:table-row>
        <table:table-row table:style-name="ro1">
          <table:table-cell office:value-type="float" office:value="0.10371557" calcext:value-type="float">
            <text:p>0.10371557</text:p>
          </table:table-cell>
          <table:table-cell office:value-type="float" office:value="9.641754" calcext:value-type="float">
            <text:p>9.641754</text:p>
          </table:table-cell>
          <table:table-cell table:formula="of:=[.C709]+[.A710]" office:value-type="float" office:value="84.5983673149998" calcext:value-type="float">
            <text:p>84.5983673149998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710]+[.A711]" office:value-type="float" office:value="84.7031357649998" calcext:value-type="float">
            <text:p>84.7031357649998</text:p>
          </table:table-cell>
        </table:table-row>
        <table:table-row table:style-name="ro1">
          <table:table-cell office:value-type="float" office:value="0.11369497" calcext:value-type="float">
            <text:p>0.11369497</text:p>
          </table:table-cell>
          <table:table-cell office:value-type="float" office:value="8.795464" calcext:value-type="float">
            <text:p>8.795464</text:p>
          </table:table-cell>
          <table:table-cell table:formula="of:=[.C711]+[.A712]" office:value-type="float" office:value="84.8168307349998" calcext:value-type="float">
            <text:p>84.8168307349998</text:p>
          </table:table-cell>
        </table:table-row>
        <table:table-row table:style-name="ro1">
          <table:table-cell office:value-type="float" office:value="0.12713817" calcext:value-type="float">
            <text:p>0.12713817</text:p>
          </table:table-cell>
          <table:table-cell office:value-type="float" office:value="7.8654585" calcext:value-type="float">
            <text:p>7.8654585</text:p>
          </table:table-cell>
          <table:table-cell table:formula="of:=[.C712]+[.A713]" office:value-type="float" office:value="84.9439689049998" calcext:value-type="float">
            <text:p>84.9439689049998</text:p>
          </table:table-cell>
        </table:table-row>
        <table:table-row table:style-name="ro1">
          <table:table-cell office:value-type="float" office:value="0.14866865" calcext:value-type="float">
            <text:p>0.14866865</text:p>
          </table:table-cell>
          <table:table-cell office:value-type="float" office:value="6.726368" calcext:value-type="float">
            <text:p>6.726368</text:p>
          </table:table-cell>
          <table:table-cell table:formula="of:=[.C713]+[.A714]" office:value-type="float" office:value="85.0926375549998" calcext:value-type="float">
            <text:p>85.0926375549998</text:p>
          </table:table-cell>
        </table:table-row>
        <table:table-row table:style-name="ro1">
          <table:table-cell office:value-type="float" office:value="0.19287404" calcext:value-type="float">
            <text:p>0.19287404</text:p>
          </table:table-cell>
          <table:table-cell office:value-type="float" office:value="5.184731" calcext:value-type="float">
            <text:p>5.184731</text:p>
          </table:table-cell>
          <table:table-cell table:formula="of:=[.C714]+[.A715]" office:value-type="float" office:value="85.2855115949998" calcext:value-type="float">
            <text:p>85.2855115949998</text:p>
          </table:table-cell>
        </table:table-row>
        <table:table-row table:style-name="ro1">
          <table:table-cell office:value-type="float" office:value="0.2527657" calcext:value-type="float">
            <text:p>0.2527657</text:p>
          </table:table-cell>
          <table:table-cell office:value-type="float" office:value="3.956233" calcext:value-type="float">
            <text:p>3.956233</text:p>
          </table:table-cell>
          <table:table-cell table:formula="of:=[.C715]+[.A716]" office:value-type="float" office:value="85.5382772949998" calcext:value-type="float">
            <text:p>85.5382772949998</text:p>
          </table:table-cell>
        </table:table-row>
        <table:table-row table:style-name="ro1">
          <table:table-cell office:value-type="float" office:value="0.29712367" calcext:value-type="float">
            <text:p>0.29712367</text:p>
          </table:table-cell>
          <table:table-cell office:value-type="float" office:value="3.365602" calcext:value-type="float">
            <text:p>3.365602</text:p>
          </table:table-cell>
          <table:table-cell table:formula="of:=[.C716]+[.A717]" office:value-type="float" office:value="85.8354009649998" calcext:value-type="float">
            <text:p>85.8354009649998</text:p>
          </table:table-cell>
        </table:table-row>
        <table:table-row table:style-name="ro1">
          <table:table-cell office:value-type="float" office:value="0.3022202" calcext:value-type="float">
            <text:p>0.3022202</text:p>
          </table:table-cell>
          <table:table-cell office:value-type="float" office:value="3.3088458" calcext:value-type="float">
            <text:p>3.3088458</text:p>
          </table:table-cell>
          <table:table-cell table:formula="of:=[.C717]+[.A718]" office:value-type="float" office:value="86.1376211649998" calcext:value-type="float">
            <text:p>86.1376211649998</text:p>
          </table:table-cell>
        </table:table-row>
        <table:table-row table:style-name="ro1">
          <table:table-cell office:value-type="float" office:value="0.23373769" calcext:value-type="float">
            <text:p>0.23373769</text:p>
          </table:table-cell>
          <table:table-cell office:value-type="float" office:value="4.2783003" calcext:value-type="float">
            <text:p>4.2783003</text:p>
          </table:table-cell>
          <table:table-cell table:formula="of:=[.C718]+[.A719]" office:value-type="float" office:value="86.3713588549998" calcext:value-type="float">
            <text:p>86.3713588549998</text:p>
          </table:table-cell>
        </table:table-row>
        <table:table-row table:style-name="ro1">
          <table:table-cell office:value-type="float" office:value="0.17442589" calcext:value-type="float">
            <text:p>0.17442589</text:p>
          </table:table-cell>
          <table:table-cell office:value-type="float" office:value="5.733094" calcext:value-type="float">
            <text:p>5.733094</text:p>
          </table:table-cell>
          <table:table-cell table:formula="of:=[.C719]+[.A720]" office:value-type="float" office:value="86.5457847449998" calcext:value-type="float">
            <text:p>86.5457847449998</text:p>
          </table:table-cell>
        </table:table-row>
        <table:table-row table:style-name="ro1">
          <table:table-cell office:value-type="float" office:value="0.13835356" calcext:value-type="float">
            <text:p>0.13835356</text:p>
          </table:table-cell>
          <table:table-cell office:value-type="float" office:value="7.227859" calcext:value-type="float">
            <text:p>7.227859</text:p>
          </table:table-cell>
          <table:table-cell table:formula="of:=[.C720]+[.A721]" office:value-type="float" office:value="86.6841383049998" calcext:value-type="float">
            <text:p>86.6841383049998</text:p>
          </table:table-cell>
        </table:table-row>
        <table:table-row table:style-name="ro1">
          <table:table-cell office:value-type="float" office:value="0.116639964" calcext:value-type="float">
            <text:p>0.116639964</text:p>
          </table:table-cell>
          <table:table-cell office:value-type="float" office:value="8.573391" calcext:value-type="float">
            <text:p>8.573391</text:p>
          </table:table-cell>
          <table:table-cell table:formula="of:=[.C721]+[.A722]" office:value-type="float" office:value="86.8007782689998" calcext:value-type="float">
            <text:p>86.8007782689998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722]+[.A723]" office:value-type="float" office:value="86.9062638889998" calcext:value-type="float">
            <text:p>86.9062638889998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723]+[.A724]" office:value-type="float" office:value="87.0137942149998" calcext:value-type="float">
            <text:p>87.0137942149998</text:p>
          </table:table-cell>
        </table:table-row>
        <table:table-row table:style-name="ro1">
          <table:table-cell office:value-type="float" office:value="0.12048524" calcext:value-type="float">
            <text:p>0.12048524</text:p>
          </table:table-cell>
          <table:table-cell office:value-type="float" office:value="8.299772" calcext:value-type="float">
            <text:p>8.299772</text:p>
          </table:table-cell>
          <table:table-cell table:formula="of:=[.C724]+[.A725]" office:value-type="float" office:value="87.1342794549998" calcext:value-type="float">
            <text:p>87.1342794549998</text:p>
          </table:table-cell>
        </table:table-row>
        <table:table-row table:style-name="ro1">
          <table:table-cell office:value-type="float" office:value="0.1367361" calcext:value-type="float">
            <text:p>0.1367361</text:p>
          </table:table-cell>
          <table:table-cell office:value-type="float" office:value="7.313358" calcext:value-type="float">
            <text:p>7.313358</text:p>
          </table:table-cell>
          <table:table-cell table:formula="of:=[.C725]+[.A726]" office:value-type="float" office:value="87.2710155549998" calcext:value-type="float">
            <text:p>87.2710155549998</text:p>
          </table:table-cell>
        </table:table-row>
        <table:table-row table:style-name="ro1">
          <table:table-cell office:value-type="float" office:value="0.16174564" calcext:value-type="float">
            <text:p>0.16174564</text:p>
          </table:table-cell>
          <table:table-cell office:value-type="float" office:value="6.182547" calcext:value-type="float">
            <text:p>6.182547</text:p>
          </table:table-cell>
          <table:table-cell table:formula="of:=[.C726]+[.A727]" office:value-type="float" office:value="87.4327611949998" calcext:value-type="float">
            <text:p>87.4327611949998</text:p>
          </table:table-cell>
        </table:table-row>
        <table:table-row table:style-name="ro1">
          <table:table-cell office:value-type="float" office:value="0.22175936" calcext:value-type="float">
            <text:p>0.22175936</text:p>
          </table:table-cell>
          <table:table-cell office:value-type="float" office:value="4.5093927" calcext:value-type="float">
            <text:p>4.5093927</text:p>
          </table:table-cell>
          <table:table-cell table:formula="of:=[.C727]+[.A728]" office:value-type="float" office:value="87.6545205549998" calcext:value-type="float">
            <text:p>87.6545205549998</text:p>
          </table:table-cell>
        </table:table-row>
        <table:table-row table:style-name="ro1">
          <table:table-cell office:value-type="float" office:value="0.33212787" calcext:value-type="float">
            <text:p>0.33212787</text:p>
          </table:table-cell>
          <table:table-cell office:value-type="float" office:value="3.0108886" calcext:value-type="float">
            <text:p>3.0108886</text:p>
          </table:table-cell>
          <table:table-cell table:formula="of:=[.C728]+[.A729]" office:value-type="float" office:value="87.9866484249998" calcext:value-type="float">
            <text:p>87.9866484249998</text:p>
          </table:table-cell>
        </table:table-row>
        <table:table-row table:style-name="ro1">
          <table:table-cell office:value-type="float" office:value="0.44240484" calcext:value-type="float">
            <text:p>0.44240484</text:p>
          </table:table-cell>
          <table:table-cell office:value-type="float" office:value="2.260373" calcext:value-type="float">
            <text:p>2.260373</text:p>
          </table:table-cell>
          <table:table-cell table:formula="of:=[.C729]+[.A730]" office:value-type="float" office:value="88.4290532649998" calcext:value-type="float">
            <text:p>88.4290532649998</text:p>
          </table:table-cell>
        </table:table-row>
        <table:table-row table:style-name="ro1">
          <table:table-cell office:value-type="float" office:value="0.35425344" calcext:value-type="float">
            <text:p>0.35425344</text:p>
          </table:table-cell>
          <table:table-cell office:value-type="float" office:value="2.8228376" calcext:value-type="float">
            <text:p>2.8228376</text:p>
          </table:table-cell>
          <table:table-cell table:formula="of:=[.C730]+[.A731]" office:value-type="float" office:value="88.7833067049998" calcext:value-type="float">
            <text:p>88.7833067049998</text:p>
          </table:table-cell>
        </table:table-row>
        <table:table-row table:style-name="ro1">
          <table:table-cell office:value-type="float" office:value="0.22247654" calcext:value-type="float">
            <text:p>0.22247654</text:p>
          </table:table-cell>
          <table:table-cell office:value-type="float" office:value="4.494856" calcext:value-type="float">
            <text:p>4.494856</text:p>
          </table:table-cell>
          <table:table-cell table:formula="of:=[.C731]+[.A732]" office:value-type="float" office:value="89.0057832449998" calcext:value-type="float">
            <text:p>89.0057832449998</text:p>
          </table:table-cell>
        </table:table-row>
        <table:table-row table:style-name="ro1">
          <table:table-cell office:value-type="float" office:value="0.15663385" calcext:value-type="float">
            <text:p>0.15663385</text:p>
          </table:table-cell>
          <table:table-cell office:value-type="float" office:value="6.384316" calcext:value-type="float">
            <text:p>6.384316</text:p>
          </table:table-cell>
          <table:table-cell table:formula="of:=[.C732]+[.A733]" office:value-type="float" office:value="89.1624170949998" calcext:value-type="float">
            <text:p>89.1624170949998</text:p>
          </table:table-cell>
        </table:table-row>
        <table:table-row table:style-name="ro1">
          <table:table-cell office:value-type="float" office:value="0.12404059" calcext:value-type="float">
            <text:p>0.12404059</text:p>
          </table:table-cell>
          <table:table-cell office:value-type="float" office:value="8.061877" calcext:value-type="float">
            <text:p>8.061877</text:p>
          </table:table-cell>
          <table:table-cell table:formula="of:=[.C733]+[.A734]" office:value-type="float" office:value="89.2864576849998" calcext:value-type="float">
            <text:p>89.2864576849998</text:p>
          </table:table-cell>
        </table:table-row>
        <table:table-row table:style-name="ro1">
          <table:table-cell office:value-type="float" office:value="0.105989166" calcext:value-type="float">
            <text:p>0.105989166</text:p>
          </table:table-cell>
          <table:table-cell office:value-type="float" office:value="9.434926" calcext:value-type="float">
            <text:p>9.434926</text:p>
          </table:table-cell>
          <table:table-cell table:formula="of:=[.C734]+[.A735]" office:value-type="float" office:value="89.3924468509998" calcext:value-type="float">
            <text:p>89.3924468509998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735]+[.A736]" office:value-type="float" office:value="89.4966964909998" calcext:value-type="float">
            <text:p>89.4966964909998</text:p>
          </table:table-cell>
        </table:table-row>
        <table:table-row table:style-name="ro1">
          <table:table-cell office:value-type="float" office:value="0.11706722" calcext:value-type="float">
            <text:p>0.11706722</text:p>
          </table:table-cell>
          <table:table-cell office:value-type="float" office:value="8.542101" calcext:value-type="float">
            <text:p>8.542101</text:p>
          </table:table-cell>
          <table:table-cell table:formula="of:=[.C736]+[.A737]" office:value-type="float" office:value="89.6137637109998" calcext:value-type="float">
            <text:p>89.6137637109998</text:p>
          </table:table-cell>
        </table:table-row>
        <table:table-row table:style-name="ro1">
          <table:table-cell office:value-type="float" office:value="0.13395895" calcext:value-type="float">
            <text:p>0.13395895</text:p>
          </table:table-cell>
          <table:table-cell office:value-type="float" office:value="7.464973" calcext:value-type="float">
            <text:p>7.464973</text:p>
          </table:table-cell>
          <table:table-cell table:formula="of:=[.C737]+[.A738]" office:value-type="float" office:value="89.7477226609998" calcext:value-type="float">
            <text:p>89.7477226609998</text:p>
          </table:table-cell>
        </table:table-row>
        <table:table-row table:style-name="ro1">
          <table:table-cell office:value-type="float" office:value="0.15779355" calcext:value-type="float">
            <text:p>0.15779355</text:p>
          </table:table-cell>
          <table:table-cell office:value-type="float" office:value="6.3373947" calcext:value-type="float">
            <text:p>6.3373947</text:p>
          </table:table-cell>
          <table:table-cell table:formula="of:=[.C738]+[.A739]" office:value-type="float" office:value="89.9055162109998" calcext:value-type="float">
            <text:p>89.9055162109998</text:p>
          </table:table-cell>
        </table:table-row>
        <table:table-row table:style-name="ro1">
          <table:table-cell office:value-type="float" office:value="0.20941481" calcext:value-type="float">
            <text:p>0.20941481</text:p>
          </table:table-cell>
          <table:table-cell office:value-type="float" office:value="4.775212" calcext:value-type="float">
            <text:p>4.775212</text:p>
          </table:table-cell>
          <table:table-cell table:formula="of:=[.C739]+[.A740]" office:value-type="float" office:value="90.1149310209998" calcext:value-type="float">
            <text:p>90.1149310209998</text:p>
          </table:table-cell>
        </table:table-row>
        <table:table-row table:style-name="ro1">
          <table:table-cell office:value-type="float" office:value="0.29083696" calcext:value-type="float">
            <text:p>0.29083696</text:p>
          </table:table-cell>
          <table:table-cell office:value-type="float" office:value="3.4383523" calcext:value-type="float">
            <text:p>3.4383523</text:p>
          </table:table-cell>
          <table:table-cell table:formula="of:=[.C740]+[.A741]" office:value-type="float" office:value="90.4057679809998" calcext:value-type="float">
            <text:p>90.4057679809998</text:p>
          </table:table-cell>
        </table:table-row>
        <table:table-row table:style-name="ro1">
          <table:table-cell office:value-type="float" office:value="0.46120393" calcext:value-type="float">
            <text:p>0.46120393</text:p>
          </table:table-cell>
          <table:table-cell office:value-type="float" office:value="2.1682382" calcext:value-type="float">
            <text:p>2.1682382</text:p>
          </table:table-cell>
          <table:table-cell table:formula="of:=[.C741]+[.A742]" office:value-type="float" office:value="90.8669719109998" calcext:value-type="float">
            <text:p>90.8669719109998</text:p>
          </table:table-cell>
        </table:table-row>
        <table:table-row table:style-name="ro1">
          <table:table-cell office:value-type="float" office:value="0.3972076" calcext:value-type="float">
            <text:p>0.3972076</text:p>
          </table:table-cell>
          <table:table-cell office:value-type="float" office:value="2.5175753" calcext:value-type="float">
            <text:p>2.5175753</text:p>
          </table:table-cell>
          <table:table-cell table:formula="of:=[.C742]+[.A743]" office:value-type="float" office:value="91.2641795109998" calcext:value-type="float">
            <text:p>91.2641795109998</text:p>
          </table:table-cell>
        </table:table-row>
        <table:table-row table:style-name="ro1">
          <table:table-cell office:value-type="float" office:value="0.22197299" calcext:value-type="float">
            <text:p>0.22197299</text:p>
          </table:table-cell>
          <table:table-cell office:value-type="float" office:value="4.5050526" calcext:value-type="float">
            <text:p>4.5050526</text:p>
          </table:table-cell>
          <table:table-cell table:formula="of:=[.C743]+[.A744]" office:value-type="float" office:value="91.4861525009998" calcext:value-type="float">
            <text:p>91.4861525009998</text:p>
          </table:table-cell>
        </table:table-row>
        <table:table-row table:style-name="ro1">
          <table:table-cell office:value-type="float" office:value="0.15700008" calcext:value-type="float">
            <text:p>0.15700008</text:p>
          </table:table-cell>
          <table:table-cell office:value-type="float" office:value="6.3694234" calcext:value-type="float">
            <text:p>6.3694234</text:p>
          </table:table-cell>
          <table:table-cell table:formula="of:=[.C744]+[.A745]" office:value-type="float" office:value="91.6431525809998" calcext:value-type="float">
            <text:p>91.6431525809998</text:p>
          </table:table-cell>
        </table:table-row>
        <table:table-row table:style-name="ro1">
          <table:table-cell office:value-type="float" office:value="0.12364385" calcext:value-type="float">
            <text:p>0.12364385</text:p>
          </table:table-cell>
          <table:table-cell office:value-type="float" office:value="8.087746" calcext:value-type="float">
            <text:p>8.087746</text:p>
          </table:table-cell>
          <table:table-cell table:formula="of:=[.C745]+[.A746]" office:value-type="float" office:value="91.7667964309998" calcext:value-type="float">
            <text:p>91.7667964309998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746]+[.A747]" office:value-type="float" office:value="91.8713207309998" calcext:value-type="float">
            <text:p>91.8713207309998</text:p>
          </table:table-cell>
        </table:table-row>
        <table:table-row table:style-name="ro1">
          <table:table-cell office:value-type="float" office:value="0.101289384" calcext:value-type="float">
            <text:p>0.101289384</text:p>
          </table:table-cell>
          <table:table-cell office:value-type="float" office:value="9.872704" calcext:value-type="float">
            <text:p>9.872704</text:p>
          </table:table-cell>
          <table:table-cell table:formula="of:=[.C747]+[.A748]" office:value-type="float" office:value="91.9726101149998" calcext:value-type="float">
            <text:p>91.9726101149998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748]+[.A749]" office:value-type="float" office:value="92.0821546309998" calcext:value-type="float">
            <text:p>92.0821546309998</text:p>
          </table:table-cell>
        </table:table-row>
        <table:table-row table:style-name="ro1">
          <table:table-cell office:value-type="float" office:value="0.12024109" calcext:value-type="float">
            <text:p>0.12024109</text:p>
          </table:table-cell>
          <table:table-cell office:value-type="float" office:value="8.316625" calcext:value-type="float">
            <text:p>8.316625</text:p>
          </table:table-cell>
          <table:table-cell table:formula="of:=[.C749]+[.A750]" office:value-type="float" office:value="92.2023957209998" calcext:value-type="float">
            <text:p>92.2023957209998</text:p>
          </table:table-cell>
        </table:table-row>
        <table:table-row table:style-name="ro1">
          <table:table-cell office:value-type="float" office:value="0.13369955" calcext:value-type="float">
            <text:p>0.13369955</text:p>
          </table:table-cell>
          <table:table-cell office:value-type="float" office:value="7.4794564" calcext:value-type="float">
            <text:p>7.4794564</text:p>
          </table:table-cell>
          <table:table-cell table:formula="of:=[.C750]+[.A751]" office:value-type="float" office:value="92.3360952709998" calcext:value-type="float">
            <text:p>92.3360952709998</text:p>
          </table:table-cell>
        </table:table-row>
        <table:table-row table:style-name="ro1">
          <table:table-cell office:value-type="float" office:value="0.15338369" calcext:value-type="float">
            <text:p>0.15338369</text:p>
          </table:table-cell>
          <table:table-cell office:value-type="float" office:value="6.519598" calcext:value-type="float">
            <text:p>6.519598</text:p>
          </table:table-cell>
          <table:table-cell table:formula="of:=[.C751]+[.A752]" office:value-type="float" office:value="92.4894789609998" calcext:value-type="float">
            <text:p>92.4894789609998</text:p>
          </table:table-cell>
        </table:table-row>
        <table:table-row table:style-name="ro1">
          <table:table-cell office:value-type="float" office:value="0.18675517" calcext:value-type="float">
            <text:p>0.18675517</text:p>
          </table:table-cell>
          <table:table-cell office:value-type="float" office:value="5.3546042" calcext:value-type="float">
            <text:p>5.3546042</text:p>
          </table:table-cell>
          <table:table-cell table:formula="of:=[.C752]+[.A753]" office:value-type="float" office:value="92.6762341309998" calcext:value-type="float">
            <text:p>92.6762341309998</text:p>
          </table:table-cell>
        </table:table-row>
        <table:table-row table:style-name="ro1">
          <table:table-cell office:value-type="float" office:value="0.2234989" calcext:value-type="float">
            <text:p>0.2234989</text:p>
          </table:table-cell>
          <table:table-cell office:value-type="float" office:value="4.474295" calcext:value-type="float">
            <text:p>4.474295</text:p>
          </table:table-cell>
          <table:table-cell table:formula="of:=[.C753]+[.A754]" office:value-type="float" office:value="92.8997330309998" calcext:value-type="float">
            <text:p>92.8997330309998</text:p>
          </table:table-cell>
        </table:table-row>
        <table:table-row table:style-name="ro1">
          <table:table-cell office:value-type="float" office:value="0.22700846" calcext:value-type="float">
            <text:p>0.22700846</text:p>
          </table:table-cell>
          <table:table-cell office:value-type="float" office:value="4.4051223" calcext:value-type="float">
            <text:p>4.4051223</text:p>
          </table:table-cell>
          <table:table-cell table:formula="of:=[.C754]+[.A755]" office:value-type="float" office:value="93.1267414909998" calcext:value-type="float">
            <text:p>93.1267414909998</text:p>
          </table:table-cell>
        </table:table-row>
        <table:table-row table:style-name="ro1">
          <table:table-cell office:value-type="float" office:value="0.21115434" calcext:value-type="float">
            <text:p>0.21115434</text:p>
          </table:table-cell>
          <table:table-cell office:value-type="float" office:value="4.7358723" calcext:value-type="float">
            <text:p>4.7358723</text:p>
          </table:table-cell>
          <table:table-cell table:formula="of:=[.C755]+[.A756]" office:value-type="float" office:value="93.3378958309998" calcext:value-type="float">
            <text:p>93.3378958309998</text:p>
          </table:table-cell>
        </table:table-row>
        <table:table-row table:style-name="ro1">
          <table:table-cell office:value-type="float" office:value="0.17369345" calcext:value-type="float">
            <text:p>0.17369345</text:p>
          </table:table-cell>
          <table:table-cell office:value-type="float" office:value="5.7572694" calcext:value-type="float">
            <text:p>5.7572694</text:p>
          </table:table-cell>
          <table:table-cell table:formula="of:=[.C756]+[.A757]" office:value-type="float" office:value="93.5115892809998" calcext:value-type="float">
            <text:p>93.5115892809998</text:p>
          </table:table-cell>
        </table:table-row>
        <table:table-row table:style-name="ro1">
          <table:table-cell office:value-type="float" office:value="0.14665446" calcext:value-type="float">
            <text:p>0.14665446</text:p>
          </table:table-cell>
          <table:table-cell office:value-type="float" office:value="6.8187494" calcext:value-type="float">
            <text:p>6.8187494</text:p>
          </table:table-cell>
          <table:table-cell table:formula="of:=[.C757]+[.A758]" office:value-type="float" office:value="93.6582437409998" calcext:value-type="float">
            <text:p>93.6582437409998</text:p>
          </table:table-cell>
        </table:table-row>
        <table:table-row table:style-name="ro1">
          <table:table-cell office:value-type="float" office:value="0.12764172" calcext:value-type="float">
            <text:p>0.12764172</text:p>
          </table:table-cell>
          <table:table-cell office:value-type="float" office:value="7.8344293" calcext:value-type="float">
            <text:p>7.8344293</text:p>
          </table:table-cell>
          <table:table-cell table:formula="of:=[.C758]+[.A759]" office:value-type="float" office:value="93.7858854609998" calcext:value-type="float">
            <text:p>93.7858854609998</text:p>
          </table:table-cell>
        </table:table-row>
        <table:table-row table:style-name="ro1">
          <table:table-cell office:value-type="float" office:value="0.114396885" calcext:value-type="float">
            <text:p>0.114396885</text:p>
          </table:table-cell>
          <table:table-cell office:value-type="float" office:value="8.741496" calcext:value-type="float">
            <text:p>8.741496</text:p>
          </table:table-cell>
          <table:table-cell table:formula="of:=[.C759]+[.A760]" office:value-type="float" office:value="93.9002823459998" calcext:value-type="float">
            <text:p>93.9002823459998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760]+[.A761]" office:value-type="float" office:value="94.0081788899998" calcext:value-type="float">
            <text:p>94.0081788899998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761]+[.A762]" office:value-type="float" office:value="94.1128862949998" calcext:value-type="float">
            <text:p>94.1128862949998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762]+[.A763]" office:value-type="float" office:value="94.2215457949998" calcext:value-type="float">
            <text:p>94.2215457949998</text:p>
          </table:table-cell>
        </table:table-row>
        <table:table-row table:style-name="ro1">
          <table:table-cell office:value-type="float" office:value="0.12036317" calcext:value-type="float">
            <text:p>0.12036317</text:p>
          </table:table-cell>
          <table:table-cell office:value-type="float" office:value="8.308189" calcext:value-type="float">
            <text:p>8.308189</text:p>
          </table:table-cell>
          <table:table-cell table:formula="of:=[.C763]+[.A764]" office:value-type="float" office:value="94.3419089649998" calcext:value-type="float">
            <text:p>94.3419089649998</text:p>
          </table:table-cell>
        </table:table-row>
        <table:table-row table:style-name="ro1">
          <table:table-cell office:value-type="float" office:value="0.1350576" calcext:value-type="float">
            <text:p>0.1350576</text:p>
          </table:table-cell>
          <table:table-cell office:value-type="float" office:value="7.404248" calcext:value-type="float">
            <text:p>7.404248</text:p>
          </table:table-cell>
          <table:table-cell table:formula="of:=[.C764]+[.A765]" office:value-type="float" office:value="94.4769665649998" calcext:value-type="float">
            <text:p>94.4769665649998</text:p>
          </table:table-cell>
        </table:table-row>
        <table:table-row table:style-name="ro1">
          <table:table-cell office:value-type="float" office:value="0.15457389" calcext:value-type="float">
            <text:p>0.15457389</text:p>
          </table:table-cell>
          <table:table-cell office:value-type="float" office:value="6.469398" calcext:value-type="float">
            <text:p>6.469398</text:p>
          </table:table-cell>
          <table:table-cell table:formula="of:=[.C765]+[.A766]" office:value-type="float" office:value="94.6315404549998" calcext:value-type="float">
            <text:p>94.6315404549998</text:p>
          </table:table-cell>
        </table:table-row>
        <table:table-row table:style-name="ro1">
          <table:table-cell office:value-type="float" office:value="0.18992904" calcext:value-type="float">
            <text:p>0.18992904</text:p>
          </table:table-cell>
          <table:table-cell office:value-type="float" office:value="5.265124" calcext:value-type="float">
            <text:p>5.265124</text:p>
          </table:table-cell>
          <table:table-cell table:formula="of:=[.C766]+[.A767]" office:value-type="float" office:value="94.8214694949997" calcext:value-type="float">
            <text:p>94.8214694949997</text:p>
          </table:table-cell>
        </table:table-row>
        <table:table-row table:style-name="ro1">
          <table:table-cell office:value-type="float" office:value="0.22583352" calcext:value-type="float">
            <text:p>0.22583352</text:p>
          </table:table-cell>
          <table:table-cell office:value-type="float" office:value="4.4280405" calcext:value-type="float">
            <text:p>4.4280405</text:p>
          </table:table-cell>
          <table:table-cell table:formula="of:=[.C767]+[.A768]" office:value-type="float" office:value="95.0473030149997" calcext:value-type="float">
            <text:p>95.0473030149997</text:p>
          </table:table-cell>
        </table:table-row>
        <table:table-row table:style-name="ro1">
          <table:table-cell office:value-type="float" office:value="0.21998931" calcext:value-type="float">
            <text:p>0.21998931</text:p>
          </table:table-cell>
          <table:table-cell office:value-type="float" office:value="4.5456753" calcext:value-type="float">
            <text:p>4.5456753</text:p>
          </table:table-cell>
          <table:table-cell table:formula="of:=[.C768]+[.A769]" office:value-type="float" office:value="95.2672923249997" calcext:value-type="float">
            <text:p>95.2672923249997</text:p>
          </table:table-cell>
        </table:table-row>
        <table:table-row table:style-name="ro1">
          <table:table-cell office:value-type="float" office:value="0.19841306" calcext:value-type="float">
            <text:p>0.19841306</text:p>
          </table:table-cell>
          <table:table-cell office:value-type="float" office:value="5.039991" calcext:value-type="float">
            <text:p>5.039991</text:p>
          </table:table-cell>
          <table:table-cell table:formula="of:=[.C769]+[.A770]" office:value-type="float" office:value="95.4657053849997" calcext:value-type="float">
            <text:p>95.4657053849997</text:p>
          </table:table-cell>
        </table:table-row>
        <table:table-row table:style-name="ro1">
          <table:table-cell office:value-type="float" office:value="0.16920729" calcext:value-type="float">
            <text:p>0.16920729</text:p>
          </table:table-cell>
          <table:table-cell office:value-type="float" office:value="5.9099107" calcext:value-type="float">
            <text:p>5.9099107</text:p>
          </table:table-cell>
          <table:table-cell table:formula="of:=[.C770]+[.A771]" office:value-type="float" office:value="95.6349126749997" calcext:value-type="float">
            <text:p>95.6349126749997</text:p>
          </table:table-cell>
        </table:table-row>
        <table:table-row table:style-name="ro1">
          <table:table-cell office:value-type="float" office:value="0.1445182" calcext:value-type="float">
            <text:p>0.1445182</text:p>
          </table:table-cell>
          <table:table-cell office:value-type="float" office:value="6.9195437" calcext:value-type="float">
            <text:p>6.9195437</text:p>
          </table:table-cell>
          <table:table-cell table:formula="of:=[.C771]+[.A772]" office:value-type="float" office:value="95.7794308749997" calcext:value-type="float">
            <text:p>95.7794308749997</text:p>
          </table:table-cell>
        </table:table-row>
        <table:table-row table:style-name="ro1">
          <table:table-cell office:value-type="float" office:value="0.126009" calcext:value-type="float">
            <text:p>0.126009</text:p>
          </table:table-cell>
          <table:table-cell office:value-type="float" office:value="7.9359407" calcext:value-type="float">
            <text:p>7.9359407</text:p>
          </table:table-cell>
          <table:table-cell table:formula="of:=[.C772]+[.A773]" office:value-type="float" office:value="95.9054398749997" calcext:value-type="float">
            <text:p>95.9054398749997</text:p>
          </table:table-cell>
        </table:table-row>
        <table:table-row table:style-name="ro1">
          <table:table-cell office:value-type="float" office:value="0.1132372" calcext:value-type="float">
            <text:p>0.1132372</text:p>
          </table:table-cell>
          <table:table-cell office:value-type="float" office:value="8.83102" calcext:value-type="float">
            <text:p>8.83102</text:p>
          </table:table-cell>
          <table:table-cell table:formula="of:=[.C773]+[.A774]" office:value-type="float" office:value="96.0186770749997" calcext:value-type="float">
            <text:p>96.0186770749997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774]+[.A775]" office:value-type="float" office:value="96.1248188249997" calcext:value-type="float">
            <text:p>96.1248188249997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775]+[.A776]" office:value-type="float" office:value="96.2302739249997" calcext:value-type="float">
            <text:p>96.2302739249997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776]+[.A777]" office:value-type="float" office:value="96.3397116289997" calcext:value-type="float">
            <text:p>96.3397116289997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777]+[.A778]" office:value-type="float" office:value="96.4534218589997" calcext:value-type="float">
            <text:p>96.4534218589997</text:p>
          </table:table-cell>
        </table:table-row>
        <table:table-row table:style-name="ro1">
          <table:table-cell office:value-type="float" office:value="0.12027161" calcext:value-type="float">
            <text:p>0.12027161</text:p>
          </table:table-cell>
          <table:table-cell office:value-type="float" office:value="8.314514" calcext:value-type="float">
            <text:p>8.314514</text:p>
          </table:table-cell>
          <table:table-cell table:formula="of:=[.C778]+[.A779]" office:value-type="float" office:value="96.5736934689997" calcext:value-type="float">
            <text:p>96.5736934689997</text:p>
          </table:table-cell>
        </table:table-row>
        <table:table-row table:style-name="ro1">
          <table:table-cell office:value-type="float" office:value="0.12745862" calcext:value-type="float">
            <text:p>0.12745862</text:p>
          </table:table-cell>
          <table:table-cell office:value-type="float" office:value="7.845684" calcext:value-type="float">
            <text:p>7.845684</text:p>
          </table:table-cell>
          <table:table-cell table:formula="of:=[.C779]+[.A780]" office:value-type="float" office:value="96.7011520889997" calcext:value-type="float">
            <text:p>96.7011520889997</text:p>
          </table:table-cell>
        </table:table-row>
        <table:table-row table:style-name="ro1">
          <table:table-cell office:value-type="float" office:value="0.13424887" calcext:value-type="float">
            <text:p>0.13424887</text:p>
          </table:table-cell>
          <table:table-cell office:value-type="float" office:value="7.448852" calcext:value-type="float">
            <text:p>7.448852</text:p>
          </table:table-cell>
          <table:table-cell table:formula="of:=[.C780]+[.A781]" office:value-type="float" office:value="96.8354009589997" calcext:value-type="float">
            <text:p>96.8354009589997</text:p>
          </table:table-cell>
        </table:table-row>
        <table:table-row table:style-name="ro1">
          <table:table-cell office:value-type="float" office:value="0.1409018" calcext:value-type="float">
            <text:p>0.1409018</text:p>
          </table:table-cell>
          <table:table-cell office:value-type="float" office:value="7.0971413" calcext:value-type="float">
            <text:p>7.0971413</text:p>
          </table:table-cell>
          <table:table-cell table:formula="of:=[.C781]+[.A782]" office:value-type="float" office:value="96.9763027589997" calcext:value-type="float">
            <text:p>96.9763027589997</text:p>
          </table:table-cell>
        </table:table-row>
        <table:table-row table:style-name="ro1">
          <table:table-cell office:value-type="float" office:value="0.14016938" calcext:value-type="float">
            <text:p>0.14016938</text:p>
          </table:table-cell>
          <table:table-cell office:value-type="float" office:value="7.134226" calcext:value-type="float">
            <text:p>7.134226</text:p>
          </table:table-cell>
          <table:table-cell table:formula="of:=[.C782]+[.A783]" office:value-type="float" office:value="97.1164721389997" calcext:value-type="float">
            <text:p>97.1164721389997</text:p>
          </table:table-cell>
        </table:table-row>
        <table:table-row table:style-name="ro1">
          <table:table-cell office:value-type="float" office:value="0.13275349" calcext:value-type="float">
            <text:p>0.13275349</text:p>
          </table:table-cell>
          <table:table-cell office:value-type="float" office:value="7.5327587" calcext:value-type="float">
            <text:p>7.5327587</text:p>
          </table:table-cell>
          <table:table-cell table:formula="of:=[.C783]+[.A784]" office:value-type="float" office:value="97.2492256289997" calcext:value-type="float">
            <text:p>97.2492256289997</text:p>
          </table:table-cell>
        </table:table-row>
        <table:table-row table:style-name="ro1">
          <table:table-cell office:value-type="float" office:value="0.12591745" calcext:value-type="float">
            <text:p>0.12591745</text:p>
          </table:table-cell>
          <table:table-cell office:value-type="float" office:value="7.941711" calcext:value-type="float">
            <text:p>7.941711</text:p>
          </table:table-cell>
          <table:table-cell table:formula="of:=[.C784]+[.A785]" office:value-type="float" office:value="97.3751430789997" calcext:value-type="float">
            <text:p>97.3751430789997</text:p>
          </table:table-cell>
        </table:table-row>
        <table:table-row table:style-name="ro1">
          <table:table-cell office:value-type="float" office:value="0.117708094" calcext:value-type="float">
            <text:p>0.117708094</text:p>
          </table:table-cell>
          <table:table-cell office:value-type="float" office:value="8.495592" calcext:value-type="float">
            <text:p>8.495592</text:p>
          </table:table-cell>
          <table:table-cell table:formula="of:=[.C785]+[.A786]" office:value-type="float" office:value="97.4928511729997" calcext:value-type="float">
            <text:p>97.4928511729997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786]+[.A787]" office:value-type="float" office:value="97.6031281229997" calcext:value-type="float">
            <text:p>97.6031281229997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787]+[.A788]" office:value-type="float" office:value="97.7092851329997" calcext:value-type="float">
            <text:p>97.7092851329997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788]+[.A789]" office:value-type="float" office:value="97.8152590429997" calcext:value-type="float">
            <text:p>97.8152590429997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789]+[.A790]" office:value-type="float" office:value="97.9252002929997" calcext:value-type="float">
            <text:p>97.9252002929997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790]+[.A791]" office:value-type="float" office:value="98.0395666629997" calcext:value-type="float">
            <text:p>98.0395666629997</text:p>
          </table:table-cell>
        </table:table-row>
        <table:table-row table:style-name="ro1">
          <table:table-cell office:value-type="float" office:value="0.12062257" calcext:value-type="float">
            <text:p>0.12062257</text:p>
          </table:table-cell>
          <table:table-cell office:value-type="float" office:value="8.290322" calcext:value-type="float">
            <text:p>8.290322</text:p>
          </table:table-cell>
          <table:table-cell table:formula="of:=[.C791]+[.A792]" office:value-type="float" office:value="98.1601892329997" calcext:value-type="float">
            <text:p>98.1601892329997</text:p>
          </table:table-cell>
        </table:table-row>
        <table:table-row table:style-name="ro1">
          <table:table-cell office:value-type="float" office:value="0.12710765" calcext:value-type="float">
            <text:p>0.12710765</text:p>
          </table:table-cell>
          <table:table-cell office:value-type="float" office:value="7.8673472" calcext:value-type="float">
            <text:p>7.8673472</text:p>
          </table:table-cell>
          <table:table-cell table:formula="of:=[.C792]+[.A793]" office:value-type="float" office:value="98.2872968829997" calcext:value-type="float">
            <text:p>98.2872968829997</text:p>
          </table:table-cell>
        </table:table-row>
        <table:table-row table:style-name="ro1">
          <table:table-cell office:value-type="float" office:value="0.13849089" calcext:value-type="float">
            <text:p>0.13849089</text:p>
          </table:table-cell>
          <table:table-cell office:value-type="float" office:value="7.2206917" calcext:value-type="float">
            <text:p>7.2206917</text:p>
          </table:table-cell>
          <table:table-cell table:formula="of:=[.C793]+[.A794]" office:value-type="float" office:value="98.4257877729997" calcext:value-type="float">
            <text:p>98.4257877729997</text:p>
          </table:table-cell>
        </table:table-row>
        <table:table-row table:style-name="ro1">
          <table:table-cell office:value-type="float" office:value="0.15667963" calcext:value-type="float">
            <text:p>0.15667963</text:p>
          </table:table-cell>
          <table:table-cell office:value-type="float" office:value="6.3824506" calcext:value-type="float">
            <text:p>6.3824506</text:p>
          </table:table-cell>
          <table:table-cell table:formula="of:=[.C794]+[.A795]" office:value-type="float" office:value="98.5824674029997" calcext:value-type="float">
            <text:p>98.5824674029997</text:p>
          </table:table-cell>
        </table:table-row>
        <table:table-row table:style-name="ro1">
          <table:table-cell office:value-type="float" office:value="0.1643244" calcext:value-type="float">
            <text:p>0.1643244</text:p>
          </table:table-cell>
          <table:table-cell office:value-type="float" office:value="6.0855236" calcext:value-type="float">
            <text:p>6.0855236</text:p>
          </table:table-cell>
          <table:table-cell table:formula="of:=[.C795]+[.A796]" office:value-type="float" office:value="98.7467918029997" calcext:value-type="float">
            <text:p>98.7467918029997</text:p>
          </table:table-cell>
        </table:table-row>
        <table:table-row table:style-name="ro1">
          <table:table-cell office:value-type="float" office:value="0.15458915" calcext:value-type="float">
            <text:p>0.15458915</text:p>
          </table:table-cell>
          <table:table-cell office:value-type="float" office:value="6.4687595" calcext:value-type="float">
            <text:p>6.4687595</text:p>
          </table:table-cell>
          <table:table-cell table:formula="of:=[.C796]+[.A797]" office:value-type="float" office:value="98.9013809529997" calcext:value-type="float">
            <text:p>98.9013809529997</text:p>
          </table:table-cell>
        </table:table-row>
        <table:table-row table:style-name="ro1">
          <table:table-cell office:value-type="float" office:value="0.14142062" calcext:value-type="float">
            <text:p>0.14142062</text:p>
          </table:table-cell>
          <table:table-cell office:value-type="float" office:value="7.0711045" calcext:value-type="float">
            <text:p>7.0711045</text:p>
          </table:table-cell>
          <table:table-cell table:formula="of:=[.C797]+[.A798]" office:value-type="float" office:value="99.0428015729997" calcext:value-type="float">
            <text:p>99.0428015729997</text:p>
          </table:table-cell>
        </table:table-row>
        <table:table-row table:style-name="ro1">
          <table:table-cell office:value-type="float" office:value="0.13035782" calcext:value-type="float">
            <text:p>0.13035782</text:p>
          </table:table-cell>
          <table:table-cell office:value-type="float" office:value="7.671193" calcext:value-type="float">
            <text:p>7.671193</text:p>
          </table:table-cell>
          <table:table-cell table:formula="of:=[.C798]+[.A799]" office:value-type="float" office:value="99.1731593929997" calcext:value-type="float">
            <text:p>99.1731593929997</text:p>
          </table:table-cell>
        </table:table-row>
        <table:table-row table:style-name="ro1">
          <table:table-cell office:value-type="float" office:value="0.11837949" calcext:value-type="float">
            <text:p>0.11837949</text:p>
          </table:table-cell>
          <table:table-cell office:value-type="float" office:value="8.447409" calcext:value-type="float">
            <text:p>8.447409</text:p>
          </table:table-cell>
          <table:table-cell table:formula="of:=[.C799]+[.A800]" office:value-type="float" office:value="99.2915388829997" calcext:value-type="float">
            <text:p>99.2915388829997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800]+[.A801]" office:value-type="float" office:value="99.4020294579997" calcext:value-type="float">
            <text:p>99.4020294579997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801]+[.A802]" office:value-type="float" office:value="99.5071183379997" calcext:value-type="float">
            <text:p>99.5071183379997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802]+[.A803]" office:value-type="float" office:value="99.6106050279997" calcext:value-type="float">
            <text:p>99.6106050279997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803]+[.A804]" office:value-type="float" office:value="99.7175097379997" calcext:value-type="float">
            <text:p>99.7175097379997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804]+[.A805]" office:value-type="float" office:value="99.8298466579997" calcext:value-type="float">
            <text:p>99.8298466579997</text:p>
          </table:table-cell>
        </table:table-row>
        <table:table-row table:style-name="ro1">
          <table:table-cell office:value-type="float" office:value="0.116884105" calcext:value-type="float">
            <text:p>0.116884105</text:p>
          </table:table-cell>
          <table:table-cell office:value-type="float" office:value="8.555484" calcext:value-type="float">
            <text:p>8.555484</text:p>
          </table:table-cell>
          <table:table-cell table:formula="of:=[.C805]+[.A806]" office:value-type="float" office:value="99.9467307629997" calcext:value-type="float">
            <text:p>99.9467307629997</text:p>
          </table:table-cell>
        </table:table-row>
        <table:table-row table:style-name="ro1">
          <table:table-cell office:value-type="float" office:value="0.11995117" calcext:value-type="float">
            <text:p>0.11995117</text:p>
          </table:table-cell>
          <table:table-cell office:value-type="float" office:value="8.336726" calcext:value-type="float">
            <text:p>8.336726</text:p>
          </table:table-cell>
          <table:table-cell table:formula="of:=[.C806]+[.A807]" office:value-type="float" office:value="100.066681933" calcext:value-type="float">
            <text:p>100.066681933</text:p>
          </table:table-cell>
        </table:table-row>
        <table:table-row table:style-name="ro1">
          <table:table-cell office:value-type="float" office:value="0.12191959" calcext:value-type="float">
            <text:p>0.12191959</text:p>
          </table:table-cell>
          <table:table-cell office:value-type="float" office:value="8.202127" calcext:value-type="float">
            <text:p>8.202127</text:p>
          </table:table-cell>
          <table:table-cell table:formula="of:=[.C807]+[.A808]" office:value-type="float" office:value="100.188601523" calcext:value-type="float">
            <text:p>100.188601523</text:p>
          </table:table-cell>
        </table:table-row>
        <table:table-row table:style-name="ro1">
          <table:table-cell office:value-type="float" office:value="0.123491265" calcext:value-type="float">
            <text:p>0.123491265</text:p>
          </table:table-cell>
          <table:table-cell office:value-type="float" office:value="8.097738" calcext:value-type="float">
            <text:p>8.097738</text:p>
          </table:table-cell>
          <table:table-cell table:formula="of:=[.C808]+[.A809]" office:value-type="float" office:value="100.312092788" calcext:value-type="float">
            <text:p>100.312092788</text:p>
          </table:table-cell>
        </table:table-row>
        <table:table-row table:style-name="ro1">
          <table:table-cell office:value-type="float" office:value="0.12466621" calcext:value-type="float">
            <text:p>0.12466621</text:p>
          </table:table-cell>
          <table:table-cell office:value-type="float" office:value="8.0214205" calcext:value-type="float">
            <text:p>8.0214205</text:p>
          </table:table-cell>
          <table:table-cell table:formula="of:=[.C809]+[.A810]" office:value-type="float" office:value="100.436758998" calcext:value-type="float">
            <text:p>100.436758998</text:p>
          </table:table-cell>
        </table:table-row>
        <table:table-row table:style-name="ro1">
          <table:table-cell office:value-type="float" office:value="0.12385748" calcext:value-type="float">
            <text:p>0.12385748</text:p>
          </table:table-cell>
          <table:table-cell office:value-type="float" office:value="8.073796" calcext:value-type="float">
            <text:p>8.073796</text:p>
          </table:table-cell>
          <table:table-cell table:formula="of:=[.C810]+[.A811]" office:value-type="float" office:value="100.560616478" calcext:value-type="float">
            <text:p>100.560616478</text:p>
          </table:table-cell>
        </table:table-row>
        <table:table-row table:style-name="ro1">
          <table:table-cell office:value-type="float" office:value="0.11987488" calcext:value-type="float">
            <text:p>0.11987488</text:p>
          </table:table-cell>
          <table:table-cell office:value-type="float" office:value="8.3420315" calcext:value-type="float">
            <text:p>8.3420315</text:p>
          </table:table-cell>
          <table:table-cell table:formula="of:=[.C811]+[.A812]" office:value-type="float" office:value="100.680491358" calcext:value-type="float">
            <text:p>100.680491358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812]+[.A813]" office:value-type="float" office:value="100.794079518" calcext:value-type="float">
            <text:p>100.794079518</text:p>
          </table:table-cell>
        </table:table-row>
        <table:table-row table:style-name="ro1">
          <table:table-cell office:value-type="float" office:value="0.10714885" calcext:value-type="float">
            <text:p>0.10714885</text:p>
          </table:table-cell>
          <table:table-cell office:value-type="float" office:value="9.332811" calcext:value-type="float">
            <text:p>9.332811</text:p>
          </table:table-cell>
          <table:table-cell table:formula="of:=[.C813]+[.A814]" office:value-type="float" office:value="100.901228368" calcext:value-type="float">
            <text:p>100.901228368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814]+[.A815]" office:value-type="float" office:value="101.006332508" calcext:value-type="float">
            <text:p>101.006332508</text:p>
          </table:table-cell>
        </table:table-row>
        <table:table-row table:style-name="ro1">
          <table:table-cell office:value-type="float" office:value="0.1063859" calcext:value-type="float">
            <text:p>0.1063859</text:p>
          </table:table-cell>
          <table:table-cell office:value-type="float" office:value="9.399741" calcext:value-type="float">
            <text:p>9.399741</text:p>
          </table:table-cell>
          <table:table-cell table:formula="of:=[.C815]+[.A816]" office:value-type="float" office:value="101.112718408" calcext:value-type="float">
            <text:p>101.112718408</text:p>
          </table:table-cell>
        </table:table-row>
        <table:table-row table:style-name="ro1">
          <table:table-cell office:value-type="float" office:value="0.10766766" calcext:value-type="float">
            <text:p>0.10766766</text:p>
          </table:table-cell>
          <table:table-cell office:value-type="float" office:value="9.28784" calcext:value-type="float">
            <text:p>9.28784</text:p>
          </table:table-cell>
          <table:table-cell table:formula="of:=[.C816]+[.A817]" office:value-type="float" office:value="101.220386068" calcext:value-type="float">
            <text:p>101.220386068</text:p>
          </table:table-cell>
        </table:table-row>
        <table:table-row table:style-name="ro1">
          <table:table-cell office:value-type="float" office:value="0.10902571" calcext:value-type="float">
            <text:p>0.10902571</text:p>
          </table:table-cell>
          <table:table-cell office:value-type="float" office:value="9.172149" calcext:value-type="float">
            <text:p>9.172149</text:p>
          </table:table-cell>
          <table:table-cell table:formula="of:=[.C817]+[.A818]" office:value-type="float" office:value="101.329411778" calcext:value-type="float">
            <text:p>101.329411778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818]+[.A819]" office:value-type="float" office:value="101.439719248" calcext:value-type="float">
            <text:p>101.439719248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819]+[.A820]" office:value-type="float" office:value="101.551354258" calcext:value-type="float">
            <text:p>101.551354258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820]+[.A821]" office:value-type="float" office:value="101.664408358" calcext:value-type="float">
            <text:p>101.664408358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821]+[.A822]" office:value-type="float" office:value="101.778683173" calcext:value-type="float">
            <text:p>101.778683173</text:p>
          </table:table-cell>
        </table:table-row>
        <table:table-row table:style-name="ro1">
          <table:table-cell office:value-type="float" office:value="0.11503777" calcext:value-type="float">
            <text:p>0.11503777</text:p>
          </table:table-cell>
          <table:table-cell office:value-type="float" office:value="8.692798" calcext:value-type="float">
            <text:p>8.692798</text:p>
          </table:table-cell>
          <table:table-cell table:formula="of:=[.C822]+[.A823]" office:value-type="float" office:value="101.893720943" calcext:value-type="float">
            <text:p>101.893720943</text:p>
          </table:table-cell>
        </table:table-row>
        <table:table-row table:style-name="ro1">
          <table:table-cell office:value-type="float" office:value="0.11503777" calcext:value-type="float">
            <text:p>0.11503777</text:p>
          </table:table-cell>
          <table:table-cell office:value-type="float" office:value="8.692798" calcext:value-type="float">
            <text:p>8.692798</text:p>
          </table:table-cell>
          <table:table-cell table:formula="of:=[.C823]+[.A824]" office:value-type="float" office:value="102.008758713" calcext:value-type="float">
            <text:p>102.008758713</text:p>
          </table:table-cell>
        </table:table-row>
        <table:table-row table:style-name="ro1">
          <table:table-cell office:value-type="float" office:value="0.114610516" calcext:value-type="float">
            <text:p>0.114610516</text:p>
          </table:table-cell>
          <table:table-cell office:value-type="float" office:value="8.7252035" calcext:value-type="float">
            <text:p>8.7252035</text:p>
          </table:table-cell>
          <table:table-cell table:formula="of:=[.C824]+[.A825]" office:value-type="float" office:value="102.123369229" calcext:value-type="float">
            <text:p>102.123369229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825]+[.A826]" office:value-type="float" office:value="102.237689819" calcext:value-type="float">
            <text:p>102.237689819</text:p>
          </table:table-cell>
        </table:table-row>
        <table:table-row table:style-name="ro1">
          <table:table-cell office:value-type="float" office:value="0.11451896" calcext:value-type="float">
            <text:p>0.11451896</text:p>
          </table:table-cell>
          <table:table-cell office:value-type="float" office:value="8.732179" calcext:value-type="float">
            <text:p>8.732179</text:p>
          </table:table-cell>
          <table:table-cell table:formula="of:=[.C826]+[.A827]" office:value-type="float" office:value="102.352208779" calcext:value-type="float">
            <text:p>102.352208779</text:p>
          </table:table-cell>
        </table:table-row>
        <table:table-row table:style-name="ro1">
          <table:table-cell office:value-type="float" office:value="0.11497673" calcext:value-type="float">
            <text:p>0.11497673</text:p>
          </table:table-cell>
          <table:table-cell office:value-type="float" office:value="8.6974125" calcext:value-type="float">
            <text:p>8.6974125</text:p>
          </table:table-cell>
          <table:table-cell table:formula="of:=[.C827]+[.A828]" office:value-type="float" office:value="102.467185509" calcext:value-type="float">
            <text:p>102.467185509</text:p>
          </table:table-cell>
        </table:table-row>
        <table:table-row table:style-name="ro1">
          <table:table-cell office:value-type="float" office:value="0.115465015" calcext:value-type="float">
            <text:p>0.115465015</text:p>
          </table:table-cell>
          <table:table-cell office:value-type="float" office:value="8.660632" calcext:value-type="float">
            <text:p>8.660632</text:p>
          </table:table-cell>
          <table:table-cell table:formula="of:=[.C828]+[.A829]" office:value-type="float" office:value="102.582650524" calcext:value-type="float">
            <text:p>102.582650524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829]+[.A830]" office:value-type="float" office:value="102.699015824" calcext:value-type="float">
            <text:p>102.699015824</text:p>
          </table:table-cell>
        </table:table-row>
        <table:table-row table:style-name="ro1">
          <table:table-cell office:value-type="float" office:value="0.11705196" calcext:value-type="float">
            <text:p>0.11705196</text:p>
          </table:table-cell>
          <table:table-cell office:value-type="float" office:value="8.543215" calcext:value-type="float">
            <text:p>8.543215</text:p>
          </table:table-cell>
          <table:table-cell table:formula="of:=[.C830]+[.A831]" office:value-type="float" office:value="102.816067784" calcext:value-type="float">
            <text:p>102.816067784</text:p>
          </table:table-cell>
        </table:table-row>
        <table:table-row table:style-name="ro1">
          <table:table-cell office:value-type="float" office:value="0.11677729" calcext:value-type="float">
            <text:p>0.11677729</text:p>
          </table:table-cell>
          <table:table-cell office:value-type="float" office:value="8.563309" calcext:value-type="float">
            <text:p>8.563309</text:p>
          </table:table-cell>
          <table:table-cell table:formula="of:=[.C831]+[.A832]" office:value-type="float" office:value="102.932845074" calcext:value-type="float">
            <text:p>102.932845074</text:p>
          </table:table-cell>
        </table:table-row>
        <table:table-row table:style-name="ro1">
          <table:table-cell office:value-type="float" office:value="0.116624705" calcext:value-type="float">
            <text:p>0.116624705</text:p>
          </table:table-cell>
          <table:table-cell office:value-type="float" office:value="8.5745125" calcext:value-type="float">
            <text:p>8.5745125</text:p>
          </table:table-cell>
          <table:table-cell table:formula="of:=[.C832]+[.A833]" office:value-type="float" office:value="103.049469779" calcext:value-type="float">
            <text:p>103.049469779</text:p>
          </table:table-cell>
        </table:table-row>
        <table:table-row table:style-name="ro1">
          <table:table-cell office:value-type="float" office:value="0.117341876" calcext:value-type="float">
            <text:p>0.117341876</text:p>
          </table:table-cell>
          <table:table-cell office:value-type="float" office:value="8.522107" calcext:value-type="float">
            <text:p>8.522107</text:p>
          </table:table-cell>
          <table:table-cell table:formula="of:=[.C833]+[.A834]" office:value-type="float" office:value="103.166811655" calcext:value-type="float">
            <text:p>103.166811655</text:p>
          </table:table-cell>
        </table:table-row>
        <table:table-row table:style-name="ro1">
          <table:table-cell office:value-type="float" office:value="0.1182269" calcext:value-type="float">
            <text:p>0.1182269</text:p>
          </table:table-cell>
          <table:table-cell office:value-type="float" office:value="8.458311" calcext:value-type="float">
            <text:p>8.458311</text:p>
          </table:table-cell>
          <table:table-cell table:formula="of:=[.C834]+[.A835]" office:value-type="float" office:value="103.285038555" calcext:value-type="float">
            <text:p>103.285038555</text:p>
          </table:table-cell>
        </table:table-row>
        <table:table-row table:style-name="ro1">
          <table:table-cell office:value-type="float" office:value="0.117708094" calcext:value-type="float">
            <text:p>0.117708094</text:p>
          </table:table-cell>
          <table:table-cell office:value-type="float" office:value="8.495592" calcext:value-type="float">
            <text:p>8.495592</text:p>
          </table:table-cell>
          <table:table-cell table:formula="of:=[.C835]+[.A836]" office:value-type="float" office:value="103.402746649" calcext:value-type="float">
            <text:p>103.402746649</text:p>
          </table:table-cell>
        </table:table-row>
        <table:table-row table:style-name="ro1">
          <table:table-cell office:value-type="float" office:value="0.11653315" calcext:value-type="float">
            <text:p>0.11653315</text:p>
          </table:table-cell>
          <table:table-cell office:value-type="float" office:value="8.581249" calcext:value-type="float">
            <text:p>8.581249</text:p>
          </table:table-cell>
          <table:table-cell table:formula="of:=[.C836]+[.A837]" office:value-type="float" office:value="103.519279799" calcext:value-type="float">
            <text:p>103.519279799</text:p>
          </table:table-cell>
        </table:table-row>
        <table:table-row table:style-name="ro1">
          <table:table-cell office:value-type="float" office:value="0.11732662" calcext:value-type="float">
            <text:p>0.11732662</text:p>
          </table:table-cell>
          <table:table-cell office:value-type="float" office:value="8.523215" calcext:value-type="float">
            <text:p>8.523215</text:p>
          </table:table-cell>
          <table:table-cell table:formula="of:=[.C837]+[.A838]" office:value-type="float" office:value="103.636606419" calcext:value-type="float">
            <text:p>103.636606419</text:p>
          </table:table-cell>
        </table:table-row>
        <table:table-row table:style-name="ro1">
          <table:table-cell office:value-type="float" office:value="0.11917296" calcext:value-type="float">
            <text:p>0.11917296</text:p>
          </table:table-cell>
          <table:table-cell office:value-type="float" office:value="8.391165" calcext:value-type="float">
            <text:p>8.391165</text:p>
          </table:table-cell>
          <table:table-cell table:formula="of:=[.C838]+[.A839]" office:value-type="float" office:value="103.755779379" calcext:value-type="float">
            <text:p>103.755779379</text:p>
          </table:table-cell>
        </table:table-row>
        <table:table-row table:style-name="ro1">
          <table:table-cell office:value-type="float" office:value="0.11908141" calcext:value-type="float">
            <text:p>0.11908141</text:p>
          </table:table-cell>
          <table:table-cell office:value-type="float" office:value="8.397616" calcext:value-type="float">
            <text:p>8.397616</text:p>
          </table:table-cell>
          <table:table-cell table:formula="of:=[.C839]+[.A840]" office:value-type="float" office:value="103.874860789" calcext:value-type="float">
            <text:p>103.874860789</text:p>
          </table:table-cell>
        </table:table-row>
        <table:table-row table:style-name="ro1">
          <table:table-cell office:value-type="float" office:value="0.11696041" calcext:value-type="float">
            <text:p>0.11696041</text:p>
          </table:table-cell>
          <table:table-cell office:value-type="float" office:value="8.549902" calcext:value-type="float">
            <text:p>8.549902</text:p>
          </table:table-cell>
          <table:table-cell table:formula="of:=[.C840]+[.A841]" office:value-type="float" office:value="103.991821199" calcext:value-type="float">
            <text:p>103.991821199</text:p>
          </table:table-cell>
        </table:table-row>
        <table:table-row table:style-name="ro1">
          <table:table-cell office:value-type="float" office:value="0.11606012" calcext:value-type="float">
            <text:p>0.11606012</text:p>
          </table:table-cell>
          <table:table-cell office:value-type="float" office:value="8.616224" calcext:value-type="float">
            <text:p>8.616224</text:p>
          </table:table-cell>
          <table:table-cell table:formula="of:=[.C841]+[.A842]" office:value-type="float" office:value="104.107881319" calcext:value-type="float">
            <text:p>104.107881319</text:p>
          </table:table-cell>
        </table:table-row>
        <table:table-row table:style-name="ro1">
          <table:table-cell office:value-type="float" office:value="0.11738765" calcext:value-type="float">
            <text:p>0.11738765</text:p>
          </table:table-cell>
          <table:table-cell office:value-type="float" office:value="8.518784" calcext:value-type="float">
            <text:p>8.518784</text:p>
          </table:table-cell>
          <table:table-cell table:formula="of:=[.C842]+[.A843]" office:value-type="float" office:value="104.225268969" calcext:value-type="float">
            <text:p>104.225268969</text:p>
          </table:table-cell>
        </table:table-row>
        <table:table-row table:style-name="ro1">
          <table:table-cell office:value-type="float" office:value="0.118303195" calcext:value-type="float">
            <text:p>0.118303195</text:p>
          </table:table-cell>
          <table:table-cell office:value-type="float" office:value="8.452857" calcext:value-type="float">
            <text:p>8.452857</text:p>
          </table:table-cell>
          <table:table-cell table:formula="of:=[.C843]+[.A844]" office:value-type="float" office:value="104.343572164" calcext:value-type="float">
            <text:p>104.343572164</text:p>
          </table:table-cell>
        </table:table-row>
        <table:table-row table:style-name="ro1">
          <table:table-cell office:value-type="float" office:value="0.11677729" calcext:value-type="float">
            <text:p>0.11677729</text:p>
          </table:table-cell>
          <table:table-cell office:value-type="float" office:value="8.563309" calcext:value-type="float">
            <text:p>8.563309</text:p>
          </table:table-cell>
          <table:table-cell table:formula="of:=[.C844]+[.A845]" office:value-type="float" office:value="104.460349454" calcext:value-type="float">
            <text:p>104.460349454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845]+[.A846]" office:value-type="float" office:value="104.574532714" calcext:value-type="float">
            <text:p>104.574532714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846]+[.A847]" office:value-type="float" office:value="104.688120874" calcext:value-type="float">
            <text:p>104.688120874</text:p>
          </table:table-cell>
        </table:table-row>
        <table:table-row table:style-name="ro1">
          <table:table-cell office:value-type="float" office:value="0.114869915" calcext:value-type="float">
            <text:p>0.114869915</text:p>
          </table:table-cell>
          <table:table-cell office:value-type="float" office:value="8.7055" calcext:value-type="float">
            <text:p>8.7055</text:p>
          </table:table-cell>
          <table:table-cell table:formula="of:=[.C847]+[.A848]" office:value-type="float" office:value="104.802990789" calcext:value-type="float">
            <text:p>104.802990789</text:p>
          </table:table-cell>
        </table:table-row>
        <table:table-row table:style-name="ro1">
          <table:table-cell office:value-type="float" office:value="0.11544976" calcext:value-type="float">
            <text:p>0.11544976</text:p>
          </table:table-cell>
          <table:table-cell office:value-type="float" office:value="8.661777" calcext:value-type="float">
            <text:p>8.661777</text:p>
          </table:table-cell>
          <table:table-cell table:formula="of:=[.C848]+[.A849]" office:value-type="float" office:value="104.918440549" calcext:value-type="float">
            <text:p>104.918440549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849]+[.A850]" office:value-type="float" office:value="105.032455964" calcext:value-type="float">
            <text:p>105.032455964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850]+[.A851]" office:value-type="float" office:value="105.144716589" calcext:value-type="float">
            <text:p>105.144716589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851]+[.A852]" office:value-type="float" office:value="105.257099284" calcext:value-type="float">
            <text:p>105.257099284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852]+[.A853]" office:value-type="float" office:value="105.370901069" calcext:value-type="float">
            <text:p>105.370901069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853]+[.A854]" office:value-type="float" office:value="105.485267439" calcext:value-type="float">
            <text:p>105.485267439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854]+[.A855]" office:value-type="float" office:value="105.598672489" calcext:value-type="float">
            <text:p>105.598672489</text:p>
          </table:table-cell>
        </table:table-row>
        <table:table-row table:style-name="ro1">
          <table:table-cell office:value-type="float" office:value="0.11270314" calcext:value-type="float">
            <text:p>0.11270314</text:p>
          </table:table-cell>
          <table:table-cell office:value-type="float" office:value="8.872868" calcext:value-type="float">
            <text:p>8.872868</text:p>
          </table:table-cell>
          <table:table-cell table:formula="of:=[.C855]+[.A856]" office:value-type="float" office:value="105.711375629" calcext:value-type="float">
            <text:p>105.711375629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856]+[.A857]" office:value-type="float" office:value="105.824918014" calcext:value-type="float">
            <text:p>105.824918014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857]+[.A858]" office:value-type="float" office:value="105.939345414" calcext:value-type="float">
            <text:p>105.939345414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858]+[.A859]" office:value-type="float" office:value="106.053116684" calcext:value-type="float">
            <text:p>106.053116684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859]+[.A860]" office:value-type="float" office:value="106.165850339" calcext:value-type="float">
            <text:p>106.165850339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860]+[.A861]" office:value-type="float" office:value="106.279026509" calcext:value-type="float">
            <text:p>106.279026509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861]+[.A862]" office:value-type="float" office:value="106.393133479" calcext:value-type="float">
            <text:p>106.393133479</text:p>
          </table:table-cell>
        </table:table-row>
        <table:table-row table:style-name="ro1">
          <table:table-cell office:value-type="float" office:value="0.113801785" calcext:value-type="float">
            <text:p>0.113801785</text:p>
          </table:table-cell>
          <table:table-cell office:value-type="float" office:value="8.787209" calcext:value-type="float">
            <text:p>8.787209</text:p>
          </table:table-cell>
          <table:table-cell table:formula="of:=[.C862]+[.A863]" office:value-type="float" office:value="106.506935264" calcext:value-type="float">
            <text:p>106.506935264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863]+[.A864]" office:value-type="float" office:value="106.619409514" calcext:value-type="float">
            <text:p>106.619409514</text:p>
          </table:table-cell>
        </table:table-row>
        <table:table-row table:style-name="ro1">
          <table:table-cell office:value-type="float" office:value="0.112504765" calcext:value-type="float">
            <text:p>0.112504765</text:p>
          </table:table-cell>
          <table:table-cell office:value-type="float" office:value="8.888513" calcext:value-type="float">
            <text:p>8.888513</text:p>
          </table:table-cell>
          <table:table-cell table:formula="of:=[.C864]+[.A865]" office:value-type="float" office:value="106.731914279" calcext:value-type="float">
            <text:p>106.731914279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865]+[.A866]" office:value-type="float" office:value="106.845746579" calcext:value-type="float">
            <text:p>106.845746579</text:p>
          </table:table-cell>
        </table:table-row>
        <table:table-row table:style-name="ro1">
          <table:table-cell office:value-type="float" office:value="0.11464103" calcext:value-type="float">
            <text:p>0.11464103</text:p>
          </table:table-cell>
          <table:table-cell office:value-type="float" office:value="8.72288" calcext:value-type="float">
            <text:p>8.72288</text:p>
          </table:table-cell>
          <table:table-cell table:formula="of:=[.C866]+[.A867]" office:value-type="float" office:value="106.960387609" calcext:value-type="float">
            <text:p>106.960387609</text:p>
          </table:table-cell>
        </table:table-row>
        <table:table-row table:style-name="ro1">
          <table:table-cell office:value-type="float" office:value="0.113939114" calcext:value-type="float">
            <text:p>0.113939114</text:p>
          </table:table-cell>
          <table:table-cell office:value-type="float" office:value="8.776617" calcext:value-type="float">
            <text:p>8.776617</text:p>
          </table:table-cell>
          <table:table-cell table:formula="of:=[.C867]+[.A868]" office:value-type="float" office:value="107.074326723" calcext:value-type="float">
            <text:p>107.074326723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868]+[.A869]" office:value-type="float" office:value="107.187151933" calcext:value-type="float">
            <text:p>107.187151933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869]+[.A870]" office:value-type="float" office:value="107.300511203" calcext:value-type="float">
            <text:p>107.300511203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870]+[.A871]" office:value-type="float" office:value="107.415701563" calcext:value-type="float">
            <text:p>107.415701563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871]+[.A872]" office:value-type="float" office:value="107.532066863" calcext:value-type="float">
            <text:p>107.532066863</text:p>
          </table:table-cell>
        </table:table-row>
        <table:table-row table:style-name="ro1">
          <table:table-cell office:value-type="float" office:value="0.11552606" calcext:value-type="float">
            <text:p>0.11552606</text:p>
          </table:table-cell>
          <table:table-cell office:value-type="float" office:value="8.656055" calcext:value-type="float">
            <text:p>8.656055</text:p>
          </table:table-cell>
          <table:table-cell table:formula="of:=[.C872]+[.A873]" office:value-type="float" office:value="107.647592923" calcext:value-type="float">
            <text:p>107.647592923</text:p>
          </table:table-cell>
        </table:table-row>
        <table:table-row table:style-name="ro1">
          <table:table-cell office:value-type="float" office:value="0.114152744" calcext:value-type="float">
            <text:p>0.114152744</text:p>
          </table:table-cell>
          <table:table-cell office:value-type="float" office:value="8.760192" calcext:value-type="float">
            <text:p>8.760192</text:p>
          </table:table-cell>
          <table:table-cell table:formula="of:=[.C873]+[.A874]" office:value-type="float" office:value="107.761745667" calcext:value-type="float">
            <text:p>107.761745667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874]+[.A875]" office:value-type="float" office:value="107.876020482" calcext:value-type="float">
            <text:p>107.876020482</text:p>
          </table:table-cell>
        </table:table-row>
        <table:table-row table:style-name="ro1">
          <table:table-cell office:value-type="float" office:value="0.1153582" calcext:value-type="float">
            <text:p>0.1153582</text:p>
          </table:table-cell>
          <table:table-cell office:value-type="float" office:value="8.668651" calcext:value-type="float">
            <text:p>8.668651</text:p>
          </table:table-cell>
          <table:table-cell table:formula="of:=[.C875]+[.A876]" office:value-type="float" office:value="107.991378682" calcext:value-type="float">
            <text:p>107.991378682</text:p>
          </table:table-cell>
        </table:table-row>
        <table:table-row table:style-name="ro1">
          <table:table-cell office:value-type="float" office:value="0.11560235" calcext:value-type="float">
            <text:p>0.11560235</text:p>
          </table:table-cell>
          <table:table-cell office:value-type="float" office:value="8.650343" calcext:value-type="float">
            <text:p>8.650343</text:p>
          </table:table-cell>
          <table:table-cell table:formula="of:=[.C876]+[.A877]" office:value-type="float" office:value="108.106981032" calcext:value-type="float">
            <text:p>108.106981032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877]+[.A878]" office:value-type="float" office:value="108.221347402" calcext:value-type="float">
            <text:p>108.221347402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878]+[.A879]" office:value-type="float" office:value="108.334752452" calcext:value-type="float">
            <text:p>108.334752452</text:p>
          </table:table-cell>
        </table:table-row>
        <table:table-row table:style-name="ro1">
          <table:table-cell office:value-type="float" office:value="0.11445792" calcext:value-type="float">
            <text:p>0.11445792</text:p>
          </table:table-cell>
          <table:table-cell office:value-type="float" office:value="8.736835" calcext:value-type="float">
            <text:p>8.736835</text:p>
          </table:table-cell>
          <table:table-cell table:formula="of:=[.C879]+[.A880]" office:value-type="float" office:value="108.449210372" calcext:value-type="float">
            <text:p>108.449210372</text:p>
          </table:table-cell>
        </table:table-row>
        <table:table-row table:style-name="ro1">
          <table:table-cell office:value-type="float" office:value="0.11613642" calcext:value-type="float">
            <text:p>0.11613642</text:p>
          </table:table-cell>
          <table:table-cell office:value-type="float" office:value="8.610564" calcext:value-type="float">
            <text:p>8.610564</text:p>
          </table:table-cell>
          <table:table-cell table:formula="of:=[.C880]+[.A881]" office:value-type="float" office:value="108.565346792" calcext:value-type="float">
            <text:p>108.565346792</text:p>
          </table:table-cell>
        </table:table-row>
        <table:table-row table:style-name="ro1">
          <table:table-cell office:value-type="float" office:value="0.11549554" calcext:value-type="float">
            <text:p>0.11549554</text:p>
          </table:table-cell>
          <table:table-cell office:value-type="float" office:value="8.658342" calcext:value-type="float">
            <text:p>8.658342</text:p>
          </table:table-cell>
          <table:table-cell table:formula="of:=[.C881]+[.A882]" office:value-type="float" office:value="108.680842332" calcext:value-type="float">
            <text:p>108.680842332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882]+[.A883]" office:value-type="float" office:value="108.793743832" calcext:value-type="float">
            <text:p>108.793743832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883]+[.A884]" office:value-type="float" office:value="108.904860032" calcext:value-type="float">
            <text:p>108.904860032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884]+[.A885]" office:value-type="float" office:value="109.017288502" calcext:value-type="float">
            <text:p>109.017288502</text:p>
          </table:table-cell>
        </table:table-row>
        <table:table-row table:style-name="ro1">
          <table:table-cell office:value-type="float" office:value="0.1151751" calcext:value-type="float">
            <text:p>0.1151751</text:p>
          </table:table-cell>
          <table:table-cell office:value-type="float" office:value="8.682432" calcext:value-type="float">
            <text:p>8.682432</text:p>
          </table:table-cell>
          <table:table-cell table:formula="of:=[.C885]+[.A886]" office:value-type="float" office:value="109.132463602" calcext:value-type="float">
            <text:p>109.132463602</text:p>
          </table:table-cell>
        </table:table-row>
        <table:table-row table:style-name="ro1">
          <table:table-cell office:value-type="float" office:value="0.11583123" calcext:value-type="float">
            <text:p>0.11583123</text:p>
          </table:table-cell>
          <table:table-cell office:value-type="float" office:value="8.63325" calcext:value-type="float">
            <text:p>8.63325</text:p>
          </table:table-cell>
          <table:table-cell table:formula="of:=[.C886]+[.A887]" office:value-type="float" office:value="109.248294832" calcext:value-type="float">
            <text:p>109.248294832</text:p>
          </table:table-cell>
        </table:table-row>
        <table:table-row table:style-name="ro1">
          <table:table-cell office:value-type="float" office:value="0.11491569" calcext:value-type="float">
            <text:p>0.11491569</text:p>
          </table:table-cell>
          <table:table-cell office:value-type="float" office:value="8.702032" calcext:value-type="float">
            <text:p>8.702032</text:p>
          </table:table-cell>
          <table:table-cell table:formula="of:=[.C887]+[.A888]" office:value-type="float" office:value="109.363210522" calcext:value-type="float">
            <text:p>109.363210522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888]+[.A889]" office:value-type="float" office:value="109.476997048" calcext:value-type="float">
            <text:p>109.476997048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889]+[.A890]" office:value-type="float" office:value="109.590417358" calcext:value-type="float">
            <text:p>109.590417358</text:p>
          </table:table-cell>
        </table:table-row>
        <table:table-row table:style-name="ro1">
          <table:table-cell office:value-type="float" office:value="0.11502251" calcext:value-type="float">
            <text:p>0.11502251</text:p>
          </table:table-cell>
          <table:table-cell office:value-type="float" office:value="8.693951" calcext:value-type="float">
            <text:p>8.693951</text:p>
          </table:table-cell>
          <table:table-cell table:formula="of:=[.C890]+[.A891]" office:value-type="float" office:value="109.705439868" calcext:value-type="float">
            <text:p>109.705439868</text:p>
          </table:table-cell>
        </table:table-row>
        <table:table-row table:style-name="ro1">
          <table:table-cell office:value-type="float" office:value="0.11673152" calcext:value-type="float">
            <text:p>0.11673152</text:p>
          </table:table-cell>
          <table:table-cell office:value-type="float" office:value="8.566667" calcext:value-type="float">
            <text:p>8.566667</text:p>
          </table:table-cell>
          <table:table-cell table:formula="of:=[.C891]+[.A892]" office:value-type="float" office:value="109.822171388" calcext:value-type="float">
            <text:p>109.822171388</text:p>
          </table:table-cell>
        </table:table-row>
        <table:table-row table:style-name="ro1">
          <table:table-cell office:value-type="float" office:value="0.11621271" calcext:value-type="float">
            <text:p>0.11621271</text:p>
          </table:table-cell>
          <table:table-cell office:value-type="float" office:value="8.604911" calcext:value-type="float">
            <text:p>8.604911</text:p>
          </table:table-cell>
          <table:table-cell table:formula="of:=[.C892]+[.A893]" office:value-type="float" office:value="109.938384098" calcext:value-type="float">
            <text:p>109.938384098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893]+[.A894]" office:value-type="float" office:value="110.053574458" calcext:value-type="float">
            <text:p>110.053574458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894]+[.A895]" office:value-type="float" office:value="110.167940828" calcext:value-type="float">
            <text:p>110.167940828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895]+[.A896]" office:value-type="float" office:value="110.282444532" calcext:value-type="float">
            <text:p>110.282444532</text:p>
          </table:table-cell>
        </table:table-row>
        <table:table-row table:style-name="ro1">
          <table:table-cell office:value-type="float" office:value="0.115953304" calcext:value-type="float">
            <text:p>0.115953304</text:p>
          </table:table-cell>
          <table:table-cell office:value-type="float" office:value="8.624161" calcext:value-type="float">
            <text:p>8.624161</text:p>
          </table:table-cell>
          <table:table-cell table:formula="of:=[.C896]+[.A897]" office:value-type="float" office:value="110.398397836" calcext:value-type="float">
            <text:p>110.398397836</text:p>
          </table:table-cell>
        </table:table-row>
        <table:table-row table:style-name="ro1">
          <table:table-cell office:value-type="float" office:value="0.117219806" calcext:value-type="float">
            <text:p>0.117219806</text:p>
          </table:table-cell>
          <table:table-cell office:value-type="float" office:value="8.530982" calcext:value-type="float">
            <text:p>8.530982</text:p>
          </table:table-cell>
          <table:table-cell table:formula="of:=[.C897]+[.A898]" office:value-type="float" office:value="110.515617642" calcext:value-type="float">
            <text:p>110.515617642</text:p>
          </table:table-cell>
        </table:table-row>
        <table:table-row table:style-name="ro1">
          <table:table-cell office:value-type="float" office:value="0.11648738" calcext:value-type="float">
            <text:p>0.11648738</text:p>
          </table:table-cell>
          <table:table-cell office:value-type="float" office:value="8.584621" calcext:value-type="float">
            <text:p>8.584621</text:p>
          </table:table-cell>
          <table:table-cell table:formula="of:=[.C898]+[.A899]" office:value-type="float" office:value="110.632105022" calcext:value-type="float">
            <text:p>110.632105022</text:p>
          </table:table-cell>
        </table:table-row>
        <table:table-row table:style-name="ro1">
          <table:table-cell office:value-type="float" office:value="0.1155108" calcext:value-type="float">
            <text:p>0.1155108</text:p>
          </table:table-cell>
          <table:table-cell office:value-type="float" office:value="8.657199" calcext:value-type="float">
            <text:p>8.657199</text:p>
          </table:table-cell>
          <table:table-cell table:formula="of:=[.C899]+[.A900]" office:value-type="float" office:value="110.747615822" calcext:value-type="float">
            <text:p>110.747615822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900]+[.A901]" office:value-type="float" office:value="110.863523352" calcext:value-type="float">
            <text:p>110.863523352</text:p>
          </table:table-cell>
        </table:table-row>
        <table:table-row table:style-name="ro1">
          <table:table-cell office:value-type="float" office:value="0.11821164" calcext:value-type="float">
            <text:p>0.11821164</text:p>
          </table:table-cell>
          <table:table-cell office:value-type="float" office:value="8.459403" calcext:value-type="float">
            <text:p>8.459403</text:p>
          </table:table-cell>
          <table:table-cell table:formula="of:=[.C901]+[.A902]" office:value-type="float" office:value="110.981734992" calcext:value-type="float">
            <text:p>110.981734992</text:p>
          </table:table-cell>
        </table:table-row>
        <table:table-row table:style-name="ro1">
          <table:table-cell office:value-type="float" office:value="0.11929503" calcext:value-type="float">
            <text:p>0.11929503</text:p>
          </table:table-cell>
          <table:table-cell office:value-type="float" office:value="8.382579" calcext:value-type="float">
            <text:p>8.382579</text:p>
          </table:table-cell>
          <table:table-cell table:formula="of:=[.C902]+[.A903]" office:value-type="float" office:value="111.101030022" calcext:value-type="float">
            <text:p>111.101030022</text:p>
          </table:table-cell>
        </table:table-row>
        <table:table-row table:style-name="ro1">
          <table:table-cell office:value-type="float" office:value="0.11833371" calcext:value-type="float">
            <text:p>0.11833371</text:p>
          </table:table-cell>
          <table:table-cell office:value-type="float" office:value="8.450677" calcext:value-type="float">
            <text:p>8.450677</text:p>
          </table:table-cell>
          <table:table-cell table:formula="of:=[.C903]+[.A904]" office:value-type="float" office:value="111.219363732" calcext:value-type="float">
            <text:p>111.219363732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904]+[.A905]" office:value-type="float" office:value="111.336858202" calcext:value-type="float">
            <text:p>111.336858202</text:p>
          </table:table-cell>
        </table:table-row>
        <table:table-row table:style-name="ro1">
          <table:table-cell office:value-type="float" office:value="0.116884105" calcext:value-type="float">
            <text:p>0.116884105</text:p>
          </table:table-cell>
          <table:table-cell office:value-type="float" office:value="8.555484" calcext:value-type="float">
            <text:p>8.555484</text:p>
          </table:table-cell>
          <table:table-cell table:formula="of:=[.C905]+[.A906]" office:value-type="float" office:value="111.453742307" calcext:value-type="float">
            <text:p>111.453742307</text:p>
          </table:table-cell>
        </table:table-row>
        <table:table-row table:style-name="ro1">
          <table:table-cell office:value-type="float" office:value="0.118516825" calcext:value-type="float">
            <text:p>0.118516825</text:p>
          </table:table-cell>
          <table:table-cell office:value-type="float" office:value="8.437621" calcext:value-type="float">
            <text:p>8.437621</text:p>
          </table:table-cell>
          <table:table-cell table:formula="of:=[.C906]+[.A907]" office:value-type="float" office:value="111.572259132" calcext:value-type="float">
            <text:p>111.572259132</text:p>
          </table:table-cell>
        </table:table-row>
        <table:table-row table:style-name="ro1">
          <table:table-cell office:value-type="float" office:value="0.1203479" calcext:value-type="float">
            <text:p>0.1203479</text:p>
          </table:table-cell>
          <table:table-cell office:value-type="float" office:value="8.309243" calcext:value-type="float">
            <text:p>8.309243</text:p>
          </table:table-cell>
          <table:table-cell table:formula="of:=[.C907]+[.A908]" office:value-type="float" office:value="111.692607032" calcext:value-type="float">
            <text:p>111.692607032</text:p>
          </table:table-cell>
        </table:table-row>
        <table:table-row table:style-name="ro1">
          <table:table-cell office:value-type="float" office:value="0.119722284" calcext:value-type="float">
            <text:p>0.119722284</text:p>
          </table:table-cell>
          <table:table-cell office:value-type="float" office:value="8.352664" calcext:value-type="float">
            <text:p>8.352664</text:p>
          </table:table-cell>
          <table:table-cell table:formula="of:=[.C908]+[.A909]" office:value-type="float" office:value="111.812329316" calcext:value-type="float">
            <text:p>111.812329316</text:p>
          </table:table-cell>
        </table:table-row>
        <table:table-row table:style-name="ro1">
          <table:table-cell office:value-type="float" office:value="0.11869993" calcext:value-type="float">
            <text:p>0.11869993</text:p>
          </table:table-cell>
          <table:table-cell office:value-type="float" office:value="8.424605" calcext:value-type="float">
            <text:p>8.424605</text:p>
          </table:table-cell>
          <table:table-cell table:formula="of:=[.C909]+[.A910]" office:value-type="float" office:value="111.931029246" calcext:value-type="float">
            <text:p>111.931029246</text:p>
          </table:table-cell>
        </table:table-row>
        <table:table-row table:style-name="ro1">
          <table:table-cell office:value-type="float" office:value="0.1179675" calcext:value-type="float">
            <text:p>0.1179675</text:p>
          </table:table-cell>
          <table:table-cell office:value-type="float" office:value="8.476911" calcext:value-type="float">
            <text:p>8.476911</text:p>
          </table:table-cell>
          <table:table-cell table:formula="of:=[.C910]+[.A911]" office:value-type="float" office:value="112.048996746" calcext:value-type="float">
            <text:p>112.048996746</text:p>
          </table:table-cell>
        </table:table-row>
        <table:table-row table:style-name="ro1">
          <table:table-cell office:value-type="float" office:value="0.11886778" calcext:value-type="float">
            <text:p>0.11886778</text:p>
          </table:table-cell>
          <table:table-cell office:value-type="float" office:value="8.412709" calcext:value-type="float">
            <text:p>8.412709</text:p>
          </table:table-cell>
          <table:table-cell table:formula="of:=[.C911]+[.A912]" office:value-type="float" office:value="112.167864526" calcext:value-type="float">
            <text:p>112.167864526</text:p>
          </table:table-cell>
        </table:table-row>
        <table:table-row table:style-name="ro1">
          <table:table-cell office:value-type="float" office:value="0.11998169" calcext:value-type="float">
            <text:p>0.11998169</text:p>
          </table:table-cell>
          <table:table-cell office:value-type="float" office:value="8.334605" calcext:value-type="float">
            <text:p>8.334605</text:p>
          </table:table-cell>
          <table:table-cell table:formula="of:=[.C912]+[.A913]" office:value-type="float" office:value="112.287846216" calcext:value-type="float">
            <text:p>112.287846216</text:p>
          </table:table-cell>
        </table:table-row>
        <table:table-row table:style-name="ro1">
          <table:table-cell office:value-type="float" office:value="0.119005114" calcext:value-type="float">
            <text:p>0.119005114</text:p>
          </table:table-cell>
          <table:table-cell office:value-type="float" office:value="8.403" calcext:value-type="float">
            <text:p>8.403</text:p>
          </table:table-cell>
          <table:table-cell table:formula="of:=[.C913]+[.A914]" office:value-type="float" office:value="112.40685133" calcext:value-type="float">
            <text:p>112.40685133</text:p>
          </table:table-cell>
        </table:table-row>
        <table:table-row table:style-name="ro1">
          <table:table-cell office:value-type="float" office:value="0.11815061" calcext:value-type="float">
            <text:p>0.11815061</text:p>
          </table:table-cell>
          <table:table-cell office:value-type="float" office:value="8.463774" calcext:value-type="float">
            <text:p>8.463774</text:p>
          </table:table-cell>
          <table:table-cell table:formula="of:=[.C914]+[.A915]" office:value-type="float" office:value="112.52500194" calcext:value-type="float">
            <text:p>112.52500194</text:p>
          </table:table-cell>
        </table:table-row>
        <table:table-row table:style-name="ro1">
          <table:table-cell office:value-type="float" office:value="0.1178912" calcext:value-type="float">
            <text:p>0.1178912</text:p>
          </table:table-cell>
          <table:table-cell office:value-type="float" office:value="8.482397" calcext:value-type="float">
            <text:p>8.482397</text:p>
          </table:table-cell>
          <table:table-cell table:formula="of:=[.C915]+[.A916]" office:value-type="float" office:value="112.64289314" calcext:value-type="float">
            <text:p>112.64289314</text:p>
          </table:table-cell>
        </table:table-row>
        <table:table-row table:style-name="ro1">
          <table:table-cell office:value-type="float" office:value="0.11932555" calcext:value-type="float">
            <text:p>0.11932555</text:p>
          </table:table-cell>
          <table:table-cell office:value-type="float" office:value="8.380435" calcext:value-type="float">
            <text:p>8.380435</text:p>
          </table:table-cell>
          <table:table-cell table:formula="of:=[.C916]+[.A917]" office:value-type="float" office:value="112.76221869" calcext:value-type="float">
            <text:p>112.76221869</text:p>
          </table:table-cell>
        </table:table-row>
        <table:table-row table:style-name="ro1">
          <table:table-cell office:value-type="float" office:value="0.12060731" calcext:value-type="float">
            <text:p>0.12060731</text:p>
          </table:table-cell>
          <table:table-cell office:value-type="float" office:value="8.291371" calcext:value-type="float">
            <text:p>8.291371</text:p>
          </table:table-cell>
          <table:table-cell table:formula="of:=[.C917]+[.A918]" office:value-type="float" office:value="112.882826" calcext:value-type="float">
            <text:p>112.882826</text:p>
          </table:table-cell>
        </table:table-row>
        <table:table-row table:style-name="ro1">
          <table:table-cell office:value-type="float" office:value="0.119935915" calcext:value-type="float">
            <text:p>0.119935915</text:p>
          </table:table-cell>
          <table:table-cell office:value-type="float" office:value="8.337787" calcext:value-type="float">
            <text:p>8.337787</text:p>
          </table:table-cell>
          <table:table-cell table:formula="of:=[.C918]+[.A919]" office:value-type="float" office:value="113.002761915" calcext:value-type="float">
            <text:p>113.002761915</text:p>
          </table:table-cell>
        </table:table-row>
        <table:table-row table:style-name="ro1">
          <table:table-cell office:value-type="float" office:value="0.11909667" calcext:value-type="float">
            <text:p>0.11909667</text:p>
          </table:table-cell>
          <table:table-cell office:value-type="float" office:value="8.396541" calcext:value-type="float">
            <text:p>8.396541</text:p>
          </table:table-cell>
          <table:table-cell table:formula="of:=[.C919]+[.A920]" office:value-type="float" office:value="113.121858585" calcext:value-type="float">
            <text:p>113.121858585</text:p>
          </table:table-cell>
        </table:table-row>
        <table:table-row table:style-name="ro1">
          <table:table-cell office:value-type="float" office:value="0.11831845" calcext:value-type="float">
            <text:p>0.11831845</text:p>
          </table:table-cell>
          <table:table-cell office:value-type="float" office:value="8.451767" calcext:value-type="float">
            <text:p>8.451767</text:p>
          </table:table-cell>
          <table:table-cell table:formula="of:=[.C920]+[.A921]" office:value-type="float" office:value="113.240177035" calcext:value-type="float">
            <text:p>113.240177035</text:p>
          </table:table-cell>
        </table:table-row>
        <table:table-row table:style-name="ro1">
          <table:table-cell office:value-type="float" office:value="0.11874571" calcext:value-type="float">
            <text:p>0.11874571</text:p>
          </table:table-cell>
          <table:table-cell office:value-type="float" office:value="8.421357" calcext:value-type="float">
            <text:p>8.421357</text:p>
          </table:table-cell>
          <table:table-cell table:formula="of:=[.C921]+[.A922]" office:value-type="float" office:value="113.358922745" calcext:value-type="float">
            <text:p>113.358922745</text:p>
          </table:table-cell>
        </table:table-row>
        <table:table-row table:style-name="ro1">
          <table:table-cell office:value-type="float" office:value="0.120317385" calcext:value-type="float">
            <text:p>0.120317385</text:p>
          </table:table-cell>
          <table:table-cell office:value-type="float" office:value="8.311351" calcext:value-type="float">
            <text:p>8.311351</text:p>
          </table:table-cell>
          <table:table-cell table:formula="of:=[.C922]+[.A923]" office:value-type="float" office:value="113.47924013" calcext:value-type="float">
            <text:p>113.47924013</text:p>
          </table:table-cell>
        </table:table-row>
        <table:table-row table:style-name="ro1">
          <table:table-cell office:value-type="float" office:value="0.120790415" calcext:value-type="float">
            <text:p>0.120790415</text:p>
          </table:table-cell>
          <table:table-cell office:value-type="float" office:value="8.278803" calcext:value-type="float">
            <text:p>8.278803</text:p>
          </table:table-cell>
          <table:table-cell table:formula="of:=[.C923]+[.A924]" office:value-type="float" office:value="113.600030545" calcext:value-type="float">
            <text:p>113.600030545</text:p>
          </table:table-cell>
        </table:table-row>
        <table:table-row table:style-name="ro1">
          <table:table-cell office:value-type="float" office:value="0.11999695" calcext:value-type="float">
            <text:p>0.11999695</text:p>
          </table:table-cell>
          <table:table-cell office:value-type="float" office:value="8.333546" calcext:value-type="float">
            <text:p>8.333546</text:p>
          </table:table-cell>
          <table:table-cell table:formula="of:=[.C924]+[.A925]" office:value-type="float" office:value="113.720027495" calcext:value-type="float">
            <text:p>113.720027495</text:p>
          </table:table-cell>
        </table:table-row>
        <table:table-row table:style-name="ro1">
          <table:table-cell office:value-type="float" office:value="0.1191577" calcext:value-type="float">
            <text:p>0.1191577</text:p>
          </table:table-cell>
          <table:table-cell office:value-type="float" office:value="8.39224" calcext:value-type="float">
            <text:p>8.39224</text:p>
          </table:table-cell>
          <table:table-cell table:formula="of:=[.C925]+[.A926]" office:value-type="float" office:value="113.839185195" calcext:value-type="float">
            <text:p>113.839185195</text:p>
          </table:table-cell>
        </table:table-row>
        <table:table-row table:style-name="ro1">
          <table:table-cell office:value-type="float" office:value="0.11844053" calcext:value-type="float">
            <text:p>0.11844053</text:p>
          </table:table-cell>
          <table:table-cell office:value-type="float" office:value="8.443056" calcext:value-type="float">
            <text:p>8.443056</text:p>
          </table:table-cell>
          <table:table-cell table:formula="of:=[.C926]+[.A927]" office:value-type="float" office:value="113.957625725" calcext:value-type="float">
            <text:p>113.957625725</text:p>
          </table:table-cell>
        </table:table-row>
        <table:table-row table:style-name="ro1">
          <table:table-cell office:value-type="float" office:value="0.118776225" calcext:value-type="float">
            <text:p>0.118776225</text:p>
          </table:table-cell>
          <table:table-cell office:value-type="float" office:value="8.419193" calcext:value-type="float">
            <text:p>8.419193</text:p>
          </table:table-cell>
          <table:table-cell table:formula="of:=[.C927]+[.A928]" office:value-type="float" office:value="114.07640195" calcext:value-type="float">
            <text:p>114.07640195</text:p>
          </table:table-cell>
        </table:table-row>
        <table:table-row table:style-name="ro1">
          <table:table-cell office:value-type="float" office:value="0.11952392" calcext:value-type="float">
            <text:p>0.11952392</text:p>
          </table:table-cell>
          <table:table-cell office:value-type="float" office:value="8.366526" calcext:value-type="float">
            <text:p>8.366526</text:p>
          </table:table-cell>
          <table:table-cell table:formula="of:=[.C928]+[.A929]" office:value-type="float" office:value="114.19592587" calcext:value-type="float">
            <text:p>114.19592587</text:p>
          </table:table-cell>
        </table:table-row>
        <table:table-row table:style-name="ro1">
          <table:table-cell office:value-type="float" office:value="0.11903563" calcext:value-type="float">
            <text:p>0.11903563</text:p>
          </table:table-cell>
          <table:table-cell office:value-type="float" office:value="8.400846" calcext:value-type="float">
            <text:p>8.400846</text:p>
          </table:table-cell>
          <table:table-cell table:formula="of:=[.C929]+[.A930]" office:value-type="float" office:value="114.3149615" calcext:value-type="float">
            <text:p>114.3149615</text:p>
          </table:table-cell>
        </table:table-row>
        <table:table-row table:style-name="ro1">
          <table:table-cell office:value-type="float" office:value="0.11836423" calcext:value-type="float">
            <text:p>0.11836423</text:p>
          </table:table-cell>
          <table:table-cell office:value-type="float" office:value="8.448498" calcext:value-type="float">
            <text:p>8.448498</text:p>
          </table:table-cell>
          <table:table-cell table:formula="of:=[.C930]+[.A931]" office:value-type="float" office:value="114.43332573" calcext:value-type="float">
            <text:p>114.43332573</text:p>
          </table:table-cell>
        </table:table-row>
        <table:table-row table:style-name="ro1">
          <table:table-cell office:value-type="float" office:value="0.11880674" calcext:value-type="float">
            <text:p>0.11880674</text:p>
          </table:table-cell>
          <table:table-cell office:value-type="float" office:value="8.417031" calcext:value-type="float">
            <text:p>8.417031</text:p>
          </table:table-cell>
          <table:table-cell table:formula="of:=[.C931]+[.A932]" office:value-type="float" office:value="114.55213247" calcext:value-type="float">
            <text:p>114.55213247</text:p>
          </table:table-cell>
        </table:table-row>
        <table:table-row table:style-name="ro1">
          <table:table-cell office:value-type="float" office:value="0.120546274" calcext:value-type="float">
            <text:p>0.120546274</text:p>
          </table:table-cell>
          <table:table-cell office:value-type="float" office:value="8.295569" calcext:value-type="float">
            <text:p>8.295569</text:p>
          </table:table-cell>
          <table:table-cell table:formula="of:=[.C932]+[.A933]" office:value-type="float" office:value="114.672678744" calcext:value-type="float">
            <text:p>114.672678744</text:p>
          </table:table-cell>
        </table:table-row>
        <table:table-row table:style-name="ro1">
          <table:table-cell office:value-type="float" office:value="0.12080567" calcext:value-type="float">
            <text:p>0.12080567</text:p>
          </table:table-cell>
          <table:table-cell office:value-type="float" office:value="8.277757" calcext:value-type="float">
            <text:p>8.277757</text:p>
          </table:table-cell>
          <table:table-cell table:formula="of:=[.C933]+[.A934]" office:value-type="float" office:value="114.793484414" calcext:value-type="float">
            <text:p>114.793484414</text:p>
          </table:table-cell>
        </table:table-row>
        <table:table-row table:style-name="ro1">
          <table:table-cell office:value-type="float" office:value="0.12094301" calcext:value-type="float">
            <text:p>0.12094301</text:p>
          </table:table-cell>
          <table:table-cell office:value-type="float" office:value="8.268357" calcext:value-type="float">
            <text:p>8.268357</text:p>
          </table:table-cell>
          <table:table-cell table:formula="of:=[.C934]+[.A935]" office:value-type="float" office:value="114.914427424" calcext:value-type="float">
            <text:p>114.914427424</text:p>
          </table:table-cell>
        </table:table-row>
        <table:table-row table:style-name="ro1">
          <table:table-cell office:value-type="float" office:value="0.121477075" calcext:value-type="float">
            <text:p>0.121477075</text:p>
          </table:table-cell>
          <table:table-cell office:value-type="float" office:value="8.232006" calcext:value-type="float">
            <text:p>8.232006</text:p>
          </table:table-cell>
          <table:table-cell table:formula="of:=[.C935]+[.A936]" office:value-type="float" office:value="115.035904499" calcext:value-type="float">
            <text:p>115.035904499</text:p>
          </table:table-cell>
        </table:table-row>
        <table:table-row table:style-name="ro1">
          <table:table-cell office:value-type="float" office:value="0.12144656" calcext:value-type="float">
            <text:p>0.12144656</text:p>
          </table:table-cell>
          <table:table-cell office:value-type="float" office:value="8.234075" calcext:value-type="float">
            <text:p>8.234075</text:p>
          </table:table-cell>
          <table:table-cell table:formula="of:=[.C936]+[.A937]" office:value-type="float" office:value="115.157351059" calcext:value-type="float">
            <text:p>115.157351059</text:p>
          </table:table-cell>
        </table:table-row>
        <table:table-row table:style-name="ro1">
          <table:table-cell office:value-type="float" office:value="0.12155337" calcext:value-type="float">
            <text:p>0.12155337</text:p>
          </table:table-cell>
          <table:table-cell office:value-type="float" office:value="8.226839" calcext:value-type="float">
            <text:p>8.226839</text:p>
          </table:table-cell>
          <table:table-cell table:formula="of:=[.C937]+[.A938]" office:value-type="float" office:value="115.278904429" calcext:value-type="float">
            <text:p>115.278904429</text:p>
          </table:table-cell>
        </table:table-row>
        <table:table-row table:style-name="ro1">
          <table:table-cell office:value-type="float" office:value="0.121477075" calcext:value-type="float">
            <text:p>0.121477075</text:p>
          </table:table-cell>
          <table:table-cell office:value-type="float" office:value="8.232006" calcext:value-type="float">
            <text:p>8.232006</text:p>
          </table:table-cell>
          <table:table-cell table:formula="of:=[.C938]+[.A939]" office:value-type="float" office:value="115.400381504" calcext:value-type="float">
            <text:p>115.400381504</text:p>
          </table:table-cell>
        </table:table-row>
        <table:table-row table:style-name="ro1">
          <table:table-cell office:value-type="float" office:value="0.121263444" calcext:value-type="float">
            <text:p>0.121263444</text:p>
          </table:table-cell>
          <table:table-cell office:value-type="float" office:value="8.246509" calcext:value-type="float">
            <text:p>8.246509</text:p>
          </table:table-cell>
          <table:table-cell table:formula="of:=[.C939]+[.A940]" office:value-type="float" office:value="115.521644948" calcext:value-type="float">
            <text:p>115.521644948</text:p>
          </table:table-cell>
        </table:table-row>
        <table:table-row table:style-name="ro1">
          <table:table-cell office:value-type="float" office:value="0.120775156" calcext:value-type="float">
            <text:p>0.120775156</text:p>
          </table:table-cell>
          <table:table-cell office:value-type="float" office:value="8.279849" calcext:value-type="float">
            <text:p>8.279849</text:p>
          </table:table-cell>
          <table:table-cell table:formula="of:=[.C940]+[.A941]" office:value-type="float" office:value="115.642420104" calcext:value-type="float">
            <text:p>115.642420104</text:p>
          </table:table-cell>
        </table:table-row>
        <table:table-row table:style-name="ro1">
          <table:table-cell office:value-type="float" office:value="0.12025635" calcext:value-type="float">
            <text:p>0.12025635</text:p>
          </table:table-cell>
          <table:table-cell office:value-type="float" office:value="8.31557" calcext:value-type="float">
            <text:p>8.31557</text:p>
          </table:table-cell>
          <table:table-cell table:formula="of:=[.C941]+[.A942]" office:value-type="float" office:value="115.762676454" calcext:value-type="float">
            <text:p>115.762676454</text:p>
          </table:table-cell>
        </table:table-row>
        <table:table-row table:style-name="ro1">
          <table:table-cell office:value-type="float" office:value="0.11963073" calcext:value-type="float">
            <text:p>0.11963073</text:p>
          </table:table-cell>
          <table:table-cell office:value-type="float" office:value="8.3590555" calcext:value-type="float">
            <text:p>8.3590555</text:p>
          </table:table-cell>
          <table:table-cell table:formula="of:=[.C942]+[.A943]" office:value-type="float" office:value="115.882307184" calcext:value-type="float">
            <text:p>115.882307184</text:p>
          </table:table-cell>
        </table:table-row>
        <table:table-row table:style-name="ro1">
          <table:table-cell office:value-type="float" office:value="0.11927977" calcext:value-type="float">
            <text:p>0.11927977</text:p>
          </table:table-cell>
          <table:table-cell office:value-type="float" office:value="8.383651" calcext:value-type="float">
            <text:p>8.383651</text:p>
          </table:table-cell>
          <table:table-cell table:formula="of:=[.C943]+[.A944]" office:value-type="float" office:value="116.001586954" calcext:value-type="float">
            <text:p>116.001586954</text:p>
          </table:table-cell>
        </table:table-row>
        <table:table-row table:style-name="ro1">
          <table:table-cell office:value-type="float" office:value="0.11999695" calcext:value-type="float">
            <text:p>0.11999695</text:p>
          </table:table-cell>
          <table:table-cell office:value-type="float" office:value="8.333546" calcext:value-type="float">
            <text:p>8.333546</text:p>
          </table:table-cell>
          <table:table-cell table:formula="of:=[.C944]+[.A945]" office:value-type="float" office:value="116.121583904" calcext:value-type="float">
            <text:p>116.121583904</text:p>
          </table:table-cell>
        </table:table-row>
        <table:table-row table:style-name="ro1">
          <table:table-cell office:value-type="float" office:value="0.119462885" calcext:value-type="float">
            <text:p>0.119462885</text:p>
          </table:table-cell>
          <table:table-cell office:value-type="float" office:value="8.370801" calcext:value-type="float">
            <text:p>8.370801</text:p>
          </table:table-cell>
          <table:table-cell table:formula="of:=[.C945]+[.A946]" office:value-type="float" office:value="116.241046789" calcext:value-type="float">
            <text:p>116.241046789</text:p>
          </table:table-cell>
        </table:table-row>
        <table:table-row table:style-name="ro1">
          <table:table-cell office:value-type="float" office:value="0.119249254" calcext:value-type="float">
            <text:p>0.119249254</text:p>
          </table:table-cell>
          <table:table-cell office:value-type="float" office:value="8.385797" calcext:value-type="float">
            <text:p>8.385797</text:p>
          </table:table-cell>
          <table:table-cell table:formula="of:=[.C946]+[.A947]" office:value-type="float" office:value="116.360296043" calcext:value-type="float">
            <text:p>116.360296043</text:p>
          </table:table-cell>
        </table:table-row>
        <table:table-row table:style-name="ro1">
          <table:table-cell office:value-type="float" office:value="0.119447626" calcext:value-type="float">
            <text:p>0.119447626</text:p>
          </table:table-cell>
          <table:table-cell office:value-type="float" office:value="8.37187" calcext:value-type="float">
            <text:p>8.37187</text:p>
          </table:table-cell>
          <table:table-cell table:formula="of:=[.C947]+[.A948]" office:value-type="float" office:value="116.479743669" calcext:value-type="float">
            <text:p>116.479743669</text:p>
          </table:table-cell>
        </table:table-row>
        <table:table-row table:style-name="ro1">
          <table:table-cell office:value-type="float" office:value="0.119935915" calcext:value-type="float">
            <text:p>0.119935915</text:p>
          </table:table-cell>
          <table:table-cell office:value-type="float" office:value="8.337787" calcext:value-type="float">
            <text:p>8.337787</text:p>
          </table:table-cell>
          <table:table-cell table:formula="of:=[.C948]+[.A949]" office:value-type="float" office:value="116.599679584" calcext:value-type="float">
            <text:p>116.599679584</text:p>
          </table:table-cell>
        </table:table-row>
        <table:table-row table:style-name="ro1">
          <table:table-cell office:value-type="float" office:value="0.119829096" calcext:value-type="float">
            <text:p>0.119829096</text:p>
          </table:table-cell>
          <table:table-cell office:value-type="float" office:value="8.345219" calcext:value-type="float">
            <text:p>8.345219</text:p>
          </table:table-cell>
          <table:table-cell table:formula="of:=[.C949]+[.A950]" office:value-type="float" office:value="116.71950868" calcext:value-type="float">
            <text:p>116.71950868</text:p>
          </table:table-cell>
        </table:table-row>
        <table:table-row table:style-name="ro1">
          <table:table-cell office:value-type="float" office:value="0.11866941" calcext:value-type="float">
            <text:p>0.11866941</text:p>
          </table:table-cell>
          <table:table-cell office:value-type="float" office:value="8.426771" calcext:value-type="float">
            <text:p>8.426771</text:p>
          </table:table-cell>
          <table:table-cell table:formula="of:=[.C950]+[.A951]" office:value-type="float" office:value="116.83817809" calcext:value-type="float">
            <text:p>116.83817809</text:p>
          </table:table-cell>
        </table:table-row>
        <table:table-row table:style-name="ro1">
          <table:table-cell office:value-type="float" office:value="0.11779965" calcext:value-type="float">
            <text:p>0.11779965</text:p>
          </table:table-cell>
          <table:table-cell office:value-type="float" office:value="8.48899" calcext:value-type="float">
            <text:p>8.48899</text:p>
          </table:table-cell>
          <table:table-cell table:formula="of:=[.C951]+[.A952]" office:value-type="float" office:value="116.95597774" calcext:value-type="float">
            <text:p>116.95597774</text:p>
          </table:table-cell>
        </table:table-row>
        <table:table-row table:style-name="ro1">
          <table:table-cell office:value-type="float" office:value="0.11842527" calcext:value-type="float">
            <text:p>0.11842527</text:p>
          </table:table-cell>
          <table:table-cell office:value-type="float" office:value="8.444143" calcext:value-type="float">
            <text:p>8.444143</text:p>
          </table:table-cell>
          <table:table-cell table:formula="of:=[.C952]+[.A953]" office:value-type="float" office:value="117.07440301" calcext:value-type="float">
            <text:p>117.07440301</text:p>
          </table:table-cell>
        </table:table-row>
        <table:table-row table:style-name="ro1">
          <table:table-cell office:value-type="float" office:value="0.11842527" calcext:value-type="float">
            <text:p>0.11842527</text:p>
          </table:table-cell>
          <table:table-cell office:value-type="float" office:value="8.444143" calcext:value-type="float">
            <text:p>8.444143</text:p>
          </table:table-cell>
          <table:table-cell table:formula="of:=[.C953]+[.A954]" office:value-type="float" office:value="117.19282828" calcext:value-type="float">
            <text:p>117.19282828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954]+[.A955]" office:value-type="float" office:value="117.31032275" calcext:value-type="float">
            <text:p>117.31032275</text:p>
          </table:table-cell>
        </table:table-row>
        <table:table-row table:style-name="ro1">
          <table:table-cell office:value-type="float" office:value="0.1170367" calcext:value-type="float">
            <text:p>0.1170367</text:p>
          </table:table-cell>
          <table:table-cell office:value-type="float" office:value="8.544329" calcext:value-type="float">
            <text:p>8.544329</text:p>
          </table:table-cell>
          <table:table-cell table:formula="of:=[.C955]+[.A956]" office:value-type="float" office:value="117.42735945" calcext:value-type="float">
            <text:p>117.42735945</text:p>
          </table:table-cell>
        </table:table-row>
        <table:table-row table:style-name="ro1">
          <table:table-cell office:value-type="float" office:value="0.11784542" calcext:value-type="float">
            <text:p>0.11784542</text:p>
          </table:table-cell>
          <table:table-cell office:value-type="float" office:value="8.485692" calcext:value-type="float">
            <text:p>8.485692</text:p>
          </table:table-cell>
          <table:table-cell table:formula="of:=[.C956]+[.A957]" office:value-type="float" office:value="117.54520487" calcext:value-type="float">
            <text:p>117.54520487</text:p>
          </table:table-cell>
        </table:table-row>
        <table:table-row table:style-name="ro1">
          <table:table-cell office:value-type="float" office:value="0.11880674" calcext:value-type="float">
            <text:p>0.11880674</text:p>
          </table:table-cell>
          <table:table-cell office:value-type="float" office:value="8.417031" calcext:value-type="float">
            <text:p>8.417031</text:p>
          </table:table-cell>
          <table:table-cell table:formula="of:=[.C957]+[.A958]" office:value-type="float" office:value="117.66401161" calcext:value-type="float">
            <text:p>117.66401161</text:p>
          </table:table-cell>
        </table:table-row>
        <table:table-row table:style-name="ro1">
          <table:table-cell office:value-type="float" office:value="0.11892882" calcext:value-type="float">
            <text:p>0.11892882</text:p>
          </table:table-cell>
          <table:table-cell office:value-type="float" office:value="8.408391" calcext:value-type="float">
            <text:p>8.408391</text:p>
          </table:table-cell>
          <table:table-cell table:formula="of:=[.C958]+[.A959]" office:value-type="float" office:value="117.78294043" calcext:value-type="float">
            <text:p>117.78294043</text:p>
          </table:table-cell>
        </table:table-row>
        <table:table-row table:style-name="ro1">
          <table:table-cell office:value-type="float" office:value="0.11961547" calcext:value-type="float">
            <text:p>0.11961547</text:p>
          </table:table-cell>
          <table:table-cell office:value-type="float" office:value="8.360123" calcext:value-type="float">
            <text:p>8.360123</text:p>
          </table:table-cell>
          <table:table-cell table:formula="of:=[.C959]+[.A960]" office:value-type="float" office:value="117.9025559" calcext:value-type="float">
            <text:p>117.9025559</text:p>
          </table:table-cell>
        </table:table-row>
        <table:table-row table:style-name="ro1">
          <table:table-cell office:value-type="float" office:value="0.12063783" calcext:value-type="float">
            <text:p>0.12063783</text:p>
          </table:table-cell>
          <table:table-cell office:value-type="float" office:value="8.289274" calcext:value-type="float">
            <text:p>8.289274</text:p>
          </table:table-cell>
          <table:table-cell table:formula="of:=[.C960]+[.A961]" office:value-type="float" office:value="118.02319373" calcext:value-type="float">
            <text:p>118.02319373</text:p>
          </table:table-cell>
        </table:table-row>
        <table:table-row table:style-name="ro1">
          <table:table-cell office:value-type="float" office:value="0.12091249" calcext:value-type="float">
            <text:p>0.12091249</text:p>
          </table:table-cell>
          <table:table-cell office:value-type="float" office:value="8.270444" calcext:value-type="float">
            <text:p>8.270444</text:p>
          </table:table-cell>
          <table:table-cell table:formula="of:=[.C961]+[.A962]" office:value-type="float" office:value="118.14410622" calcext:value-type="float">
            <text:p>118.14410622</text:p>
          </table:table-cell>
        </table:table-row>
        <table:table-row table:style-name="ro1">
          <table:table-cell office:value-type="float" office:value="0.1203479" calcext:value-type="float">
            <text:p>0.1203479</text:p>
          </table:table-cell>
          <table:table-cell office:value-type="float" office:value="8.309243" calcext:value-type="float">
            <text:p>8.309243</text:p>
          </table:table-cell>
          <table:table-cell table:formula="of:=[.C962]+[.A963]" office:value-type="float" office:value="118.26445412" calcext:value-type="float">
            <text:p>118.26445412</text:p>
          </table:table-cell>
        </table:table-row>
        <table:table-row table:style-name="ro1">
          <table:table-cell office:value-type="float" office:value="0.120531015" calcext:value-type="float">
            <text:p>0.120531015</text:p>
          </table:table-cell>
          <table:table-cell office:value-type="float" office:value="8.29662" calcext:value-type="float">
            <text:p>8.29662</text:p>
          </table:table-cell>
          <table:table-cell table:formula="of:=[.C963]+[.A964]" office:value-type="float" office:value="118.384985135" calcext:value-type="float">
            <text:p>118.384985135</text:p>
          </table:table-cell>
        </table:table-row>
        <table:table-row table:style-name="ro1">
          <table:table-cell office:value-type="float" office:value="0.121263444" calcext:value-type="float">
            <text:p>0.121263444</text:p>
          </table:table-cell>
          <table:table-cell office:value-type="float" office:value="8.246509" calcext:value-type="float">
            <text:p>8.246509</text:p>
          </table:table-cell>
          <table:table-cell table:formula="of:=[.C964]+[.A965]" office:value-type="float" office:value="118.506248579" calcext:value-type="float">
            <text:p>118.506248579</text:p>
          </table:table-cell>
        </table:table-row>
        <table:table-row table:style-name="ro1">
          <table:table-cell office:value-type="float" office:value="0.121614404" calcext:value-type="float">
            <text:p>0.121614404</text:p>
          </table:table-cell>
          <table:table-cell office:value-type="float" office:value="8.22271" calcext:value-type="float">
            <text:p>8.22271</text:p>
          </table:table-cell>
          <table:table-cell table:formula="of:=[.C965]+[.A966]" office:value-type="float" office:value="118.627862983" calcext:value-type="float">
            <text:p>118.627862983</text:p>
          </table:table-cell>
        </table:table-row>
        <table:table-row table:style-name="ro1">
          <table:table-cell office:value-type="float" office:value="0.12138552" calcext:value-type="float">
            <text:p>0.12138552</text:p>
          </table:table-cell>
          <table:table-cell office:value-type="float" office:value="8.2382145" calcext:value-type="float">
            <text:p>8.2382145</text:p>
          </table:table-cell>
          <table:table-cell table:formula="of:=[.C966]+[.A967]" office:value-type="float" office:value="118.749248503" calcext:value-type="float">
            <text:p>118.749248503</text:p>
          </table:table-cell>
        </table:table-row>
        <table:table-row table:style-name="ro1">
          <table:table-cell office:value-type="float" office:value="0.121477075" calcext:value-type="float">
            <text:p>0.121477075</text:p>
          </table:table-cell>
          <table:table-cell office:value-type="float" office:value="8.232006" calcext:value-type="float">
            <text:p>8.232006</text:p>
          </table:table-cell>
          <table:table-cell table:formula="of:=[.C967]+[.A968]" office:value-type="float" office:value="118.870725578" calcext:value-type="float">
            <text:p>118.870725578</text:p>
          </table:table-cell>
        </table:table-row>
        <table:table-row table:style-name="ro1">
          <table:table-cell office:value-type="float" office:value="0.12211795" calcext:value-type="float">
            <text:p>0.12211795</text:p>
          </table:table-cell>
          <table:table-cell office:value-type="float" office:value="8.188804" calcext:value-type="float">
            <text:p>8.188804</text:p>
          </table:table-cell>
          <table:table-cell table:formula="of:=[.C968]+[.A969]" office:value-type="float" office:value="118.992843528" calcext:value-type="float">
            <text:p>118.992843528</text:p>
          </table:table-cell>
        </table:table-row>
        <table:table-row table:style-name="ro1">
          <table:table-cell office:value-type="float" office:value="0.122072175" calcext:value-type="float">
            <text:p>0.122072175</text:p>
          </table:table-cell>
          <table:table-cell office:value-type="float" office:value="8.1918745" calcext:value-type="float">
            <text:p>8.1918745</text:p>
          </table:table-cell>
          <table:table-cell table:formula="of:=[.C969]+[.A970]" office:value-type="float" office:value="119.114915703" calcext:value-type="float">
            <text:p>119.114915703</text:p>
          </table:table-cell>
        </table:table-row>
        <table:table-row table:style-name="ro1">
          <table:table-cell office:value-type="float" office:value="0.12104982" calcext:value-type="float">
            <text:p>0.12104982</text:p>
          </table:table-cell>
          <table:table-cell office:value-type="float" office:value="8.261062" calcext:value-type="float">
            <text:p>8.261062</text:p>
          </table:table-cell>
          <table:table-cell table:formula="of:=[.C970]+[.A971]" office:value-type="float" office:value="119.235965523" calcext:value-type="float">
            <text:p>119.235965523</text:p>
          </table:table-cell>
        </table:table-row>
        <table:table-row table:style-name="ro1">
          <table:table-cell office:value-type="float" office:value="0.120988786" calcext:value-type="float">
            <text:p>0.120988786</text:p>
          </table:table-cell>
          <table:table-cell office:value-type="float" office:value="8.265229" calcext:value-type="float">
            <text:p>8.265229</text:p>
          </table:table-cell>
          <table:table-cell table:formula="of:=[.C971]+[.A972]" office:value-type="float" office:value="119.356954309" calcext:value-type="float">
            <text:p>119.356954309</text:p>
          </table:table-cell>
        </table:table-row>
        <table:table-row table:style-name="ro1">
          <table:table-cell office:value-type="float" office:value="0.122682534" calcext:value-type="float">
            <text:p>0.122682534</text:p>
          </table:table-cell>
          <table:table-cell office:value-type="float" office:value="8.151119" calcext:value-type="float">
            <text:p>8.151119</text:p>
          </table:table-cell>
          <table:table-cell table:formula="of:=[.C972]+[.A973]" office:value-type="float" office:value="119.479636843" calcext:value-type="float">
            <text:p>119.479636843</text:p>
          </table:table-cell>
        </table:table-row>
        <table:table-row table:style-name="ro1">
          <table:table-cell office:value-type="float" office:value="0.124681465" calcext:value-type="float">
            <text:p>0.124681465</text:p>
          </table:table-cell>
          <table:table-cell office:value-type="float" office:value="8.020438" calcext:value-type="float">
            <text:p>8.020438</text:p>
          </table:table-cell>
          <table:table-cell table:formula="of:=[.C973]+[.A974]" office:value-type="float" office:value="119.604318308" calcext:value-type="float">
            <text:p>119.604318308</text:p>
          </table:table-cell>
        </table:table-row>
        <table:table-row table:style-name="ro1">
          <table:table-cell office:value-type="float" office:value="0.12417792" calcext:value-type="float">
            <text:p>0.12417792</text:p>
          </table:table-cell>
          <table:table-cell office:value-type="float" office:value="8.052962" calcext:value-type="float">
            <text:p>8.052962</text:p>
          </table:table-cell>
          <table:table-cell table:formula="of:=[.C974]+[.A975]" office:value-type="float" office:value="119.728496228" calcext:value-type="float">
            <text:p>119.728496228</text:p>
          </table:table-cell>
        </table:table-row>
        <table:table-row table:style-name="ro1">
          <table:table-cell office:value-type="float" office:value="0.122529946" calcext:value-type="float">
            <text:p>0.122529946</text:p>
          </table:table-cell>
          <table:table-cell office:value-type="float" office:value="8.16127" calcext:value-type="float">
            <text:p>8.16127</text:p>
          </table:table-cell>
          <table:table-cell table:formula="of:=[.C975]+[.A976]" office:value-type="float" office:value="119.851026174" calcext:value-type="float">
            <text:p>119.851026174</text:p>
          </table:table-cell>
        </table:table-row>
        <table:table-row table:style-name="ro1">
          <table:table-cell office:value-type="float" office:value="0.12339971" calcext:value-type="float">
            <text:p>0.12339971</text:p>
          </table:table-cell>
          <table:table-cell office:value-type="float" office:value="8.103746" calcext:value-type="float">
            <text:p>8.103746</text:p>
          </table:table-cell>
          <table:table-cell table:formula="of:=[.C976]+[.A977]" office:value-type="float" office:value="119.974425884" calcext:value-type="float">
            <text:p>119.974425884</text:p>
          </table:table-cell>
        </table:table-row>
        <table:table-row table:style-name="ro1">
          <table:table-cell office:value-type="float" office:value="0.12622263" calcext:value-type="float">
            <text:p>0.12622263</text:p>
          </table:table-cell>
          <table:table-cell office:value-type="float" office:value="7.9225097" calcext:value-type="float">
            <text:p>7.9225097</text:p>
          </table:table-cell>
          <table:table-cell table:formula="of:=[.C977]+[.A978]" office:value-type="float" office:value="120.100648514" calcext:value-type="float">
            <text:p>120.100648514</text:p>
          </table:table-cell>
        </table:table-row>
        <table:table-row table:style-name="ro1">
          <table:table-cell office:value-type="float" office:value="0.12791638" calcext:value-type="float">
            <text:p>0.12791638</text:p>
          </table:table-cell>
          <table:table-cell office:value-type="float" office:value="7.8176074" calcext:value-type="float">
            <text:p>7.8176074</text:p>
          </table:table-cell>
          <table:table-cell table:formula="of:=[.C978]+[.A979]" office:value-type="float" office:value="120.228564894" calcext:value-type="float">
            <text:p>120.228564894</text:p>
          </table:table-cell>
        </table:table-row>
        <table:table-row table:style-name="ro1">
          <table:table-cell office:value-type="float" office:value="0.1266804" calcext:value-type="float">
            <text:p>0.1266804</text:p>
          </table:table-cell>
          <table:table-cell office:value-type="float" office:value="7.893881" calcext:value-type="float">
            <text:p>7.893881</text:p>
          </table:table-cell>
          <table:table-cell table:formula="of:=[.C979]+[.A980]" office:value-type="float" office:value="120.355245294" calcext:value-type="float">
            <text:p>120.355245294</text:p>
          </table:table-cell>
        </table:table-row>
        <table:table-row table:style-name="ro1">
          <table:table-cell office:value-type="float" office:value="0.12343023" calcext:value-type="float">
            <text:p>0.12343023</text:p>
          </table:table-cell>
          <table:table-cell office:value-type="float" office:value="8.101743" calcext:value-type="float">
            <text:p>8.101743</text:p>
          </table:table-cell>
          <table:table-cell table:formula="of:=[.C980]+[.A981]" office:value-type="float" office:value="120.478675524" calcext:value-type="float">
            <text:p>120.478675524</text:p>
          </table:table-cell>
        </table:table-row>
        <table:table-row table:style-name="ro1">
          <table:table-cell office:value-type="float" office:value="0.12011902" calcext:value-type="float">
            <text:p>0.12011902</text:p>
          </table:table-cell>
          <table:table-cell office:value-type="float" office:value="8.325076" calcext:value-type="float">
            <text:p>8.325076</text:p>
          </table:table-cell>
          <table:table-cell table:formula="of:=[.C981]+[.A982]" office:value-type="float" office:value="120.598794544" calcext:value-type="float">
            <text:p>120.598794544</text:p>
          </table:table-cell>
        </table:table-row>
        <table:table-row table:style-name="ro1">
          <table:table-cell office:value-type="float" office:value="0.11871519" calcext:value-type="float">
            <text:p>0.11871519</text:p>
          </table:table-cell>
          <table:table-cell office:value-type="float" office:value="8.423522" calcext:value-type="float">
            <text:p>8.423522</text:p>
          </table:table-cell>
          <table:table-cell table:formula="of:=[.C982]+[.A983]" office:value-type="float" office:value="120.717509734" calcext:value-type="float">
            <text:p>120.717509734</text:p>
          </table:table-cell>
        </table:table-row>
        <table:table-row table:style-name="ro1">
          <table:table-cell office:value-type="float" office:value="0.11989014" calcext:value-type="float">
            <text:p>0.11989014</text:p>
          </table:table-cell>
          <table:table-cell office:value-type="float" office:value="8.34097" calcext:value-type="float">
            <text:p>8.34097</text:p>
          </table:table-cell>
          <table:table-cell table:formula="of:=[.C983]+[.A984]" office:value-type="float" office:value="120.837399874" calcext:value-type="float">
            <text:p>120.837399874</text:p>
          </table:table-cell>
        </table:table-row>
        <table:table-row table:style-name="ro1">
          <table:table-cell office:value-type="float" office:value="0.12132448" calcext:value-type="float">
            <text:p>0.12132448</text:p>
          </table:table-cell>
          <table:table-cell office:value-type="float" office:value="8.24236" calcext:value-type="float">
            <text:p>8.24236</text:p>
          </table:table-cell>
          <table:table-cell table:formula="of:=[.C984]+[.A985]" office:value-type="float" office:value="120.958724354" calcext:value-type="float">
            <text:p>120.958724354</text:p>
          </table:table-cell>
        </table:table-row>
        <table:table-row table:style-name="ro1">
          <table:table-cell office:value-type="float" office:value="0.12063783" calcext:value-type="float">
            <text:p>0.12063783</text:p>
          </table:table-cell>
          <table:table-cell office:value-type="float" office:value="8.289274" calcext:value-type="float">
            <text:p>8.289274</text:p>
          </table:table-cell>
          <table:table-cell table:formula="of:=[.C985]+[.A986]" office:value-type="float" office:value="121.079362184" calcext:value-type="float">
            <text:p>121.079362184</text:p>
          </table:table-cell>
        </table:table-row>
        <table:table-row table:style-name="ro1">
          <table:table-cell office:value-type="float" office:value="0.11955444" calcext:value-type="float">
            <text:p>0.11955444</text:p>
          </table:table-cell>
          <table:table-cell office:value-type="float" office:value="8.36439" calcext:value-type="float">
            <text:p>8.36439</text:p>
          </table:table-cell>
          <table:table-cell table:formula="of:=[.C986]+[.A987]" office:value-type="float" office:value="121.198916624" calcext:value-type="float">
            <text:p>121.198916624</text:p>
          </table:table-cell>
        </table:table-row>
        <table:table-row table:style-name="ro1">
          <table:table-cell office:value-type="float" office:value="0.120881975" calcext:value-type="float">
            <text:p>0.120881975</text:p>
          </table:table-cell>
          <table:table-cell office:value-type="float" office:value="8.2725315" calcext:value-type="float">
            <text:p>8.2725315</text:p>
          </table:table-cell>
          <table:table-cell table:formula="of:=[.C987]+[.A988]" office:value-type="float" office:value="121.319798599" calcext:value-type="float">
            <text:p>121.319798599</text:p>
          </table:table-cell>
        </table:table-row>
        <table:table-row table:style-name="ro1">
          <table:table-cell office:value-type="float" office:value="0.12390326" calcext:value-type="float">
            <text:p>0.12390326</text:p>
          </table:table-cell>
          <table:table-cell office:value-type="float" office:value="8.070813" calcext:value-type="float">
            <text:p>8.070813</text:p>
          </table:table-cell>
          <table:table-cell table:formula="of:=[.C988]+[.A989]" office:value-type="float" office:value="121.443701859" calcext:value-type="float">
            <text:p>121.443701859</text:p>
          </table:table-cell>
        </table:table-row>
        <table:table-row table:style-name="ro1">
          <table:table-cell office:value-type="float" office:value="0.12463569" calcext:value-type="float">
            <text:p>0.12463569</text:p>
          </table:table-cell>
          <table:table-cell office:value-type="float" office:value="8.023384" calcext:value-type="float">
            <text:p>8.023384</text:p>
          </table:table-cell>
          <table:table-cell table:formula="of:=[.C989]+[.A990]" office:value-type="float" office:value="121.568337549" calcext:value-type="float">
            <text:p>121.568337549</text:p>
          </table:table-cell>
        </table:table-row>
        <table:table-row table:style-name="ro1">
          <table:table-cell office:value-type="float" office:value="0.12216373" calcext:value-type="float">
            <text:p>0.12216373</text:p>
          </table:table-cell>
          <table:table-cell office:value-type="float" office:value="8.185736" calcext:value-type="float">
            <text:p>8.185736</text:p>
          </table:table-cell>
          <table:table-cell table:formula="of:=[.C990]+[.A991]" office:value-type="float" office:value="121.690501279" calcext:value-type="float">
            <text:p>121.690501279</text:p>
          </table:table-cell>
        </table:table-row>
        <table:table-row table:style-name="ro1">
          <table:table-cell office:value-type="float" office:value="0.11969177" calcext:value-type="float">
            <text:p>0.11969177</text:p>
          </table:table-cell>
          <table:table-cell office:value-type="float" office:value="8.354794" calcext:value-type="float">
            <text:p>8.354794</text:p>
          </table:table-cell>
          <table:table-cell table:formula="of:=[.C991]+[.A992]" office:value-type="float" office:value="121.810193049" calcext:value-type="float">
            <text:p>121.810193049</text:p>
          </table:table-cell>
        </table:table-row>
        <table:table-row table:style-name="ro1">
          <table:table-cell office:value-type="float" office:value="0.119722284" calcext:value-type="float">
            <text:p>0.119722284</text:p>
          </table:table-cell>
          <table:table-cell office:value-type="float" office:value="8.352664" calcext:value-type="float">
            <text:p>8.352664</text:p>
          </table:table-cell>
          <table:table-cell table:formula="of:=[.C992]+[.A993]" office:value-type="float" office:value="121.929915333" calcext:value-type="float">
            <text:p>121.929915333</text:p>
          </table:table-cell>
        </table:table-row>
        <table:table-row table:style-name="ro1">
          <table:table-cell office:value-type="float" office:value="0.12225528" calcext:value-type="float">
            <text:p>0.12225528</text:p>
          </table:table-cell>
          <table:table-cell office:value-type="float" office:value="8.1796055" calcext:value-type="float">
            <text:p>8.1796055</text:p>
          </table:table-cell>
          <table:table-cell table:formula="of:=[.C993]+[.A994]" office:value-type="float" office:value="122.052170613" calcext:value-type="float">
            <text:p>122.052170613</text:p>
          </table:table-cell>
        </table:table-row>
        <table:table-row table:style-name="ro1">
          <table:table-cell office:value-type="float" office:value="0.12613107" calcext:value-type="float">
            <text:p>0.12613107</text:p>
          </table:table-cell>
          <table:table-cell office:value-type="float" office:value="7.9282603" calcext:value-type="float">
            <text:p>7.9282603</text:p>
          </table:table-cell>
          <table:table-cell table:formula="of:=[.C994]+[.A995]" office:value-type="float" office:value="122.178301683" calcext:value-type="float">
            <text:p>122.178301683</text:p>
          </table:table-cell>
        </table:table-row>
        <table:table-row table:style-name="ro1">
          <table:table-cell office:value-type="float" office:value="0.12637521" calcext:value-type="float">
            <text:p>0.12637521</text:p>
          </table:table-cell>
          <table:table-cell office:value-type="float" office:value="7.912944" calcext:value-type="float">
            <text:p>7.912944</text:p>
          </table:table-cell>
          <table:table-cell table:formula="of:=[.C995]+[.A996]" office:value-type="float" office:value="122.304676893" calcext:value-type="float">
            <text:p>122.304676893</text:p>
          </table:table-cell>
        </table:table-row>
        <table:table-row table:style-name="ro1">
          <table:table-cell office:value-type="float" office:value="0.12318608" calcext:value-type="float">
            <text:p>0.12318608</text:p>
          </table:table-cell>
          <table:table-cell office:value-type="float" office:value="8.1178" calcext:value-type="float">
            <text:p>8.1178</text:p>
          </table:table-cell>
          <table:table-cell table:formula="of:=[.C996]+[.A997]" office:value-type="float" office:value="122.427862973" calcext:value-type="float">
            <text:p>122.427862973</text:p>
          </table:table-cell>
        </table:table-row>
        <table:table-row table:style-name="ro1">
          <table:table-cell office:value-type="float" office:value="0.11932555" calcext:value-type="float">
            <text:p>0.11932555</text:p>
          </table:table-cell>
          <table:table-cell office:value-type="float" office:value="8.380435" calcext:value-type="float">
            <text:p>8.380435</text:p>
          </table:table-cell>
          <table:table-cell table:formula="of:=[.C997]+[.A998]" office:value-type="float" office:value="122.547188523" calcext:value-type="float">
            <text:p>122.547188523</text:p>
          </table:table-cell>
        </table:table-row>
        <table:table-row table:style-name="ro1">
          <table:table-cell office:value-type="float" office:value="0.1182269" calcext:value-type="float">
            <text:p>0.1182269</text:p>
          </table:table-cell>
          <table:table-cell office:value-type="float" office:value="8.458311" calcext:value-type="float">
            <text:p>8.458311</text:p>
          </table:table-cell>
          <table:table-cell table:formula="of:=[.C998]+[.A999]" office:value-type="float" office:value="122.665415423" calcext:value-type="float">
            <text:p>122.665415423</text:p>
          </table:table-cell>
        </table:table-row>
        <table:table-row table:style-name="ro1">
          <table:table-cell office:value-type="float" office:value="0.1194934" calcext:value-type="float">
            <text:p>0.1194934</text:p>
          </table:table-cell>
          <table:table-cell office:value-type="float" office:value="8.368663" calcext:value-type="float">
            <text:p>8.368663</text:p>
          </table:table-cell>
          <table:table-cell table:formula="of:=[.C999]+[.A1000]" office:value-type="float" office:value="122.784908823" calcext:value-type="float">
            <text:p>122.784908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38:40.041155508</dc:date>
    <meta:editing-duration>PT6M50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scatter" chart:column-mapping="1 0" chart:style-name="ch1">
        <chart:legend chart:legend-position="end" svg:x="13.162cm" svg:y="4.204cm" style:legend-expansion="high" chart:style-name="ch2"/>
        <chart:plot-area chart:style-name="ch3" table:cell-range-address="data.B1:data.C1000" svg:x="0.32cm" svg:y="0.18cm" svg:width="12.522cm" svg:height="8.646cm">
          <chartooo:coordinate-region svg:x="0.756cm" svg:y="0.38cm" svg:width="11.6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619593">
                <text:p>2.5619593</text:p>
                <draw:g>
                  <svg:desc>data.C1:data.C1000</svg:desc>
                </draw:g>
              </table:table-cell>
              <table:table-cell office:value-type="float" office:value="0.39032626">
                <text:p>0.39032626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905089">
                <text:p>3.3905089</text:p>
              </table:table-cell>
              <table:table-cell office:value-type="float" office:value="1.2069284">
                <text:p>1.2069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6247044">
                <text:p>3.66247044</text:p>
              </table:table-cell>
              <table:table-cell office:value-type="float" office:value="3.6769907">
                <text:p>3.6769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4347295">
                <text:p>3.84347295</text:p>
              </table:table-cell>
              <table:table-cell office:value-type="float" office:value="5.524785">
                <text:p>5.524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475624">
                <text:p>3.98475624</text:p>
              </table:table-cell>
              <table:table-cell office:value-type="float" office:value="7.0779777">
                <text:p>7.0779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0443275">
                <text:p>4.10443275</text:p>
              </table:table-cell>
              <table:table-cell office:value-type="float" office:value="8.355859">
                <text:p>8.355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10910204">
                <text:p>4.210910204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13237208">
                <text:p>4.313237208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6830708">
                <text:p>4.416830708</text:p>
              </table:table-cell>
              <table:table-cell office:value-type="float" office:value="9.653115">
                <text:p>9.653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21629673">
                <text:p>4.521629673</text:p>
              </table:table-cell>
              <table:table-cell office:value-type="float" office:value="9.542079">
                <text:p>9.542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27695133">
                <text:p>4.627695133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35149163">
                <text:p>4.735149163</text:p>
              </table:table-cell>
              <table:table-cell office:value-type="float" office:value="9.306305">
                <text:p>9.306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43808663">
                <text:p>4.843808663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53841467">
                <text:p>4.953841467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5140773">
                <text:p>5.065140773</text:p>
              </table:table-cell>
              <table:table-cell office:value-type="float" office:value="8.984782">
                <text:p>8.984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77691323">
                <text:p>5.177691323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91493108">
                <text:p>5.291493108</text:p>
              </table:table-cell>
              <table:table-cell office:value-type="float" office:value="8.787209">
                <text:p>8.787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06286728">
                <text:p>5.406286728</text:p>
              </table:table-cell>
              <table:table-cell office:value-type="float" office:value="8.711286">
                <text:p>8.711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21889078">
                <text:p>5.521889078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37628758">
                <text:p>5.637628758</text:p>
              </table:table-cell>
              <table:table-cell office:value-type="float" office:value="8.640079">
                <text:p>8.640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53124298">
                <text:p>5.753124298</text:p>
              </table:table-cell>
              <table:table-cell office:value-type="float" office:value="8.658342">
                <text:p>8.658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68238358">
                <text:p>5.868238358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82726798">
                <text:p>5.982726798</text:p>
              </table:table-cell>
              <table:table-cell office:value-type="float" office:value="8.734506">
                <text:p>8.734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097001613">
                <text:p>6.097001613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11505317">
                <text:p>6.21150531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26009021">
                <text:p>6.32600902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440207541">
                <text:p>6.440207541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553719401">
                <text:p>6.553719401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66544611">
                <text:p>6.666544611</text:p>
              </table:table-cell>
              <table:table-cell office:value-type="float" office:value="8.863268">
                <text:p>8.86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78866271">
                <text:p>6.778866271</text:p>
              </table:table-cell>
              <table:table-cell office:value-type="float" office:value="8.903003">
                <text:p>8.903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890409721">
                <text:p>6.890409721</text:p>
              </table:table-cell>
              <table:table-cell office:value-type="float" office:value="8.9651165">
                <text:p>8.9651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01068151">
                <text:p>7.001068151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11100955">
                <text:p>7.111100955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20798065">
                <text:p>7.220798065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30510435">
                <text:p>7.330510435</text:p>
              </table:table-cell>
              <table:table-cell office:value-type="float" office:value="9.114742">
                <text:p>9.114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440466945">
                <text:p>7.440466945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50850709">
                <text:p>7.550850709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61676985">
                <text:p>7.661676985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72915255">
                <text:p>7.772915255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84794405">
                <text:p>7.884794405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97467025">
                <text:p>7.997467025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110841555">
                <text:p>8.110841555</text:p>
              </table:table-cell>
              <table:table-cell office:value-type="float" office:value="8.820323">
                <text:p>8.820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25024815">
                <text:p>8.225024815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340077845">
                <text:p>8.340077845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55817525">
                <text:p>8.455817525</text:p>
              </table:table-cell>
              <table:table-cell office:value-type="float" office:value="8.640079">
                <text:p>8.640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5713741">
                <text:p>8.5713741</text:p>
              </table:table-cell>
              <table:table-cell office:value-type="float" office:value="8.6537695">
                <text:p>8.6537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8586254">
                <text:p>8.68586254</text:p>
              </table:table-cell>
              <table:table-cell office:value-type="float" office:value="8.734506">
                <text:p>8.734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99649066">
                <text:p>8.799649066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13496626">
                <text:p>8.913496626</text:p>
              </table:table-cell>
              <table:table-cell office:value-type="float" office:value="8.783675">
                <text:p>8.7836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27161082">
                <text:p>9.027161082</text:p>
              </table:table-cell>
              <table:table-cell office:value-type="float" office:value="8.797825">
                <text:p>8.797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39833702">
                <text:p>9.139833702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51529742">
                <text:p>9.251529742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362752752">
                <text:p>9.362752752</text:p>
              </table:table-cell>
              <table:table-cell office:value-type="float" office:value="8.990945">
                <text:p>8.990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473640062">
                <text:p>9.473640062</text:p>
              </table:table-cell>
              <table:table-cell office:value-type="float" office:value="9.018165">
                <text:p>9.018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583962792">
                <text:p>9.583962792</text:p>
              </table:table-cell>
              <table:table-cell office:value-type="float" office:value="9.064315">
                <text:p>9.064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693858267">
                <text:p>9.693858267</text:p>
              </table:table-cell>
              <table:table-cell office:value-type="float" office:value="9.099556">
                <text:p>9.099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803524857">
                <text:p>9.803524857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913099887">
                <text:p>9.913099887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022766477">
                <text:p>10.022766477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132616177">
                <text:p>10.132616177</text:p>
              </table:table-cell>
              <table:table-cell office:value-type="float" office:value="9.103348">
                <text:p>9.103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42633723">
                <text:p>10.242633723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353063263">
                <text:p>10.353063263</text:p>
              </table:table-cell>
              <table:table-cell office:value-type="float" office:value="9.055548">
                <text:p>9.055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463981093">
                <text:p>10.463981093</text:p>
              </table:table-cell>
              <table:table-cell office:value-type="float" office:value="9.015683">
                <text:p>9.015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75188843">
                <text:p>10.575188843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86686513">
                <text:p>10.686686513</text:p>
              </table:table-cell>
              <table:table-cell office:value-type="float" office:value="8.968798">
                <text:p>8.968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798458849">
                <text:p>10.798458849</text:p>
              </table:table-cell>
              <table:table-cell office:value-type="float" office:value="8.946757">
                <text:p>8.946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910734729">
                <text:p>10.910734729</text:p>
              </table:table-cell>
              <table:table-cell office:value-type="float" office:value="8.906632">
                <text:p>8.906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23727783">
                <text:p>11.023727783</text:p>
              </table:table-cell>
              <table:table-cell office:value-type="float" office:value="8.850101">
                <text:p>8.850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137270168">
                <text:p>11.137270168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51132988">
                <text:p>11.251132988</text:p>
              </table:table-cell>
              <table:table-cell office:value-type="float" office:value="8.782498">
                <text:p>8.7824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65362028">
                <text:p>11.365362028</text:p>
              </table:table-cell>
              <table:table-cell office:value-type="float" office:value="8.754341">
                <text:p>8.754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80033578">
                <text:p>11.480033578</text:p>
              </table:table-cell>
              <table:table-cell office:value-type="float" office:value="8.720559">
                <text:p>8.7205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95346008">
                <text:p>11.595346008</text:p>
              </table:table-cell>
              <table:table-cell office:value-type="float" office:value="8.672092">
                <text:p>8.672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11055168">
                <text:p>11.711055168</text:p>
              </table:table-cell>
              <table:table-cell office:value-type="float" office:value="8.642358">
                <text:p>8.642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26855884">
                <text:p>11.826855884</text:p>
              </table:table-cell>
              <table:table-cell office:value-type="float" office:value="8.635525">
                <text:p>8.635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942381944">
                <text:p>11.942381944</text:p>
              </table:table-cell>
              <table:table-cell office:value-type="float" office:value="8.656055">
                <text:p>8.656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057328154">
                <text:p>12.057328154</text:p>
              </table:table-cell>
              <table:table-cell office:value-type="float" office:value="8.699721">
                <text:p>8.699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72121774">
                <text:p>12.172121774</text:p>
              </table:table-cell>
              <table:table-cell office:value-type="float" office:value="8.711286">
                <text:p>8.711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287251094">
                <text:p>12.287251094</text:p>
              </table:table-cell>
              <table:table-cell office:value-type="float" office:value="8.685884">
                <text:p>8.685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402533004">
                <text:p>12.402533004</text:p>
              </table:table-cell>
              <table:table-cell office:value-type="float" office:value="8.674388">
                <text:p>8.67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17616549">
                <text:p>12.517616549</text:p>
              </table:table-cell>
              <table:table-cell office:value-type="float" office:value="8.68934">
                <text:p>8.68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32074469">
                <text:p>12.632074469</text:p>
              </table:table-cell>
              <table:table-cell office:value-type="float" office:value="8.736835">
                <text:p>8.736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46028839">
                <text:p>12.746028839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59754329">
                <text:p>12.859754329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973266189">
                <text:p>12.973266189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086121914">
                <text:p>13.086121914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198550384">
                <text:p>13.198550384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310780494">
                <text:p>13.310780494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422598604">
                <text:p>13.422598604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533684284">
                <text:p>13.533684284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644068048">
                <text:p>13.644068048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53887228">
                <text:p>13.753887228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863324932">
                <text:p>13.863324932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972915222">
                <text:p>13.972915222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082841212">
                <text:p>14.082841212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193133422">
                <text:p>14.193133422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303608742">
                <text:p>14.303608742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14404502">
                <text:p>14.414404502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525459662">
                <text:p>14.525459662</text:p>
              </table:table-cell>
              <table:table-cell office:value-type="float" office:value="9.004535">
                <text:p>9.004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36850522">
                <text:p>14.636850522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748714412">
                <text:p>14.748714412</text:p>
              </table:table-cell>
              <table:table-cell office:value-type="float" office:value="8.939435">
                <text:p>8.939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61188662">
                <text:p>14.861188662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974151202">
                <text:p>14.974151202</text:p>
              </table:table-cell>
              <table:table-cell office:value-type="float" office:value="8.852492">
                <text:p>8.852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087464698">
                <text:p>15.087464698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201190188">
                <text:p>15.201190188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315541298">
                <text:p>15.315541298</text:p>
              </table:table-cell>
              <table:table-cell office:value-type="float" office:value="8.744996">
                <text:p>8.744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430456988">
                <text:p>15.430456988</text:p>
              </table:table-cell>
              <table:table-cell office:value-type="float" office:value="8.702032">
                <text:p>8.702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545922003">
                <text:p>15.545922003</text:p>
              </table:table-cell>
              <table:table-cell office:value-type="float" office:value="8.660632">
                <text:p>8.660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661722719">
                <text:p>15.661722719</text:p>
              </table:table-cell>
              <table:table-cell office:value-type="float" office:value="8.635525">
                <text:p>8.635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777386109">
                <text:p>15.777386109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892179729">
                <text:p>15.892179729</text:p>
              </table:table-cell>
              <table:table-cell office:value-type="float" office:value="8.711286">
                <text:p>8.7112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006179879">
                <text:p>16.006179879</text:p>
              </table:table-cell>
              <table:table-cell office:value-type="float" office:value="8.771918">
                <text:p>8.7719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120134249">
                <text:p>16.120134249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234180179">
                <text:p>16.234180179</text:p>
              </table:table-cell>
              <table:table-cell office:value-type="float" office:value="8.768396">
                <text:p>8.7683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347753079">
                <text:p>16.347753079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460639319">
                <text:p>16.460639319</text:p>
              </table:table-cell>
              <table:table-cell office:value-type="float" office:value="8.858476">
                <text:p>8.858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573372974">
                <text:p>16.573372974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686289734">
                <text:p>16.686289734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79900813">
                <text:p>16.79900813</text:p>
              </table:table-cell>
              <table:table-cell office:value-type="float" office:value="8.871667">
                <text:p>8.87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911055124">
                <text:p>16.911055124</text:p>
              </table:table-cell>
              <table:table-cell office:value-type="float" office:value="8.924827">
                <text:p>8.924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022293394">
                <text:p>17.022293394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133272258">
                <text:p>17.133272258</text:p>
              </table:table-cell>
              <table:table-cell office:value-type="float" office:value="9.010725">
                <text:p>9.010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243686538">
                <text:p>17.24368653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353307358">
                <text:p>17.353307358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463080763">
                <text:p>17.463080763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573525563">
                <text:p>17.573525563</text:p>
              </table:table-cell>
              <table:table-cell office:value-type="float" office:value="9.0542965">
                <text:p>9.0542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684840128">
                <text:p>17.684840128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796932908">
                <text:p>17.796932908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909880188">
                <text:p>17.909880188</text:p>
              </table:table-cell>
              <table:table-cell office:value-type="float" office:value="8.853688">
                <text:p>8.853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023804043">
                <text:p>18.023804043</text:p>
              </table:table-cell>
              <table:table-cell office:value-type="float" office:value="8.777793">
                <text:p>8.777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138628183">
                <text:p>18.138628183</text:p>
              </table:table-cell>
              <table:table-cell office:value-type="float" office:value="8.70897">
                <text:p>8.708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254047423">
                <text:p>18.254047423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369344593">
                <text:p>18.369344593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483573633">
                <text:p>18.483573633</text:p>
              </table:table-cell>
              <table:table-cell office:value-type="float" office:value="8.754341">
                <text:p>8.754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596871873">
                <text:p>18.596871873</text:p>
              </table:table-cell>
              <table:table-cell office:value-type="float" office:value="8.826262">
                <text:p>8.8262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710185369">
                <text:p>18.710185369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823025835">
                <text:p>18.823025835</text:p>
              </table:table-cell>
              <table:table-cell office:value-type="float" office:value="8.862069">
                <text:p>8.8620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934782915">
                <text:p>18.934782915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045883855">
                <text:p>19.045883855</text:p>
              </table:table-cell>
              <table:table-cell office:value-type="float" office:value="9.000824">
                <text:p>9.000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156984795">
                <text:p>19.156984795</text:p>
              </table:table-cell>
              <table:table-cell office:value-type="float" office:value="9.000824">
                <text:p>9.000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268497725">
                <text:p>19.268497725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379919105">
                <text:p>19.379919105</text:p>
              </table:table-cell>
              <table:table-cell office:value-type="float" office:value="8.974938">
                <text:p>8.9749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491004785">
                <text:p>19.491004785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60172425">
                <text:p>19.60172425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711955426">
                <text:p>19.711955426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821911936">
                <text:p>19.821911936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931975256">
                <text:p>19.931975256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041992802">
                <text:p>20.041992802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151705172">
                <text:p>20.151705172</text:p>
              </table:table-cell>
              <table:table-cell office:value-type="float" office:value="9.114742">
                <text:p>9.1147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261173392">
                <text:p>20.261173392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370687392">
                <text:p>20.370687392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480369242">
                <text:p>20.48036924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590249462">
                <text:p>20.590249462</text:p>
              </table:table-cell>
              <table:table-cell office:value-type="float" office:value="9.10082">
                <text:p>9.10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00602712">
                <text:p>20.700602712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811367952">
                <text:p>20.811367952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922392592">
                <text:p>20.922392592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033829227">
                <text:p>21.033829227</text:p>
              </table:table-cell>
              <table:table-cell office:value-type="float" office:value="8.973709">
                <text:p>8.973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145708377">
                <text:p>21.145708377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257923227">
                <text:p>21.257923227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370733177">
                <text:p>21.370733177</text:p>
              </table:table-cell>
              <table:table-cell office:value-type="float" office:value="8.864467">
                <text:p>8.8644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484245037">
                <text:p>21.484245037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598443557">
                <text:p>21.59844355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713206657">
                <text:p>21.713206657</text:p>
              </table:table-cell>
              <table:table-cell office:value-type="float" office:value="8.713602">
                <text:p>8.713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828351237">
                <text:p>21.828351237</text:p>
              </table:table-cell>
              <table:table-cell office:value-type="float" office:value="8.684733">
                <text:p>8.684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943663667">
                <text:p>21.943663667</text:p>
              </table:table-cell>
              <table:table-cell office:value-type="float" office:value="8.672092">
                <text:p>8.672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058808247">
                <text:p>22.058808247</text:p>
              </table:table-cell>
              <table:table-cell office:value-type="float" office:value="8.684733">
                <text:p>8.6847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173678162">
                <text:p>22.173678162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288578592">
                <text:p>22.288578592</text:p>
              </table:table-cell>
              <table:table-cell office:value-type="float" office:value="8.703188">
                <text:p>8.703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403540062">
                <text:p>22.403540062</text:p>
              </table:table-cell>
              <table:table-cell office:value-type="float" office:value="8.698567">
                <text:p>8.6985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518608352">
                <text:p>22.518608352</text:p>
              </table:table-cell>
              <table:table-cell office:value-type="float" office:value="8.690492">
                <text:p>8.6904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633676642">
                <text:p>22.633676642</text:p>
              </table:table-cell>
              <table:table-cell office:value-type="float" office:value="8.690492">
                <text:p>8.6904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748958552">
                <text:p>22.748958552</text:p>
              </table:table-cell>
              <table:table-cell office:value-type="float" office:value="8.674388">
                <text:p>8.6743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864713492">
                <text:p>22.864713492</text:p>
              </table:table-cell>
              <table:table-cell office:value-type="float" office:value="8.63894">
                <text:p>8.638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980437912">
                <text:p>22.980437912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095399382">
                <text:p>23.095399382</text:p>
              </table:table-cell>
              <table:table-cell office:value-type="float" office:value="8.698567">
                <text:p>8.6985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209658938">
                <text:p>23.209658938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23201323">
                <text:p>23.323201323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436179118">
                <text:p>23.436179118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548348188">
                <text:p>23.548348188</text:p>
              </table:table-cell>
              <table:table-cell office:value-type="float" office:value="8.915113">
                <text:p>8.9151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659632238">
                <text:p>23.659632238</text:p>
              </table:table-cell>
              <table:table-cell office:value-type="float" office:value="8.986014">
                <text:p>8.9860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770046518">
                <text:p>23.77004651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879743628">
                <text:p>23.879743628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989349178">
                <text:p>23.989349178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.098985254">
                <text:p>24.098985254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208514514">
                <text:p>24.208514514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317936959">
                <text:p>24.317936959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427405179">
                <text:p>24.427405179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537178584">
                <text:p>24.537178584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647363984">
                <text:p>24.647363984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75819026">
                <text:p>24.75819026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869748966">
                <text:p>24.869748966</text:p>
              </table:table-cell>
              <table:table-cell office:value-type="float" office:value="8.96389">
                <text:p>8.963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.982085886">
                <text:p>24.982085886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095201016">
                <text:p>25.095201016</text:p>
              </table:table-cell>
              <table:table-cell office:value-type="float" office:value="8.84055">
                <text:p>8.84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209079096">
                <text:p>25.209079096</text:p>
              </table:table-cell>
              <table:table-cell office:value-type="float" office:value="8.781322">
                <text:p>8.781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323628576">
                <text:p>25.323628576</text:p>
              </table:table-cell>
              <table:table-cell office:value-type="float" office:value="8.729852">
                <text:p>8.7298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438849451">
                <text:p>25.438849451</text:p>
              </table:table-cell>
              <table:table-cell office:value-type="float" office:value="8.678983">
                <text:p>8.6789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554482321">
                <text:p>25.554482321</text:p>
              </table:table-cell>
              <table:table-cell office:value-type="float" office:value="8.64806">
                <text:p>8.648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670145711">
                <text:p>25.670145711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785290291">
                <text:p>25.785290291</text:p>
              </table:table-cell>
              <table:table-cell office:value-type="float" office:value="8.684733">
                <text:p>8.684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899778731">
                <text:p>25.899778731</text:p>
              </table:table-cell>
              <table:table-cell office:value-type="float" office:value="8.734506">
                <text:p>8.7345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013687331">
                <text:p>26.013687331</text:p>
              </table:table-cell>
              <table:table-cell office:value-type="float" office:value="8.778969">
                <text:p>8.7789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127122901">
                <text:p>26.127122901</text:p>
              </table:table-cell>
              <table:table-cell office:value-type="float" office:value="8.8155775">
                <text:p>8.8155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240344841">
                <text:p>26.24034484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353170051">
                <text:p>26.353170051</text:p>
              </table:table-cell>
              <table:table-cell office:value-type="float" office:value="8.863268">
                <text:p>8.863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465476451">
                <text:p>26.465476451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577492931">
                <text:p>26.577492931</text:p>
              </table:table-cell>
              <table:table-cell office:value-type="float" office:value="8.927258">
                <text:p>8.927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689402596">
                <text:p>26.689402596</text:p>
              </table:table-cell>
              <table:table-cell office:value-type="float" office:value="8.935779">
                <text:p>8.9357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800869746">
                <text:p>26.800869746</text:p>
              </table:table-cell>
              <table:table-cell office:value-type="float" office:value="8.971252">
                <text:p>8.971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911543436">
                <text:p>26.911543436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021789871">
                <text:p>27.021789871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131883711">
                <text:p>27.131883711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241626601">
                <text:p>27.24162660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351003271">
                <text:p>27.351003271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460502011">
                <text:p>27.460502011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570168601">
                <text:p>27.570168601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679896231">
                <text:p>27.679896231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789486521">
                <text:p>27.789486521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899076811">
                <text:p>27.899076811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009018061">
                <text:p>28.009018061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119249237">
                <text:p>28.119249237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229861887">
                <text:p>28.229861887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341283267">
                <text:p>28.341283267</text:p>
              </table:table-cell>
              <table:table-cell office:value-type="float" office:value="8.974938">
                <text:p>8.974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453589667">
                <text:p>28.453589667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566659022">
                <text:p>28.566659022</text:p>
              </table:table-cell>
              <table:table-cell office:value-type="float" office:value="8.84413">
                <text:p>8.84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680567622">
                <text:p>28.680567622</text:p>
              </table:table-cell>
              <table:table-cell office:value-type="float" office:value="8.778969">
                <text:p>8.7789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795315467">
                <text:p>28.795315467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910734707">
                <text:p>28.910734707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026245507">
                <text:p>29.026245507</text:p>
              </table:table-cell>
              <table:table-cell office:value-type="float" office:value="8.657199">
                <text:p>8.6571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.140932317">
                <text:p>29.140932317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.254566257">
                <text:p>29.254566257</text:p>
              </table:table-cell>
              <table:table-cell office:value-type="float" office:value="8.800188">
                <text:p>8.8001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.367635612">
                <text:p>29.367635612</text:p>
              </table:table-cell>
              <table:table-cell office:value-type="float" office:value="8.84413">
                <text:p>8.84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480460822">
                <text:p>29.480460822</text:p>
              </table:table-cell>
              <table:table-cell office:value-type="float" office:value="8.863268">
                <text:p>8.863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592507816">
                <text:p>29.592507816</text:p>
              </table:table-cell>
              <table:table-cell office:value-type="float" office:value="8.924827">
                <text:p>8.9248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703547716">
                <text:p>29.703547716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81393148">
                <text:p>29.81393148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923949026">
                <text:p>29.923949026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034042866">
                <text:p>30.034042866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143770496">
                <text:p>30.143770496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253284496">
                <text:p>30.253284496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363225746">
                <text:p>30.363225746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473685806">
                <text:p>30.473685806</text:p>
              </table:table-cell>
              <table:table-cell office:value-type="float" office:value="9.053045">
                <text:p>9.053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584725706">
                <text:p>30.584725706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696513301">
                <text:p>30.696513301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809109627">
                <text:p>30.809109627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922682527">
                <text:p>30.922682527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037277787">
                <text:p>31.037277787</text:p>
              </table:table-cell>
              <table:table-cell office:value-type="float" office:value="8.726365">
                <text:p>8.7263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152590217">
                <text:p>31.152590217</text:p>
              </table:table-cell>
              <table:table-cell office:value-type="float" office:value="8.672092">
                <text:p>8.672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268238347">
                <text:p>31.268238347</text:p>
              </table:table-cell>
              <table:table-cell office:value-type="float" office:value="8.646919">
                <text:p>8.6469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383916993">
                <text:p>31.383916993</text:p>
              </table:table-cell>
              <table:table-cell office:value-type="float" office:value="8.644638">
                <text:p>8.6446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498985283">
                <text:p>31.498985283</text:p>
              </table:table-cell>
              <table:table-cell office:value-type="float" office:value="8.690492">
                <text:p>8.6904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613092253">
                <text:p>31.613092253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726390493">
                <text:p>31.726390493</text:p>
              </table:table-cell>
              <table:table-cell office:value-type="float" office:value="8.826262">
                <text:p>8.8262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839017333">
                <text:p>31.839017333</text:p>
              </table:table-cell>
              <table:table-cell office:value-type="float" office:value="8.878879">
                <text:p>8.8788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951232183">
                <text:p>31.951232183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.062943483">
                <text:p>32.062943483</text:p>
              </table:table-cell>
              <table:table-cell office:value-type="float" office:value="8.951646">
                <text:p>8.9516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.174334343">
                <text:p>32.174334343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285542093">
                <text:p>32.285542093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396520957">
                <text:p>32.396520957</text:p>
              </table:table-cell>
              <table:table-cell office:value-type="float" office:value="9.010725">
                <text:p>9.0107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507225163">
                <text:p>32.507225163</text:p>
              </table:table-cell>
              <table:table-cell office:value-type="float" office:value="9.033081">
                <text:p>9.0330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617959883">
                <text:p>32.617959883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728694603">
                <text:p>32.728694603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838971553">
                <text:p>32.838971553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948622888">
                <text:p>32.948622888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057969038">
                <text:p>33.057969038</text:p>
              </table:table-cell>
              <table:table-cell office:value-type="float" office:value="9.145269">
                <text:p>9.1452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167391483">
                <text:p>33.167391483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277088593">
                <text:p>33.277088593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386755183">
                <text:p>33.386755183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496238663">
                <text:p>33.496238663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605783179">
                <text:p>33.605783179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715556584">
                <text:p>33.715556584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825711464">
                <text:p>33.825711464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936247814">
                <text:p>33.936247814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047150384">
                <text:p>34.047150384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158464949">
                <text:p>34.158464949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270054179">
                <text:p>34.270054179</text:p>
              </table:table-cell>
              <table:table-cell office:value-type="float" office:value="8.961438">
                <text:p>8.9614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381841774">
                <text:p>34.381841774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493598854">
                <text:p>34.493598854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604943934">
                <text:p>34.604943934</text:p>
              </table:table-cell>
              <table:table-cell office:value-type="float" office:value="8.981088">
                <text:p>8.981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715831244">
                <text:p>34.715831244</text:p>
              </table:table-cell>
              <table:table-cell office:value-type="float" office:value="9.018165">
                <text:p>9.0181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826703294">
                <text:p>34.826703294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93752957">
                <text:p>34.93752957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048386364">
                <text:p>35.048386364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158999014">
                <text:p>35.158999014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269550624">
                <text:p>35.269550624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380163274">
                <text:p>35.380163274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490669108">
                <text:p>35.490669108</text:p>
              </table:table-cell>
              <table:table-cell office:value-type="float" office:value="9.049295">
                <text:p>9.0492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600778214">
                <text:p>35.600778214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710643174">
                <text:p>35.710643174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820248724">
                <text:p>35.820248724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929839014">
                <text:p>35.929839014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039398788">
                <text:p>36.039398788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148958562">
                <text:p>36.14895856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258487822">
                <text:p>36.258487822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368062852">
                <text:p>36.368062852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477576852">
                <text:p>36.477576852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587075592">
                <text:p>36.587075592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696650622">
                <text:p>36.696650622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806332472">
                <text:p>36.80633247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916166912">
                <text:p>36.916166912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026138682">
                <text:p>37.026138682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136018902">
                <text:p>37.136018902</text:p>
              </table:table-cell>
              <table:table-cell office:value-type="float" office:value="9.10082">
                <text:p>9.100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246112742">
                <text:p>37.246112742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356420212">
                <text:p>37.356420212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466697162">
                <text:p>37.466697162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.576699452">
                <text:p>37.576699452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686396562">
                <text:p>37.686396562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795986852">
                <text:p>37.795986852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905516112">
                <text:p>37.905516112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015030112">
                <text:p>38.015030112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124574628">
                <text:p>38.124574628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234180178">
                <text:p>38.234180178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343648398">
                <text:p>38.343648398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453055588">
                <text:p>38.453055588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.562493292">
                <text:p>38.562493292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.671961512">
                <text:p>38.671961512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781521286">
                <text:p>38.781521286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89095899">
                <text:p>38.89095899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00036618">
                <text:p>39.00036618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1098344">
                <text:p>39.1098344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21931788">
                <text:p>39.21931788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32877084">
                <text:p>39.32877084</text:p>
              </table:table-cell>
              <table:table-cell office:value-type="float" office:value="9.136345">
                <text:p>9.136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43825432">
                <text:p>39.43825432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54775306">
                <text:p>39.54775306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6572518">
                <text:p>39.6572518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7667658">
                <text:p>39.7667658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87626454">
                <text:p>39.87626454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98574802">
                <text:p>39.98574802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095292536">
                <text:p>40.095292536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204837052">
                <text:p>40.204837052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314442602">
                <text:p>40.314442602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423926082">
                <text:p>40.423926082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533363786">
                <text:p>40.533363786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642770976">
                <text:p>40.642770976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752269716">
                <text:p>40.752269716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862073636">
                <text:p>40.862073636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972228516">
                <text:p>40.972228516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082490206">
                <text:p>41.082490206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192568786">
                <text:p>41.192568786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302769446">
                <text:p>41.302769446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413214246">
                <text:p>41.413214246</text:p>
              </table:table-cell>
              <table:table-cell office:value-type="float" office:value="9.0542965">
                <text:p>9.05429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523689566">
                <text:p>41.52368956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633951256">
                <text:p>41.633951256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743800956">
                <text:p>41.743800956</text:p>
              </table:table-cell>
              <table:table-cell office:value-type="float" office:value="9.103348">
                <text:p>9.1033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853299696">
                <text:p>41.853299696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962767916">
                <text:p>41.962767916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072251396">
                <text:p>42.072251396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181826426">
                <text:p>42.181826426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291554056">
                <text:p>42.291554056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401739456">
                <text:p>42.401739456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512489436">
                <text:p>42.512489436</text:p>
              </table:table-cell>
              <table:table-cell office:value-type="float" office:value="9.029347">
                <text:p>9.0293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623712446">
                <text:p>42.623712446</text:p>
              </table:table-cell>
              <table:table-cell office:value-type="float" office:value="8.990945">
                <text:p>8.9909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735301676">
                <text:p>42.735301676</text:p>
              </table:table-cell>
              <table:table-cell office:value-type="float" office:value="8.961438">
                <text:p>8.9614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847074012">
                <text:p>42.847074012</text:p>
              </table:table-cell>
              <table:table-cell office:value-type="float" office:value="8.946757">
                <text:p>8.9467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959044712">
                <text:p>42.959044712</text:p>
              </table:table-cell>
              <table:table-cell office:value-type="float" office:value="8.930907">
                <text:p>8.9309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.071152752">
                <text:p>43.071152752</text:p>
              </table:table-cell>
              <table:table-cell office:value-type="float" office:value="8.919968">
                <text:p>8.9199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3.183779592">
                <text:p>43.183779592</text:p>
              </table:table-cell>
              <table:table-cell office:value-type="float" office:value="8.878879">
                <text:p>8.878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.296711612">
                <text:p>43.296711612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409658892">
                <text:p>43.409658892</text:p>
              </table:table-cell>
              <table:table-cell office:value-type="float" office:value="8.853688">
                <text:p>8.8536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522697732">
                <text:p>43.522697732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635980712">
                <text:p>43.635980712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749553612">
                <text:p>43.749553612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863309622">
                <text:p>43.863309622</text:p>
              </table:table-cell>
              <table:table-cell office:value-type="float" office:value="8.790744">
                <text:p>8.7907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977065632">
                <text:p>43.977065632</text:p>
              </table:table-cell>
              <table:table-cell office:value-type="float" office:value="8.790744">
                <text:p>8.7907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.090684312">
                <text:p>44.090684312</text:p>
              </table:table-cell>
              <table:table-cell office:value-type="float" office:value="8.80137">
                <text:p>8.801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.204196172">
                <text:p>44.204196172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.317982698">
                <text:p>44.317982698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432013372">
                <text:p>44.432013372</text:p>
              </table:table-cell>
              <table:table-cell office:value-type="float" office:value="8.769569">
                <text:p>8.7695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546166116">
                <text:p>44.546166116</text:p>
              </table:table-cell>
              <table:table-cell office:value-type="float" office:value="8.760192">
                <text:p>8.7601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660349376">
                <text:p>44.660349376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774563156">
                <text:p>44.774563156</text:p>
              </table:table-cell>
              <table:table-cell office:value-type="float" office:value="8.75551">
                <text:p>8.755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888700642">
                <text:p>44.888700642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5.002700792">
                <text:p>45.002700792</text:p>
              </table:table-cell>
              <table:table-cell office:value-type="float" office:value="8.771918">
                <text:p>8.7719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5.116212652">
                <text:p>45.116212652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5.229327782">
                <text:p>45.229327782</text:p>
              </table:table-cell>
              <table:table-cell office:value-type="float" office:value="8.84055">
                <text:p>8.840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.342381882">
                <text:p>45.342381882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.455283382">
                <text:p>45.455283382</text:p>
              </table:table-cell>
              <table:table-cell office:value-type="float" office:value="8.857278">
                <text:p>8.8572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567620302">
                <text:p>45.567620302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679056937">
                <text:p>45.679056937</text:p>
              </table:table-cell>
              <table:table-cell office:value-type="float" office:value="8.973709">
                <text:p>8.9737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789654331">
                <text:p>45.78965433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899763437">
                <text:p>45.899763437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.010086167">
                <text:p>46.010086167</text:p>
              </table:table-cell>
              <table:table-cell office:value-type="float" office:value="9.064315">
                <text:p>9.064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.120363117">
                <text:p>46.120363117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.230182297">
                <text:p>46.230182297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6.339681037">
                <text:p>46.339681037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449149257">
                <text:p>46.449149257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558617477">
                <text:p>46.558617477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668177251">
                <text:p>46.668177251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777813327">
                <text:p>46.777813327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887312067">
                <text:p>46.887312067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996932887">
                <text:p>46.996932887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.106706292">
                <text:p>47.106706292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216342368">
                <text:p>47.216342368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326069998">
                <text:p>47.326069998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435797628">
                <text:p>47.435797628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545418448">
                <text:p>47.545418448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654993478">
                <text:p>47.654993478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764583768">
                <text:p>47.764583768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874387688">
                <text:p>47.874387688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984435748">
                <text:p>47.984435748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.094590628">
                <text:p>48.094590628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204837063">
                <text:p>48.204837063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315220827">
                <text:p>48.315220827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425772437">
                <text:p>48.425772437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536507157">
                <text:p>48.536507157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647363951">
                <text:p>48.647363951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758007121">
                <text:p>48.758007121</text:p>
              </table:table-cell>
              <table:table-cell office:value-type="float" office:value="9.038064">
                <text:p>9.0380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868879171">
                <text:p>48.868879171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980025891">
                <text:p>48.98002589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090836911">
                <text:p>49.090836911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200976531">
                <text:p>49.200976531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310963561">
                <text:p>49.31096356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.420950591">
                <text:p>49.42095059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.531059697">
                <text:p>49.531059697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641306132">
                <text:p>49.641306132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751674637">
                <text:p>49.751674637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862058401">
                <text:p>49.862058401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972426906">
                <text:p>49.972426906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.082688596">
                <text:p>50.082688596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.192462001">
                <text:p>50.192462001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.301884446">
                <text:p>50.301884446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.411383186">
                <text:p>50.411383186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.520897186">
                <text:p>50.520897186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.630548521">
                <text:p>50.630548521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.740520291">
                <text:p>50.740520291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.850858281">
                <text:p>50.850858281</text:p>
              </table:table-cell>
              <table:table-cell office:value-type="float" office:value="9.063062">
                <text:p>9.0630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.961531971">
                <text:p>50.961531971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.072556611">
                <text:p>51.072556611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.183855917">
                <text:p>51.183855917</text:p>
              </table:table-cell>
              <table:table-cell office:value-type="float" office:value="8.984782">
                <text:p>8.9847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.295475667">
                <text:p>51.295475667</text:p>
              </table:table-cell>
              <table:table-cell office:value-type="float" office:value="8.958988">
                <text:p>8.9589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.407202227">
                <text:p>51.407202227</text:p>
              </table:table-cell>
              <table:table-cell office:value-type="float" office:value="8.950423">
                <text:p>8.9504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.518898267">
                <text:p>51.518898267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.630594307">
                <text:p>51.630594307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.742427677">
                <text:p>51.742427677</text:p>
              </table:table-cell>
              <table:table-cell office:value-type="float" office:value="8.9418745">
                <text:p>8.94187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.854428897">
                <text:p>51.854428897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.966491157">
                <text:p>51.966491157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.078446597">
                <text:p>52.078446597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.190417297">
                <text:p>52.190417297</text:p>
              </table:table-cell>
              <table:table-cell office:value-type="float" office:value="8.930907">
                <text:p>8.9309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.302449032">
                <text:p>52.302449032</text:p>
              </table:table-cell>
              <table:table-cell office:value-type="float" office:value="8.926042">
                <text:p>8.9260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.414190852">
                <text:p>52.414190852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.525795342">
                <text:p>52.525795342</text:p>
              </table:table-cell>
              <table:table-cell office:value-type="float" office:value="8.960213">
                <text:p>8.9602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.637567678">
                <text:p>52.637567678</text:p>
              </table:table-cell>
              <table:table-cell office:value-type="float" office:value="8.946757">
                <text:p>8.9467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.749553638">
                <text:p>52.749553638</text:p>
              </table:table-cell>
              <table:table-cell office:value-type="float" office:value="8.92969">
                <text:p>8.929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.861722708">
                <text:p>52.861722708</text:p>
              </table:table-cell>
              <table:table-cell office:value-type="float" office:value="8.915113">
                <text:p>8.9151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.973998588">
                <text:p>52.973998588</text:p>
              </table:table-cell>
              <table:table-cell office:value-type="float" office:value="8.906632">
                <text:p>8.9066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.086335508">
                <text:p>53.086335508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.198672428">
                <text:p>53.198672428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.310765208">
                <text:p>53.310765208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.422949538">
                <text:p>53.42294953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.535500088">
                <text:p>53.535500088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.648508398">
                <text:p>53.648508398</text:p>
              </table:table-cell>
              <table:table-cell office:value-type="float" office:value="8.8489065">
                <text:p>8.84890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761760858">
                <text:p>53.761760858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.875165908">
                <text:p>53.875165908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.988616733">
                <text:p>53.988616733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.102067558">
                <text:p>54.102067558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.215747273">
                <text:p>54.215747273</text:p>
              </table:table-cell>
              <table:table-cell office:value-type="float" office:value="8.796644">
                <text:p>8.796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.329747423">
                <text:p>54.329747423</text:p>
              </table:table-cell>
              <table:table-cell office:value-type="float" office:value="8.771918">
                <text:p>8.7719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.444022238">
                <text:p>54.444022238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.558617498">
                <text:p>54.558617498</text:p>
              </table:table-cell>
              <table:table-cell office:value-type="float" office:value="8.726365">
                <text:p>8.7263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.673395858">
                <text:p>54.673395858</text:p>
              </table:table-cell>
              <table:table-cell office:value-type="float" office:value="8.712443">
                <text:p>8.7124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.788235258">
                <text:p>54.788235258</text:p>
              </table:table-cell>
              <table:table-cell office:value-type="float" office:value="8.707813">
                <text:p>8.707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.903135688">
                <text:p>54.903135688</text:p>
              </table:table-cell>
              <table:table-cell office:value-type="float" office:value="8.703188">
                <text:p>8.7031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.017853018">
                <text:p>55.017853018</text:p>
              </table:table-cell>
              <table:table-cell office:value-type="float" office:value="8.717079">
                <text:p>8.7170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.132433018">
                <text:p>55.132433018</text:p>
              </table:table-cell>
              <table:table-cell office:value-type="float" office:value="8.727527">
                <text:p>8.7275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.246585762">
                <text:p>55.246585762</text:p>
              </table:table-cell>
              <table:table-cell office:value-type="float" office:value="8.760192">
                <text:p>8.7601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.360311252">
                <text:p>55.360311252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.474219852">
                <text:p>55.474219852</text:p>
              </table:table-cell>
              <table:table-cell office:value-type="float" office:value="8.778969">
                <text:p>8.7789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.588311562">
                <text:p>55.588311562</text:p>
              </table:table-cell>
              <table:table-cell office:value-type="float" office:value="8.764878">
                <text:p>8.7648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.702433792">
                <text:p>55.702433792</text:p>
              </table:table-cell>
              <table:table-cell office:value-type="float" office:value="8.762534">
                <text:p>8.7625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.816586536">
                <text:p>55.816586536</text:p>
              </table:table-cell>
              <table:table-cell office:value-type="float" office:value="8.760192">
                <text:p>8.7601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.930861351">
                <text:p>55.930861351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.045242977">
                <text:p>56.04524297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.159929787">
                <text:p>56.159929787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274952297">
                <text:p>56.274952297</text:p>
              </table:table-cell>
              <table:table-cell office:value-type="float" office:value="8.693951">
                <text:p>8.6939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.390402057">
                <text:p>56.390402057</text:p>
              </table:table-cell>
              <table:table-cell office:value-type="float" office:value="8.661777">
                <text:p>8.6617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.506156997">
                <text:p>56.506156997</text:p>
              </table:table-cell>
              <table:table-cell office:value-type="float" office:value="8.63894">
                <text:p>8.638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.621911937">
                <text:p>56.621911937</text:p>
              </table:table-cell>
              <table:table-cell office:value-type="float" office:value="8.63894">
                <text:p>8.638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.737483771">
                <text:p>56.737483771</text:p>
              </table:table-cell>
              <table:table-cell office:value-type="float" office:value="8.652627">
                <text:p>8.6526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.852567316">
                <text:p>56.852567316</text:p>
              </table:table-cell>
              <table:table-cell office:value-type="float" office:value="8.68934">
                <text:p>8.689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.967040496">
                <text:p>56.967040496</text:p>
              </table:table-cell>
              <table:table-cell office:value-type="float" office:value="8.73567">
                <text:p>8.735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.081605236">
                <text:p>57.081605236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.196246266">
                <text:p>57.196246266</text:p>
              </table:table-cell>
              <table:table-cell office:value-type="float" office:value="8.72288">
                <text:p>8.722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.31074997">
                <text:p>57.3107499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.425009526">
                <text:p>57.425009526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.539131756">
                <text:p>57.539131756</text:p>
              </table:table-cell>
              <table:table-cell office:value-type="float" office:value="8.762534">
                <text:p>8.7625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.652704656">
                <text:p>57.652704656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.765468826">
                <text:p>57.765468826</text:p>
              </table:table-cell>
              <table:table-cell office:value-type="float" office:value="8.868065">
                <text:p>8.8680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.877821006">
                <text:p>57.877821006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.990417332">
                <text:p>57.990417332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.103135728">
                <text:p>58.103135728</text:p>
              </table:table-cell>
              <table:table-cell office:value-type="float" office:value="8.871667">
                <text:p>8.871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215457388">
                <text:p>58.215457388</text:p>
              </table:table-cell>
              <table:table-cell office:value-type="float" office:value="8.903003">
                <text:p>8.9030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.327412828">
                <text:p>58.327412828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.439353008">
                <text:p>58.43935300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.551400002">
                <text:p>58.551400002</text:p>
              </table:table-cell>
              <table:table-cell office:value-type="float" office:value="8.924827">
                <text:p>8.9248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.663126562">
                <text:p>58.663126562</text:p>
              </table:table-cell>
              <table:table-cell office:value-type="float" office:value="8.950423">
                <text:p>8.9504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.774319057">
                <text:p>58.774319057</text:p>
              </table:table-cell>
              <table:table-cell office:value-type="float" office:value="8.993413">
                <text:p>8.993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.885267407">
                <text:p>58.885267407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.996200497">
                <text:p>58.996200497</text:p>
              </table:table-cell>
              <table:table-cell office:value-type="float" office:value="9.014443">
                <text:p>9.0144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.106996257">
                <text:p>59.106996257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.218173493">
                <text:p>59.218173493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.329457543">
                <text:p>59.329457543</text:p>
              </table:table-cell>
              <table:table-cell office:value-type="float" office:value="8.986014">
                <text:p>8.9860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.440634779">
                <text:p>59.440634779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.551979859">
                <text:p>59.551979859</text:p>
              </table:table-cell>
              <table:table-cell office:value-type="float" office:value="8.981088">
                <text:p>8.9810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.663187609">
                <text:p>59.66318760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.773861299">
                <text:p>59.773861299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.884199289">
                <text:p>59.884199289</text:p>
              </table:table-cell>
              <table:table-cell office:value-type="float" office:value="9.063062">
                <text:p>9.0630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.994171059">
                <text:p>59.994171059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.103685059">
                <text:p>60.103685059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.213122763">
                <text:p>60.213122763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.322652023">
                <text:p>60.322652023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.432639053">
                <text:p>60.432639053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.543068593">
                <text:p>60.543068593</text:p>
              </table:table-cell>
              <table:table-cell office:value-type="float" office:value="9.055548">
                <text:p>9.0555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.653986423">
                <text:p>60.653986423</text:p>
              </table:table-cell>
              <table:table-cell office:value-type="float" office:value="9.015683">
                <text:p>9.0156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.765316247">
                <text:p>60.76531624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.876920737">
                <text:p>60.876920737</text:p>
              </table:table-cell>
              <table:table-cell office:value-type="float" office:value="8.960213">
                <text:p>8.960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.988662557">
                <text:p>60.988662557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100404377">
                <text:p>61.100404377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212100417">
                <text:p>61.212100417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323857497">
                <text:p>61.323857497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.435828197">
                <text:p>61.435828197</text:p>
              </table:table-cell>
              <table:table-cell office:value-type="float" office:value="8.930907">
                <text:p>8.9309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.548073563">
                <text:p>61.548073563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.660593587">
                <text:p>61.660593587</text:p>
              </table:table-cell>
              <table:table-cell office:value-type="float" office:value="8.887307">
                <text:p>8.8873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.772930507">
                <text:p>61.772930507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.884855431">
                <text:p>61.884855431</text:p>
              </table:table-cell>
              <table:table-cell office:value-type="float" office:value="8.93456">
                <text:p>8.934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.996215771">
                <text:p>61.996215771</text:p>
              </table:table-cell>
              <table:table-cell office:value-type="float" office:value="8.979857">
                <text:p>8.9798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107255671">
                <text:p>62.107255671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217608921">
                <text:p>62.21760892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327321291">
                <text:p>62.327321291</text:p>
              </table:table-cell>
              <table:table-cell office:value-type="float" office:value="9.114742">
                <text:p>9.114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436957367">
                <text:p>62.436957367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546562917">
                <text:p>62.546562917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656031137">
                <text:p>62.656031137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765545137">
                <text:p>62.765545137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875181213">
                <text:p>62.875181213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984817289">
                <text:p>62.984817289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094575435">
                <text:p>63.094575435</text:p>
              </table:table-cell>
              <table:table-cell office:value-type="float" office:value="9.110941">
                <text:p>9.1109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204516685">
                <text:p>63.204516685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314641049">
                <text:p>63.314641049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424826449">
                <text:p>63.424826449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535194954">
                <text:p>63.535194954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645685529">
                <text:p>63.645685529</text:p>
              </table:table-cell>
              <table:table-cell office:value-type="float" office:value="9.050546">
                <text:p>9.0505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756359219">
                <text:p>63.756359219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867170239">
                <text:p>63.86717023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978057549">
                <text:p>63.978057549</text:p>
              </table:table-cell>
              <table:table-cell office:value-type="float" office:value="9.018165">
                <text:p>9.0181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.088609159">
                <text:p>64.088609159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.198779299">
                <text:p>64.198779299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.308934179">
                <text:p>64.308934179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.419165355">
                <text:p>64.419165355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.529045575">
                <text:p>64.529045575</text:p>
              </table:table-cell>
              <table:table-cell office:value-type="float" office:value="9.10082">
                <text:p>9.100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638483279">
                <text:p>64.638483279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.747982019">
                <text:p>64.747982019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.857480759">
                <text:p>64.857480759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967055789">
                <text:p>64.967055789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.076630819">
                <text:p>65.076630819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.186114299">
                <text:p>65.186114299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.295674073">
                <text:p>65.295674073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.405371183">
                <text:p>65.405371183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.515465023">
                <text:p>65.515465023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.626153973">
                <text:p>65.626153973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.737499053">
                <text:p>65.737499053</text:p>
              </table:table-cell>
              <table:table-cell office:value-type="float" office:value="8.981088">
                <text:p>8.9810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5.849103543">
                <text:p>65.849103543</text:p>
              </table:table-cell>
              <table:table-cell office:value-type="float" office:value="8.960213">
                <text:p>8.9602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.960891138">
                <text:p>65.960891138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.072556663">
                <text:p>66.072556663</text:p>
              </table:table-cell>
              <table:table-cell office:value-type="float" office:value="8.955316">
                <text:p>8.9553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.184161153">
                <text:p>66.184161153</text:p>
              </table:table-cell>
              <table:table-cell office:value-type="float" office:value="8.960213">
                <text:p>8.9602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.295948748">
                <text:p>66.295948748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.407888928">
                <text:p>66.40788892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.519981708">
                <text:p>66.519981708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.632105004">
                <text:p>66.632105004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6.744197784">
                <text:p>66.744197784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.856427894">
                <text:p>66.856427894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6.96914629">
                <text:p>66.96914629</text:p>
              </table:table-cell>
              <table:table-cell office:value-type="float" office:value="8.871667">
                <text:p>8.871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.08229194">
                <text:p>67.08229194</text:p>
              </table:table-cell>
              <table:table-cell office:value-type="float" office:value="8.838165">
                <text:p>8.8381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.19592588">
                <text:p>67.19592588</text:p>
              </table:table-cell>
              <table:table-cell office:value-type="float" office:value="8.800188">
                <text:p>8.8001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.30988025">
                <text:p>67.30988025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7.42418558">
                <text:p>67.42418558</text:p>
              </table:table-cell>
              <table:table-cell office:value-type="float" office:value="8.748498">
                <text:p>8.7484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7.53876558">
                <text:p>67.53876558</text:p>
              </table:table-cell>
              <table:table-cell office:value-type="float" office:value="8.727527">
                <text:p>8.7275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7.65352868">
                <text:p>67.65352868</text:p>
              </table:table-cell>
              <table:table-cell office:value-type="float" office:value="8.713602">
                <text:p>8.7136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7.76816971">
                <text:p>67.76816971</text:p>
              </table:table-cell>
              <table:table-cell office:value-type="float" office:value="8.72288">
                <text:p>8.722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7.88264289">
                <text:p>67.88264289</text:p>
              </table:table-cell>
              <table:table-cell office:value-type="float" office:value="8.73567">
                <text:p>8.735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7.99685667">
                <text:p>67.99685667</text:p>
              </table:table-cell>
              <table:table-cell office:value-type="float" office:value="8.75551">
                <text:p>8.755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.11105519">
                <text:p>68.11105519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.22534526">
                <text:p>68.22534526</text:p>
              </table:table-cell>
              <table:table-cell office:value-type="float" office:value="8.749666">
                <text:p>8.7496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.33969637">
                <text:p>68.33969637</text:p>
              </table:table-cell>
              <table:table-cell office:value-type="float" office:value="8.744996">
                <text:p>8.7449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.45421533">
                <text:p>68.45421533</text:p>
              </table:table-cell>
              <table:table-cell office:value-type="float" office:value="8.732179">
                <text:p>8.7321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.56887162">
                <text:p>68.56887162</text:p>
              </table:table-cell>
              <table:table-cell office:value-type="float" office:value="8.72172">
                <text:p>8.72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.68371102">
                <text:p>68.68371102</text:p>
              </table:table-cell>
              <table:table-cell office:value-type="float" office:value="8.707813">
                <text:p>8.7078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8.79853516">
                <text:p>68.79853516</text:p>
              </table:table-cell>
              <table:table-cell office:value-type="float" office:value="8.70897">
                <text:p>8.708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8.91322197">
                <text:p>68.91322197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.0275273">
                <text:p>69.0275273</text:p>
              </table:table-cell>
              <table:table-cell office:value-type="float" office:value="8.748498">
                <text:p>8.7484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.1414359">
                <text:p>69.1414359</text:p>
              </table:table-cell>
              <table:table-cell office:value-type="float" office:value="8.778969">
                <text:p>8.7789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.255222426">
                <text:p>69.255222426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.368856366">
                <text:p>69.368856366</text:p>
              </table:table-cell>
              <table:table-cell office:value-type="float" office:value="8.800188">
                <text:p>8.8001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.482215636">
                <text:p>69.482215636</text:p>
              </table:table-cell>
              <table:table-cell office:value-type="float" office:value="8.82151">
                <text:p>8.821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.595056102">
                <text:p>69.595056102</text:p>
              </table:table-cell>
              <table:table-cell office:value-type="float" office:value="8.862069">
                <text:p>8.8620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9.707606652">
                <text:p>69.707606652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9.820035122">
                <text:p>69.820035122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9.932265232">
                <text:p>69.932265232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.044037568">
                <text:p>70.044037568</text:p>
              </table:table-cell>
              <table:table-cell office:value-type="float" office:value="8.946757">
                <text:p>8.9467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.155626798">
                <text:p>70.155626798</text:p>
              </table:table-cell>
              <table:table-cell office:value-type="float" office:value="8.961438">
                <text:p>8.9614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.267200768">
                <text:p>70.267200768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.378515333">
                <text:p>70.378515333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.489601013">
                <text:p>70.489601013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0.600625653">
                <text:p>70.600625653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0.711848663">
                <text:p>70.711848663</text:p>
              </table:table-cell>
              <table:table-cell office:value-type="float" office:value="8.990945">
                <text:p>8.9909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0.822964863">
                <text:p>70.822964863</text:p>
              </table:table-cell>
              <table:table-cell office:value-type="float" office:value="8.999588">
                <text:p>8.9995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0.933531733">
                <text:p>70.933531733</text:p>
              </table:table-cell>
              <table:table-cell office:value-type="float" office:value="9.0443">
                <text:p>9.04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1.043778168">
                <text:p>71.043778168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.154055118">
                <text:p>71.154055118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1.264209998">
                <text:p>71.264209998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1.374029178">
                <text:p>71.374029178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1.483634728">
                <text:p>71.483634728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1.593194502">
                <text:p>71.59319450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1.702876352">
                <text:p>71.70287635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.812481902">
                <text:p>71.812481902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1.921980642">
                <text:p>71.921980642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2.031448862">
                <text:p>72.031448862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2.140962862">
                <text:p>72.140962862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.250522636">
                <text:p>72.250522636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2.360204486">
                <text:p>72.360204486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2.470069446">
                <text:p>72.47006944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2.580605796">
                <text:p>72.580605796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2.691844066">
                <text:p>72.691844066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2.803570626">
                <text:p>72.803570626</text:p>
              </table:table-cell>
              <table:table-cell office:value-type="float" office:value="8.950423">
                <text:p>8.9504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2.91570918">
                <text:p>72.91570918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.02800032">
                <text:p>73.02800032</text:p>
              </table:table-cell>
              <table:table-cell office:value-type="float" office:value="8.905422">
                <text:p>8.9054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3.13997102">
                <text:p>73.13997102</text:p>
              </table:table-cell>
              <table:table-cell office:value-type="float" office:value="8.930907">
                <text:p>8.9309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3.25171284">
                <text:p>73.25171284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3.363637764">
                <text:p>73.363637764</text:p>
              </table:table-cell>
              <table:table-cell office:value-type="float" office:value="8.93456">
                <text:p>8.934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3.475791574">
                <text:p>73.475791574</text:p>
              </table:table-cell>
              <table:table-cell office:value-type="float" office:value="8.9163265">
                <text:p>8.91632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3.588235304">
                <text:p>73.588235304</text:p>
              </table:table-cell>
              <table:table-cell office:value-type="float" office:value="8.893337">
                <text:p>8.8933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3.70083163">
                <text:p>73.70083163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3.81353477">
                <text:p>73.81353477</text:p>
              </table:table-cell>
              <table:table-cell office:value-type="float" office:value="8.872868">
                <text:p>8.8728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3.92645153">
                <text:p>73.92645153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.039917614">
                <text:p>74.03991761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.154024584">
                <text:p>74.154024584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.268833464">
                <text:p>74.268833464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4.384176409">
                <text:p>74.384176409</text:p>
              </table:table-cell>
              <table:table-cell office:value-type="float" office:value="8.669798">
                <text:p>8.6697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.4997024689999">
                <text:p>74.4997024689999</text:p>
              </table:table-cell>
              <table:table-cell office:value-type="float" office:value="8.656055">
                <text:p>8.6560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.6152590439999">
                <text:p>74.6152590439999</text:p>
              </table:table-cell>
              <table:table-cell office:value-type="float" office:value="8.6537695">
                <text:p>8.65376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4.7306477639999">
                <text:p>74.7306477639999</text:p>
              </table:table-cell>
              <table:table-cell office:value-type="float" office:value="8.666358">
                <text:p>8.6663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4.8454871639999">
                <text:p>74.8454871639999</text:p>
              </table:table-cell>
              <table:table-cell office:value-type="float" office:value="8.707813">
                <text:p>8.7078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4.9601739739999">
                <text:p>74.9601739739999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5.0753795899999">
                <text:p>75.0753795899999</text:p>
              </table:table-cell>
              <table:table-cell office:value-type="float" office:value="8.680133">
                <text:p>8.6801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5.1910887499999">
                <text:p>75.1910887499999</text:p>
              </table:table-cell>
              <table:table-cell office:value-type="float" office:value="8.642358">
                <text:p>8.6423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5.3069199799999">
                <text:p>75.3069199799999</text:p>
              </table:table-cell>
              <table:table-cell office:value-type="float" office:value="8.63325">
                <text:p>8.633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5.4226291399999">
                <text:p>75.4226291399999</text:p>
              </table:table-cell>
              <table:table-cell office:value-type="float" office:value="8.642358">
                <text:p>8.6423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5.5382620099999">
                <text:p>75.5382620099999</text:p>
              </table:table-cell>
              <table:table-cell office:value-type="float" office:value="8.64806">
                <text:p>8.648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5.6539253999999">
                <text:p>75.6539253999999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5.7697413749999">
                <text:p>75.7697413749999</text:p>
              </table:table-cell>
              <table:table-cell office:value-type="float" office:value="8.634387">
                <text:p>8.6343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5.8855878649999">
                <text:p>75.885587864999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6.0014343549999">
                <text:p>76.001434354999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.1172808449999">
                <text:p>76.117280844999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.2329289749999">
                <text:p>76.2329289749999</text:p>
              </table:table-cell>
              <table:table-cell office:value-type="float" office:value="8.646919">
                <text:p>8.6469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6.3478141489999">
                <text:p>76.3478141489999</text:p>
              </table:table-cell>
              <table:table-cell office:value-type="float" office:value="8.704344">
                <text:p>8.7043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6.4618448229999">
                <text:p>76.4618448229999</text:p>
              </table:table-cell>
              <table:table-cell office:value-type="float" office:value="8.769569">
                <text:p>8.7695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6.5754940229999">
                <text:p>76.5754940229999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6.6889448479999">
                <text:p>76.6889448479999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6.8020447179999">
                <text:p>76.8020447179999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6.9142900839999">
                <text:p>76.9142900839999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7.0256809439999">
                <text:p>77.0256809439999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7.1362783379999">
                <text:p>77.1362783379999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7.2463721779999">
                <text:p>77.2463721779999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7.3561760979999">
                <text:p>77.3561760979999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7.4657663879999">
                <text:p>77.4657663879999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7.5752803879999">
                <text:p>77.5752803879999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7.6848249039999">
                <text:p>77.6848249039999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7.7944304539999">
                <text:p>77.7944304539999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7.9043869639999">
                <text:p>77.9043869639999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8.0148470239999">
                <text:p>78.0148470239999</text:p>
              </table:table-cell>
              <table:table-cell office:value-type="float" office:value="9.053045">
                <text:p>9.0530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.1261768479999">
                <text:p>78.1261768479999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.2382848879999">
                <text:p>78.2382848879999</text:p>
              </table:table-cell>
              <table:table-cell office:value-type="float" office:value="8.919968">
                <text:p>8.9199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.3510948379999">
                <text:p>78.3510948379999</text:p>
              </table:table-cell>
              <table:table-cell office:value-type="float" office:value="8.864467">
                <text:p>8.8644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8.4644083339999">
                <text:p>78.4644083339999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8.5781185639999">
                <text:p>78.5781185639999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8.6919508639999">
                <text:p>78.6919508639999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8.8057831639999">
                <text:p>78.8057831639999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8.9198290939999">
                <text:p>78.9198290939999</text:p>
              </table:table-cell>
              <table:table-cell office:value-type="float" office:value="8.768396">
                <text:p>8.7683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.0342717539999">
                <text:p>79.034271753999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.1490806339999">
                <text:p>79.1490806339999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.2644235789999">
                <text:p>79.2644235789999</text:p>
              </table:table-cell>
              <table:table-cell office:value-type="float" office:value="8.669798">
                <text:p>8.6697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9.3802242949999">
                <text:p>79.3802242949999</text:p>
              </table:table-cell>
              <table:table-cell office:value-type="float" office:value="8.635525">
                <text:p>8.6355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9.4960097549999">
                <text:p>79.496009754999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9.6118562449999">
                <text:p>79.611856244999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9.7277179949999">
                <text:p>79.7277179949999</text:p>
              </table:table-cell>
              <table:table-cell office:value-type="float" office:value="8.630976">
                <text:p>8.6309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9.8435950049999">
                <text:p>79.8435950049999</text:p>
              </table:table-cell>
              <table:table-cell office:value-type="float" office:value="8.629839">
                <text:p>8.6298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9.9594414949999">
                <text:p>79.959441494999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.0749675549998">
                <text:p>80.0749675549998</text:p>
              </table:table-cell>
              <table:table-cell office:value-type="float" office:value="8.656055">
                <text:p>8.656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.1897916949998">
                <text:p>80.1897916949998</text:p>
              </table:table-cell>
              <table:table-cell office:value-type="float" office:value="8.70897">
                <text:p>8.708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0.3042648749998">
                <text:p>80.3042648749998</text:p>
              </table:table-cell>
              <table:table-cell office:value-type="float" office:value="8.73567">
                <text:p>8.735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0.4188143549998">
                <text:p>80.4188143549998</text:p>
              </table:table-cell>
              <table:table-cell office:value-type="float" office:value="8.729852">
                <text:p>8.7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0.5361867449998">
                <text:p>80.5361867449998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0.6606698449999">
                <text:p>80.6606698449999</text:p>
              </table:table-cell>
              <table:table-cell office:value-type="float" office:value="8.033219">
                <text:p>8.0332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0.8319676149998">
                <text:p>80.8319676149998</text:p>
              </table:table-cell>
              <table:table-cell office:value-type="float" office:value="5.8377876">
                <text:p>5.83778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.8554055149999">
                <text:p>81.8554055149999</text:p>
              </table:table-cell>
              <table:table-cell office:value-type="float" office:value="0.97709894">
                <text:p>0.977098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.0986495849999">
                <text:p>82.0986495849999</text:p>
              </table:table-cell>
              <table:table-cell office:value-type="float" office:value="4.1110973">
                <text:p>4.11109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.2347142849999">
                <text:p>82.2347142849999</text:p>
              </table:table-cell>
              <table:table-cell office:value-type="float" office:value="7.3494453">
                <text:p>7.34944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.3400625749999">
                <text:p>82.3400625749999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.4364385549999">
                <text:p>82.4364385549999</text:p>
              </table:table-cell>
              <table:table-cell office:value-type="float" office:value="10.376029">
                <text:p>10.3760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.5383688249999">
                <text:p>82.5383688249999</text:p>
              </table:table-cell>
              <table:table-cell office:value-type="float" office:value="9.810628">
                <text:p>9.8106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.6490577749999">
                <text:p>82.6490577749999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2.7707179549999">
                <text:p>82.7707179549999</text:p>
              </table:table-cell>
              <table:table-cell office:value-type="float" office:value="8.219616">
                <text:p>8.2196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.9063096249999">
                <text:p>82.9063096249999</text:p>
              </table:table-cell>
              <table:table-cell office:value-type="float" office:value="7.3750844">
                <text:p>7.37508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.0615701749998">
                <text:p>83.0615701749998</text:p>
              </table:table-cell>
              <table:table-cell office:value-type="float" office:value="6.4407864">
                <text:p>6.44078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.2482032749998">
                <text:p>83.2482032749998</text:p>
              </table:table-cell>
              <table:table-cell office:value-type="float" office:value="5.3581066">
                <text:p>5.35810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.4725719349998">
                <text:p>83.4725719349998</text:p>
              </table:table-cell>
              <table:table-cell office:value-type="float" office:value="4.4569507">
                <text:p>4.45695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.7164568849998">
                <text:p>83.7164568849998</text:p>
              </table:table-cell>
              <table:table-cell office:value-type="float" office:value="4.1002936">
                <text:p>4.10029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.9288014249998">
                <text:p>83.9288014249998</text:p>
              </table:table-cell>
              <table:table-cell office:value-type="float" office:value="4.709327">
                <text:p>4.70932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.1071183649998">
                <text:p>84.1071183649998</text:p>
              </table:table-cell>
              <table:table-cell office:value-type="float" office:value="5.6079926">
                <text:p>5.60799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.2564736649998">
                <text:p>84.2564736649998</text:p>
              </table:table-cell>
              <table:table-cell office:value-type="float" office:value="6.695443">
                <text:p>6.6954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.3830777749998">
                <text:p>84.3830777749998</text:p>
              </table:table-cell>
              <table:table-cell office:value-type="float" office:value="7.898638">
                <text:p>7.8986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4946517449998">
                <text:p>84.4946517449998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.5983673149998">
                <text:p>84.5983673149998</text:p>
              </table:table-cell>
              <table:table-cell office:value-type="float" office:value="9.641754">
                <text:p>9.6417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.7031357649998">
                <text:p>84.7031357649998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.8168307349998">
                <text:p>84.8168307349998</text:p>
              </table:table-cell>
              <table:table-cell office:value-type="float" office:value="8.795464">
                <text:p>8.7954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.9439689049998">
                <text:p>84.9439689049998</text:p>
              </table:table-cell>
              <table:table-cell office:value-type="float" office:value="7.8654585">
                <text:p>7.86545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.0926375549998">
                <text:p>85.0926375549998</text:p>
              </table:table-cell>
              <table:table-cell office:value-type="float" office:value="6.726368">
                <text:p>6.7263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.2855115949998">
                <text:p>85.2855115949998</text:p>
              </table:table-cell>
              <table:table-cell office:value-type="float" office:value="5.184731">
                <text:p>5.1847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.5382772949998">
                <text:p>85.5382772949998</text:p>
              </table:table-cell>
              <table:table-cell office:value-type="float" office:value="3.956233">
                <text:p>3.9562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.8354009649998">
                <text:p>85.8354009649998</text:p>
              </table:table-cell>
              <table:table-cell office:value-type="float" office:value="3.365602">
                <text:p>3.3656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6.1376211649998">
                <text:p>86.1376211649998</text:p>
              </table:table-cell>
              <table:table-cell office:value-type="float" office:value="3.3088458">
                <text:p>3.30884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.3713588549998">
                <text:p>86.3713588549998</text:p>
              </table:table-cell>
              <table:table-cell office:value-type="float" office:value="4.2783003">
                <text:p>4.2783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6.5457847449998">
                <text:p>86.5457847449998</text:p>
              </table:table-cell>
              <table:table-cell office:value-type="float" office:value="5.733094">
                <text:p>5.7330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.6841383049998">
                <text:p>86.6841383049998</text:p>
              </table:table-cell>
              <table:table-cell office:value-type="float" office:value="7.227859">
                <text:p>7.2278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.8007782689998">
                <text:p>86.8007782689998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.9062638889998">
                <text:p>86.9062638889998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7.0137942149998">
                <text:p>87.0137942149998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7.1342794549998">
                <text:p>87.1342794549998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7.2710155549998">
                <text:p>87.2710155549998</text:p>
              </table:table-cell>
              <table:table-cell office:value-type="float" office:value="7.313358">
                <text:p>7.3133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.4327611949998">
                <text:p>87.4327611949998</text:p>
              </table:table-cell>
              <table:table-cell office:value-type="float" office:value="6.182547">
                <text:p>6.1825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.6545205549998">
                <text:p>87.6545205549998</text:p>
              </table:table-cell>
              <table:table-cell office:value-type="float" office:value="4.5093927">
                <text:p>4.50939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.9866484249998">
                <text:p>87.9866484249998</text:p>
              </table:table-cell>
              <table:table-cell office:value-type="float" office:value="3.0108886">
                <text:p>3.01088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8.4290532649998">
                <text:p>88.4290532649998</text:p>
              </table:table-cell>
              <table:table-cell office:value-type="float" office:value="2.260373">
                <text:p>2.2603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8.7833067049998">
                <text:p>88.7833067049998</text:p>
              </table:table-cell>
              <table:table-cell office:value-type="float" office:value="2.8228376">
                <text:p>2.82283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.0057832449998">
                <text:p>89.0057832449998</text:p>
              </table:table-cell>
              <table:table-cell office:value-type="float" office:value="4.494856">
                <text:p>4.4948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9.1624170949998">
                <text:p>89.1624170949998</text:p>
              </table:table-cell>
              <table:table-cell office:value-type="float" office:value="6.384316">
                <text:p>6.3843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.2864576849998">
                <text:p>89.2864576849998</text:p>
              </table:table-cell>
              <table:table-cell office:value-type="float" office:value="8.061877">
                <text:p>8.0618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9.3924468509998">
                <text:p>89.3924468509998</text:p>
              </table:table-cell>
              <table:table-cell office:value-type="float" office:value="9.434926">
                <text:p>9.4349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9.4966964909998">
                <text:p>89.496696490999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.6137637109998">
                <text:p>89.6137637109998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9.7477226609998">
                <text:p>89.7477226609998</text:p>
              </table:table-cell>
              <table:table-cell office:value-type="float" office:value="7.464973">
                <text:p>7.4649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9.9055162109998">
                <text:p>89.9055162109998</text:p>
              </table:table-cell>
              <table:table-cell office:value-type="float" office:value="6.3373947">
                <text:p>6.33739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0.1149310209998">
                <text:p>90.1149310209998</text:p>
              </table:table-cell>
              <table:table-cell office:value-type="float" office:value="4.775212">
                <text:p>4.7752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0.4057679809998">
                <text:p>90.4057679809998</text:p>
              </table:table-cell>
              <table:table-cell office:value-type="float" office:value="3.4383523">
                <text:p>3.43835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0.8669719109998">
                <text:p>90.8669719109998</text:p>
              </table:table-cell>
              <table:table-cell office:value-type="float" office:value="2.1682382">
                <text:p>2.16823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1.2641795109998">
                <text:p>91.2641795109998</text:p>
              </table:table-cell>
              <table:table-cell office:value-type="float" office:value="2.5175753">
                <text:p>2.517575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1.4861525009998">
                <text:p>91.4861525009998</text:p>
              </table:table-cell>
              <table:table-cell office:value-type="float" office:value="4.5050526">
                <text:p>4.50505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1.6431525809998">
                <text:p>91.6431525809998</text:p>
              </table:table-cell>
              <table:table-cell office:value-type="float" office:value="6.3694234">
                <text:p>6.36942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1.7667964309998">
                <text:p>91.7667964309998</text:p>
              </table:table-cell>
              <table:table-cell office:value-type="float" office:value="8.087746">
                <text:p>8.0877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1.8713207309998">
                <text:p>91.8713207309998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1.9726101149998">
                <text:p>91.9726101149998</text:p>
              </table:table-cell>
              <table:table-cell office:value-type="float" office:value="9.872704">
                <text:p>9.8727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2.0821546309998">
                <text:p>92.0821546309998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2.2023957209998">
                <text:p>92.2023957209998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2.3360952709998">
                <text:p>92.3360952709998</text:p>
              </table:table-cell>
              <table:table-cell office:value-type="float" office:value="7.4794564">
                <text:p>7.47945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2.4894789609998">
                <text:p>92.4894789609998</text:p>
              </table:table-cell>
              <table:table-cell office:value-type="float" office:value="6.519598">
                <text:p>6.5195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.6762341309998">
                <text:p>92.6762341309998</text:p>
              </table:table-cell>
              <table:table-cell office:value-type="float" office:value="5.3546042">
                <text:p>5.35460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2.8997330309998">
                <text:p>92.8997330309998</text:p>
              </table:table-cell>
              <table:table-cell office:value-type="float" office:value="4.474295">
                <text:p>4.4742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.1267414909998">
                <text:p>93.1267414909998</text:p>
              </table:table-cell>
              <table:table-cell office:value-type="float" office:value="4.4051223">
                <text:p>4.4051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3.3378958309998">
                <text:p>93.3378958309998</text:p>
              </table:table-cell>
              <table:table-cell office:value-type="float" office:value="4.7358723">
                <text:p>4.73587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3.5115892809998">
                <text:p>93.5115892809998</text:p>
              </table:table-cell>
              <table:table-cell office:value-type="float" office:value="5.7572694">
                <text:p>5.75726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.6582437409998">
                <text:p>93.6582437409998</text:p>
              </table:table-cell>
              <table:table-cell office:value-type="float" office:value="6.8187494">
                <text:p>6.81874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3.7858854609998">
                <text:p>93.7858854609998</text:p>
              </table:table-cell>
              <table:table-cell office:value-type="float" office:value="7.8344293">
                <text:p>7.83442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3.9002823459998">
                <text:p>93.9002823459998</text:p>
              </table:table-cell>
              <table:table-cell office:value-type="float" office:value="8.741496">
                <text:p>8.7414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4.0081788899998">
                <text:p>94.0081788899998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4.1128862949998">
                <text:p>94.1128862949998</text:p>
              </table:table-cell>
              <table:table-cell office:value-type="float" office:value="9.550424">
                <text:p>9.5504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4.2215457949998">
                <text:p>94.2215457949998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4.3419089649998">
                <text:p>94.3419089649998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4.4769665649998">
                <text:p>94.4769665649998</text:p>
              </table:table-cell>
              <table:table-cell office:value-type="float" office:value="7.404248">
                <text:p>7.4042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4.6315404549998">
                <text:p>94.6315404549998</text:p>
              </table:table-cell>
              <table:table-cell office:value-type="float" office:value="6.469398">
                <text:p>6.4693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4.8214694949997">
                <text:p>94.8214694949997</text:p>
              </table:table-cell>
              <table:table-cell office:value-type="float" office:value="5.265124">
                <text:p>5.2651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5.0473030149997">
                <text:p>95.0473030149997</text:p>
              </table:table-cell>
              <table:table-cell office:value-type="float" office:value="4.4280405">
                <text:p>4.42804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5.2672923249997">
                <text:p>95.2672923249997</text:p>
              </table:table-cell>
              <table:table-cell office:value-type="float" office:value="4.5456753">
                <text:p>4.54567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5.4657053849997">
                <text:p>95.4657053849997</text:p>
              </table:table-cell>
              <table:table-cell office:value-type="float" office:value="5.039991">
                <text:p>5.039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.6349126749997">
                <text:p>95.6349126749997</text:p>
              </table:table-cell>
              <table:table-cell office:value-type="float" office:value="5.9099107">
                <text:p>5.90991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5.7794308749997">
                <text:p>95.7794308749997</text:p>
              </table:table-cell>
              <table:table-cell office:value-type="float" office:value="6.9195437">
                <text:p>6.91954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5.9054398749997">
                <text:p>95.9054398749997</text:p>
              </table:table-cell>
              <table:table-cell office:value-type="float" office:value="7.9359407">
                <text:p>7.93594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6.0186770749997">
                <text:p>96.0186770749997</text:p>
              </table:table-cell>
              <table:table-cell office:value-type="float" office:value="8.83102">
                <text:p>8.831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.1248188249997">
                <text:p>96.1248188249997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6.2302739249997">
                <text:p>96.2302739249997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.3397116289997">
                <text:p>96.3397116289997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6.4534218589997">
                <text:p>96.4534218589997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.5736934689997">
                <text:p>96.5736934689997</text:p>
              </table:table-cell>
              <table:table-cell office:value-type="float" office:value="8.314514">
                <text:p>8.3145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6.7011520889997">
                <text:p>96.7011520889997</text:p>
              </table:table-cell>
              <table:table-cell office:value-type="float" office:value="7.845684">
                <text:p>7.8456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6.8354009589997">
                <text:p>96.8354009589997</text:p>
              </table:table-cell>
              <table:table-cell office:value-type="float" office:value="7.448852">
                <text:p>7.4488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6.9763027589997">
                <text:p>96.9763027589997</text:p>
              </table:table-cell>
              <table:table-cell office:value-type="float" office:value="7.0971413">
                <text:p>7.0971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7.1164721389997">
                <text:p>97.1164721389997</text:p>
              </table:table-cell>
              <table:table-cell office:value-type="float" office:value="7.134226">
                <text:p>7.1342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7.2492256289997">
                <text:p>97.2492256289997</text:p>
              </table:table-cell>
              <table:table-cell office:value-type="float" office:value="7.5327587">
                <text:p>7.53275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7.3751430789997">
                <text:p>97.3751430789997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.4928511729997">
                <text:p>97.4928511729997</text:p>
              </table:table-cell>
              <table:table-cell office:value-type="float" office:value="8.495592">
                <text:p>8.4955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7.6031281229997">
                <text:p>97.6031281229997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7.7092851329997">
                <text:p>97.7092851329997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7.8152590429997">
                <text:p>97.8152590429997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7.9252002929997">
                <text:p>97.9252002929997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.0395666629997">
                <text:p>98.0395666629997</text:p>
              </table:table-cell>
              <table:table-cell office:value-type="float" office:value="8.743829">
                <text:p>8.7438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8.1601892329997">
                <text:p>98.1601892329997</text:p>
              </table:table-cell>
              <table:table-cell office:value-type="float" office:value="8.290322">
                <text:p>8.2903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8.2872968829997">
                <text:p>98.2872968829997</text:p>
              </table:table-cell>
              <table:table-cell office:value-type="float" office:value="7.8673472">
                <text:p>7.86734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8.4257877729997">
                <text:p>98.4257877729997</text:p>
              </table:table-cell>
              <table:table-cell office:value-type="float" office:value="7.2206917">
                <text:p>7.22069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8.5824674029997">
                <text:p>98.5824674029997</text:p>
              </table:table-cell>
              <table:table-cell office:value-type="float" office:value="6.3824506">
                <text:p>6.38245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8.7467918029997">
                <text:p>98.7467918029997</text:p>
              </table:table-cell>
              <table:table-cell office:value-type="float" office:value="6.0855236">
                <text:p>6.08552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8.9013809529997">
                <text:p>98.9013809529997</text:p>
              </table:table-cell>
              <table:table-cell office:value-type="float" office:value="6.4687595">
                <text:p>6.46875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0428015729997">
                <text:p>99.0428015729997</text:p>
              </table:table-cell>
              <table:table-cell office:value-type="float" office:value="7.0711045">
                <text:p>7.07110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1731593929997">
                <text:p>99.1731593929997</text:p>
              </table:table-cell>
              <table:table-cell office:value-type="float" office:value="7.671193">
                <text:p>7.67119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2915388829997">
                <text:p>99.2915388829997</text:p>
              </table:table-cell>
              <table:table-cell office:value-type="float" office:value="8.447409">
                <text:p>8.4474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4020294579997">
                <text:p>99.4020294579997</text:p>
              </table:table-cell>
              <table:table-cell office:value-type="float" office:value="9.050546">
                <text:p>9.0505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.5071183379997">
                <text:p>99.5071183379997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6106050279997">
                <text:p>99.6106050279997</text:p>
              </table:table-cell>
              <table:table-cell office:value-type="float" office:value="9.663078">
                <text:p>9.6630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9.7175097379997">
                <text:p>99.7175097379997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8298466579997">
                <text:p>99.8298466579997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9467307629997">
                <text:p>99.9467307629997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.066681933">
                <text:p>100.066681933</text:p>
              </table:table-cell>
              <table:table-cell office:value-type="float" office:value="8.336726">
                <text:p>8.3367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.188601523">
                <text:p>100.188601523</text:p>
              </table:table-cell>
              <table:table-cell office:value-type="float" office:value="8.202127">
                <text:p>8.2021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.312092788">
                <text:p>100.312092788</text:p>
              </table:table-cell>
              <table:table-cell office:value-type="float" office:value="8.097738">
                <text:p>8.0977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.436758998">
                <text:p>100.436758998</text:p>
              </table:table-cell>
              <table:table-cell office:value-type="float" office:value="8.0214205">
                <text:p>8.02142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.560616478">
                <text:p>100.560616478</text:p>
              </table:table-cell>
              <table:table-cell office:value-type="float" office:value="8.073796">
                <text:p>8.0737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.680491358">
                <text:p>100.680491358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.794079518">
                <text:p>100.79407951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.901228368">
                <text:p>100.901228368</text:p>
              </table:table-cell>
              <table:table-cell office:value-type="float" office:value="9.332811">
                <text:p>9.3328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1.006332508">
                <text:p>101.006332508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1.112718408">
                <text:p>101.112718408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1.220386068">
                <text:p>101.220386068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1.329411778">
                <text:p>101.329411778</text:p>
              </table:table-cell>
              <table:table-cell office:value-type="float" office:value="9.172149">
                <text:p>9.1721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.439719248">
                <text:p>101.439719248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1.551354258">
                <text:p>101.551354258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1.664408358">
                <text:p>101.664408358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1.778683173">
                <text:p>101.778683173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1.893720943">
                <text:p>101.893720943</text:p>
              </table:table-cell>
              <table:table-cell office:value-type="float" office:value="8.692798">
                <text:p>8.6927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2.008758713">
                <text:p>102.008758713</text:p>
              </table:table-cell>
              <table:table-cell office:value-type="float" office:value="8.692798">
                <text:p>8.6927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2.123369229">
                <text:p>102.123369229</text:p>
              </table:table-cell>
              <table:table-cell office:value-type="float" office:value="8.7252035">
                <text:p>8.72520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.237689819">
                <text:p>102.237689819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2.352208779">
                <text:p>102.352208779</text:p>
              </table:table-cell>
              <table:table-cell office:value-type="float" office:value="8.732179">
                <text:p>8.7321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2.467185509">
                <text:p>102.467185509</text:p>
              </table:table-cell>
              <table:table-cell office:value-type="float" office:value="8.6974125">
                <text:p>8.6974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2.582650524">
                <text:p>102.582650524</text:p>
              </table:table-cell>
              <table:table-cell office:value-type="float" office:value="8.660632">
                <text:p>8.6606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2.699015824">
                <text:p>102.699015824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2.816067784">
                <text:p>102.816067784</text:p>
              </table:table-cell>
              <table:table-cell office:value-type="float" office:value="8.543215">
                <text:p>8.5432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2.932845074">
                <text:p>102.932845074</text:p>
              </table:table-cell>
              <table:table-cell office:value-type="float" office:value="8.563309">
                <text:p>8.5633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3.049469779">
                <text:p>103.049469779</text:p>
              </table:table-cell>
              <table:table-cell office:value-type="float" office:value="8.5745125">
                <text:p>8.57451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3.166811655">
                <text:p>103.166811655</text:p>
              </table:table-cell>
              <table:table-cell office:value-type="float" office:value="8.522107">
                <text:p>8.5221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3.285038555">
                <text:p>103.285038555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3.402746649">
                <text:p>103.402746649</text:p>
              </table:table-cell>
              <table:table-cell office:value-type="float" office:value="8.495592">
                <text:p>8.4955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3.519279799">
                <text:p>103.519279799</text:p>
              </table:table-cell>
              <table:table-cell office:value-type="float" office:value="8.581249">
                <text:p>8.5812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3.636606419">
                <text:p>103.636606419</text:p>
              </table:table-cell>
              <table:table-cell office:value-type="float" office:value="8.523215">
                <text:p>8.5232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3.755779379">
                <text:p>103.755779379</text:p>
              </table:table-cell>
              <table:table-cell office:value-type="float" office:value="8.391165">
                <text:p>8.3911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3.874860789">
                <text:p>103.874860789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3.991821199">
                <text:p>103.991821199</text:p>
              </table:table-cell>
              <table:table-cell office:value-type="float" office:value="8.549902">
                <text:p>8.5499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4.107881319">
                <text:p>104.107881319</text:p>
              </table:table-cell>
              <table:table-cell office:value-type="float" office:value="8.616224">
                <text:p>8.6162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4.225268969">
                <text:p>104.225268969</text:p>
              </table:table-cell>
              <table:table-cell office:value-type="float" office:value="8.518784">
                <text:p>8.5187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4.343572164">
                <text:p>104.343572164</text:p>
              </table:table-cell>
              <table:table-cell office:value-type="float" office:value="8.452857">
                <text:p>8.4528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4.460349454">
                <text:p>104.460349454</text:p>
              </table:table-cell>
              <table:table-cell office:value-type="float" office:value="8.563309">
                <text:p>8.5633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4.574532714">
                <text:p>104.574532714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4.688120874">
                <text:p>104.68812087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4.802990789">
                <text:p>104.802990789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.918440549">
                <text:p>104.918440549</text:p>
              </table:table-cell>
              <table:table-cell office:value-type="float" office:value="8.661777">
                <text:p>8.6617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5.032455964">
                <text:p>105.03245596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5.144716589">
                <text:p>105.144716589</text:p>
              </table:table-cell>
              <table:table-cell office:value-type="float" office:value="8.907844">
                <text:p>8.9078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5.257099284">
                <text:p>105.257099284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.370901069">
                <text:p>105.370901069</text:p>
              </table:table-cell>
              <table:table-cell office:value-type="float" office:value="8.787209">
                <text:p>8.7872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5.485267439">
                <text:p>105.485267439</text:p>
              </table:table-cell>
              <table:table-cell office:value-type="float" office:value="8.743829">
                <text:p>8.7438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5.598672489">
                <text:p>105.59867248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5.711375629">
                <text:p>105.711375629</text:p>
              </table:table-cell>
              <table:table-cell office:value-type="float" office:value="8.872868">
                <text:p>8.8728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5.824918014">
                <text:p>105.824918014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5.939345414">
                <text:p>105.939345414</text:p>
              </table:table-cell>
              <table:table-cell office:value-type="float" office:value="8.739165">
                <text:p>8.7391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6.053116684">
                <text:p>106.053116684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6.165850339">
                <text:p>106.165850339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6.279026509">
                <text:p>106.279026509</text:p>
              </table:table-cell>
              <table:table-cell office:value-type="float" office:value="8.835783">
                <text:p>8.8357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6.393133479">
                <text:p>106.393133479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6.506935264">
                <text:p>106.506935264</text:p>
              </table:table-cell>
              <table:table-cell office:value-type="float" office:value="8.787209">
                <text:p>8.7872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6.619409514">
                <text:p>106.619409514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6.731914279">
                <text:p>106.731914279</text:p>
              </table:table-cell>
              <table:table-cell office:value-type="float" office:value="8.888513">
                <text:p>8.8885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6.845746579">
                <text:p>106.845746579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.960387609">
                <text:p>106.960387609</text:p>
              </table:table-cell>
              <table:table-cell office:value-type="float" office:value="8.72288">
                <text:p>8.722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7.074326723">
                <text:p>107.074326723</text:p>
              </table:table-cell>
              <table:table-cell office:value-type="float" office:value="8.776617">
                <text:p>8.7766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7.187151933">
                <text:p>107.187151933</text:p>
              </table:table-cell>
              <table:table-cell office:value-type="float" office:value="8.863268">
                <text:p>8.8632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7.300511203">
                <text:p>107.300511203</text:p>
              </table:table-cell>
              <table:table-cell office:value-type="float" office:value="8.82151">
                <text:p>8.821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7.415701563">
                <text:p>107.415701563</text:p>
              </table:table-cell>
              <table:table-cell office:value-type="float" office:value="8.681282">
                <text:p>8.68128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7.532066863">
                <text:p>107.532066863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7.647592923">
                <text:p>107.647592923</text:p>
              </table:table-cell>
              <table:table-cell office:value-type="float" office:value="8.656055">
                <text:p>8.656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7.761745667">
                <text:p>107.761745667</text:p>
              </table:table-cell>
              <table:table-cell office:value-type="float" office:value="8.760192">
                <text:p>8.7601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7.876020482">
                <text:p>107.876020482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7.991378682">
                <text:p>107.991378682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8.106981032">
                <text:p>108.106981032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8.221347402">
                <text:p>108.221347402</text:p>
              </table:table-cell>
              <table:table-cell office:value-type="float" office:value="8.743829">
                <text:p>8.7438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8.334752452">
                <text:p>108.334752452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8.449210372">
                <text:p>108.449210372</text:p>
              </table:table-cell>
              <table:table-cell office:value-type="float" office:value="8.736835">
                <text:p>8.7368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8.565346792">
                <text:p>108.565346792</text:p>
              </table:table-cell>
              <table:table-cell office:value-type="float" office:value="8.610564">
                <text:p>8.6105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8.680842332">
                <text:p>108.680842332</text:p>
              </table:table-cell>
              <table:table-cell office:value-type="float" office:value="8.658342">
                <text:p>8.6583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8.793743832">
                <text:p>108.793743832</text:p>
              </table:table-cell>
              <table:table-cell office:value-type="float" office:value="8.857278">
                <text:p>8.8572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8.904860032">
                <text:p>108.904860032</text:p>
              </table:table-cell>
              <table:table-cell office:value-type="float" office:value="8.999588">
                <text:p>8.9995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9.017288502">
                <text:p>109.017288502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9.132463602">
                <text:p>109.132463602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9.248294832">
                <text:p>109.248294832</text:p>
              </table:table-cell>
              <table:table-cell office:value-type="float" office:value="8.63325">
                <text:p>8.633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9.363210522">
                <text:p>109.363210522</text:p>
              </table:table-cell>
              <table:table-cell office:value-type="float" office:value="8.702032">
                <text:p>8.7020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9.476997048">
                <text:p>109.476997048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9.590417358">
                <text:p>109.590417358</text:p>
              </table:table-cell>
              <table:table-cell office:value-type="float" office:value="8.816763">
                <text:p>8.8167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9.705439868">
                <text:p>109.705439868</text:p>
              </table:table-cell>
              <table:table-cell office:value-type="float" office:value="8.693951">
                <text:p>8.6939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9.822171388">
                <text:p>109.822171388</text:p>
              </table:table-cell>
              <table:table-cell office:value-type="float" office:value="8.566667">
                <text:p>8.566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9.938384098">
                <text:p>109.938384098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0.053574458">
                <text:p>110.053574458</text:p>
              </table:table-cell>
              <table:table-cell office:value-type="float" office:value="8.681282">
                <text:p>8.6812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0.167940828">
                <text:p>110.167940828</text:p>
              </table:table-cell>
              <table:table-cell office:value-type="float" office:value="8.743829">
                <text:p>8.7438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0.282444532">
                <text:p>110.282444532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0.398397836">
                <text:p>110.398397836</text:p>
              </table:table-cell>
              <table:table-cell office:value-type="float" office:value="8.624161">
                <text:p>8.6241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0.515617642">
                <text:p>110.515617642</text:p>
              </table:table-cell>
              <table:table-cell office:value-type="float" office:value="8.530982">
                <text:p>8.5309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0.632105022">
                <text:p>110.632105022</text:p>
              </table:table-cell>
              <table:table-cell office:value-type="float" office:value="8.584621">
                <text:p>8.5846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0.747615822">
                <text:p>110.747615822</text:p>
              </table:table-cell>
              <table:table-cell office:value-type="float" office:value="8.657199">
                <text:p>8.6571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0.863523352">
                <text:p>110.86352335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0.981734992">
                <text:p>110.981734992</text:p>
              </table:table-cell>
              <table:table-cell office:value-type="float" office:value="8.459403">
                <text:p>8.4594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1.101030022">
                <text:p>111.101030022</text:p>
              </table:table-cell>
              <table:table-cell office:value-type="float" office:value="8.382579">
                <text:p>8.38257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1.219363732">
                <text:p>111.219363732</text:p>
              </table:table-cell>
              <table:table-cell office:value-type="float" office:value="8.450677">
                <text:p>8.4506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1.336858202">
                <text:p>111.336858202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1.453742307">
                <text:p>111.453742307</text:p>
              </table:table-cell>
              <table:table-cell office:value-type="float" office:value="8.555484">
                <text:p>8.5554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1.572259132">
                <text:p>111.572259132</text:p>
              </table:table-cell>
              <table:table-cell office:value-type="float" office:value="8.437621">
                <text:p>8.4376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1.692607032">
                <text:p>111.692607032</text:p>
              </table:table-cell>
              <table:table-cell office:value-type="float" office:value="8.309243">
                <text:p>8.3092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1.812329316">
                <text:p>111.812329316</text:p>
              </table:table-cell>
              <table:table-cell office:value-type="float" office:value="8.352664">
                <text:p>8.3526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1.931029246">
                <text:p>111.931029246</text:p>
              </table:table-cell>
              <table:table-cell office:value-type="float" office:value="8.424605">
                <text:p>8.4246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2.048996746">
                <text:p>112.048996746</text:p>
              </table:table-cell>
              <table:table-cell office:value-type="float" office:value="8.476911">
                <text:p>8.4769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2.167864526">
                <text:p>112.167864526</text:p>
              </table:table-cell>
              <table:table-cell office:value-type="float" office:value="8.412709">
                <text:p>8.4127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2.287846216">
                <text:p>112.287846216</text:p>
              </table:table-cell>
              <table:table-cell office:value-type="float" office:value="8.334605">
                <text:p>8.3346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2.40685133">
                <text:p>112.40685133</text:p>
              </table:table-cell>
              <table:table-cell office:value-type="float" office:value="8.403">
                <text:p>8.4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2.52500194">
                <text:p>112.52500194</text:p>
              </table:table-cell>
              <table:table-cell office:value-type="float" office:value="8.463774">
                <text:p>8.4637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2.64289314">
                <text:p>112.64289314</text:p>
              </table:table-cell>
              <table:table-cell office:value-type="float" office:value="8.482397">
                <text:p>8.4823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2.76221869">
                <text:p>112.76221869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2.882826">
                <text:p>112.882826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3.002761915">
                <text:p>113.002761915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3.121858585">
                <text:p>113.121858585</text:p>
              </table:table-cell>
              <table:table-cell office:value-type="float" office:value="8.396541">
                <text:p>8.3965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3.240177035">
                <text:p>113.240177035</text:p>
              </table:table-cell>
              <table:table-cell office:value-type="float" office:value="8.451767">
                <text:p>8.4517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3.358922745">
                <text:p>113.358922745</text:p>
              </table:table-cell>
              <table:table-cell office:value-type="float" office:value="8.421357">
                <text:p>8.4213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3.47924013">
                <text:p>113.47924013</text:p>
              </table:table-cell>
              <table:table-cell office:value-type="float" office:value="8.311351">
                <text:p>8.3113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3.600030545">
                <text:p>113.600030545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3.720027495">
                <text:p>113.720027495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3.839185195">
                <text:p>113.839185195</text:p>
              </table:table-cell>
              <table:table-cell office:value-type="float" office:value="8.39224">
                <text:p>8.392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3.957625725">
                <text:p>113.957625725</text:p>
              </table:table-cell>
              <table:table-cell office:value-type="float" office:value="8.443056">
                <text:p>8.4430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4.07640195">
                <text:p>114.07640195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4.19592587">
                <text:p>114.19592587</text:p>
              </table:table-cell>
              <table:table-cell office:value-type="float" office:value="8.366526">
                <text:p>8.3665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4.3149615">
                <text:p>114.3149615</text:p>
              </table:table-cell>
              <table:table-cell office:value-type="float" office:value="8.400846">
                <text:p>8.4008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.43332573">
                <text:p>114.43332573</text:p>
              </table:table-cell>
              <table:table-cell office:value-type="float" office:value="8.448498">
                <text:p>8.4484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4.55213247">
                <text:p>114.55213247</text:p>
              </table:table-cell>
              <table:table-cell office:value-type="float" office:value="8.417031">
                <text:p>8.4170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4.672678744">
                <text:p>114.672678744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.793484414">
                <text:p>114.793484414</text:p>
              </table:table-cell>
              <table:table-cell office:value-type="float" office:value="8.277757">
                <text:p>8.2777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4.914427424">
                <text:p>114.914427424</text:p>
              </table:table-cell>
              <table:table-cell office:value-type="float" office:value="8.268357">
                <text:p>8.2683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5.035904499">
                <text:p>115.035904499</text:p>
              </table:table-cell>
              <table:table-cell office:value-type="float" office:value="8.232006">
                <text:p>8.2320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5.157351059">
                <text:p>115.157351059</text:p>
              </table:table-cell>
              <table:table-cell office:value-type="float" office:value="8.234075">
                <text:p>8.2340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5.278904429">
                <text:p>115.278904429</text:p>
              </table:table-cell>
              <table:table-cell office:value-type="float" office:value="8.226839">
                <text:p>8.2268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5.400381504">
                <text:p>115.400381504</text:p>
              </table:table-cell>
              <table:table-cell office:value-type="float" office:value="8.232006">
                <text:p>8.2320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5.521644948">
                <text:p>115.521644948</text:p>
              </table:table-cell>
              <table:table-cell office:value-type="float" office:value="8.246509">
                <text:p>8.2465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.642420104">
                <text:p>115.642420104</text:p>
              </table:table-cell>
              <table:table-cell office:value-type="float" office:value="8.279849">
                <text:p>8.2798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5.762676454">
                <text:p>115.762676454</text:p>
              </table:table-cell>
              <table:table-cell office:value-type="float" office:value="8.31557">
                <text:p>8.315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5.882307184">
                <text:p>115.882307184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.001586954">
                <text:p>116.001586954</text:p>
              </table:table-cell>
              <table:table-cell office:value-type="float" office:value="8.383651">
                <text:p>8.3836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6.121583904">
                <text:p>116.121583904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6.241046789">
                <text:p>116.241046789</text:p>
              </table:table-cell>
              <table:table-cell office:value-type="float" office:value="8.370801">
                <text:p>8.3708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6.360296043">
                <text:p>116.360296043</text:p>
              </table:table-cell>
              <table:table-cell office:value-type="float" office:value="8.385797">
                <text:p>8.3857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6.479743669">
                <text:p>116.479743669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6.599679584">
                <text:p>116.599679584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6.71950868">
                <text:p>116.71950868</text:p>
              </table:table-cell>
              <table:table-cell office:value-type="float" office:value="8.345219">
                <text:p>8.3452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6.83817809">
                <text:p>116.83817809</text:p>
              </table:table-cell>
              <table:table-cell office:value-type="float" office:value="8.426771">
                <text:p>8.4267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6.95597774">
                <text:p>116.95597774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7.07440301">
                <text:p>117.07440301</text:p>
              </table:table-cell>
              <table:table-cell office:value-type="float" office:value="8.444143">
                <text:p>8.4441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7.19282828">
                <text:p>117.19282828</text:p>
              </table:table-cell>
              <table:table-cell office:value-type="float" office:value="8.444143">
                <text:p>8.4441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7.31032275">
                <text:p>117.31032275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7.42735945">
                <text:p>117.42735945</text:p>
              </table:table-cell>
              <table:table-cell office:value-type="float" office:value="8.544329">
                <text:p>8.5443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7.54520487">
                <text:p>117.54520487</text:p>
              </table:table-cell>
              <table:table-cell office:value-type="float" office:value="8.485692">
                <text:p>8.4856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7.66401161">
                <text:p>117.66401161</text:p>
              </table:table-cell>
              <table:table-cell office:value-type="float" office:value="8.417031">
                <text:p>8.41703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7.78294043">
                <text:p>117.78294043</text:p>
              </table:table-cell>
              <table:table-cell office:value-type="float" office:value="8.408391">
                <text:p>8.4083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7.9025559">
                <text:p>117.9025559</text:p>
              </table:table-cell>
              <table:table-cell office:value-type="float" office:value="8.360123">
                <text:p>8.3601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8.02319373">
                <text:p>118.02319373</text:p>
              </table:table-cell>
              <table:table-cell office:value-type="float" office:value="8.289274">
                <text:p>8.2892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8.14410622">
                <text:p>118.14410622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8.26445412">
                <text:p>118.26445412</text:p>
              </table:table-cell>
              <table:table-cell office:value-type="float" office:value="8.309243">
                <text:p>8.3092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8.384985135">
                <text:p>118.384985135</text:p>
              </table:table-cell>
              <table:table-cell office:value-type="float" office:value="8.29662">
                <text:p>8.296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8.506248579">
                <text:p>118.506248579</text:p>
              </table:table-cell>
              <table:table-cell office:value-type="float" office:value="8.246509">
                <text:p>8.2465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8.627862983">
                <text:p>118.627862983</text:p>
              </table:table-cell>
              <table:table-cell office:value-type="float" office:value="8.22271">
                <text:p>8.222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8.749248503">
                <text:p>118.749248503</text:p>
              </table:table-cell>
              <table:table-cell office:value-type="float" office:value="8.2382145">
                <text:p>8.23821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8.870725578">
                <text:p>118.870725578</text:p>
              </table:table-cell>
              <table:table-cell office:value-type="float" office:value="8.232006">
                <text:p>8.2320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8.992843528">
                <text:p>118.992843528</text:p>
              </table:table-cell>
              <table:table-cell office:value-type="float" office:value="8.188804">
                <text:p>8.1888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9.114915703">
                <text:p>119.114915703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9.235965523">
                <text:p>119.235965523</text:p>
              </table:table-cell>
              <table:table-cell office:value-type="float" office:value="8.261062">
                <text:p>8.2610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9.356954309">
                <text:p>119.356954309</text:p>
              </table:table-cell>
              <table:table-cell office:value-type="float" office:value="8.265229">
                <text:p>8.2652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9.479636843">
                <text:p>119.479636843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9.604318308">
                <text:p>119.604318308</text:p>
              </table:table-cell>
              <table:table-cell office:value-type="float" office:value="8.020438">
                <text:p>8.0204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9.728496228">
                <text:p>119.728496228</text:p>
              </table:table-cell>
              <table:table-cell office:value-type="float" office:value="8.052962">
                <text:p>8.0529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9.851026174">
                <text:p>119.851026174</text:p>
              </table:table-cell>
              <table:table-cell office:value-type="float" office:value="8.16127">
                <text:p>8.16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9.974425884">
                <text:p>119.974425884</text:p>
              </table:table-cell>
              <table:table-cell office:value-type="float" office:value="8.103746">
                <text:p>8.1037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0.100648514">
                <text:p>120.100648514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0.228564894">
                <text:p>120.228564894</text:p>
              </table:table-cell>
              <table:table-cell office:value-type="float" office:value="7.8176074">
                <text:p>7.81760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0.355245294">
                <text:p>120.355245294</text:p>
              </table:table-cell>
              <table:table-cell office:value-type="float" office:value="7.893881">
                <text:p>7.89388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0.478675524">
                <text:p>120.478675524</text:p>
              </table:table-cell>
              <table:table-cell office:value-type="float" office:value="8.101743">
                <text:p>8.1017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0.598794544">
                <text:p>120.598794544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0.717509734">
                <text:p>120.717509734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0.837399874">
                <text:p>120.837399874</text:p>
              </table:table-cell>
              <table:table-cell office:value-type="float" office:value="8.34097">
                <text:p>8.340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0.958724354">
                <text:p>120.958724354</text:p>
              </table:table-cell>
              <table:table-cell office:value-type="float" office:value="8.24236">
                <text:p>8.242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1.079362184">
                <text:p>121.079362184</text:p>
              </table:table-cell>
              <table:table-cell office:value-type="float" office:value="8.289274">
                <text:p>8.2892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1.198916624">
                <text:p>121.198916624</text:p>
              </table:table-cell>
              <table:table-cell office:value-type="float" office:value="8.36439">
                <text:p>8.364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1.319798599">
                <text:p>121.319798599</text:p>
              </table:table-cell>
              <table:table-cell office:value-type="float" office:value="8.2725315">
                <text:p>8.27253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1.443701859">
                <text:p>121.443701859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1.568337549">
                <text:p>121.568337549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1.690501279">
                <text:p>121.690501279</text:p>
              </table:table-cell>
              <table:table-cell office:value-type="float" office:value="8.185736">
                <text:p>8.1857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1.810193049">
                <text:p>121.81019304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1.929915333">
                <text:p>121.929915333</text:p>
              </table:table-cell>
              <table:table-cell office:value-type="float" office:value="8.352664">
                <text:p>8.3526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2.052170613">
                <text:p>122.052170613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2.178301683">
                <text:p>122.178301683</text:p>
              </table:table-cell>
              <table:table-cell office:value-type="float" office:value="7.9282603">
                <text:p>7.92826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2.304676893">
                <text:p>122.304676893</text:p>
              </table:table-cell>
              <table:table-cell office:value-type="float" office:value="7.912944">
                <text:p>7.9129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2.427862973">
                <text:p>122.427862973</text:p>
              </table:table-cell>
              <table:table-cell office:value-type="float" office:value="8.1178">
                <text:p>8.11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.547188523">
                <text:p>122.547188523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2.665415423">
                <text:p>122.665415423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2.784908823">
                <text:p>122.784908823</text:p>
              </table:table-cell>
              <table:table-cell office:value-type="float" office:value="8.368663">
                <text:p>8.368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